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DejaVu Sans Mono', monospace"/>
    <style:font-face style:name="Lohit Devanagari1" svg:font-family="'Lohit Devanagari'"/>
    <style:font-face style:name="MathJax Main" svg:font-family="'MathJax Main'"/>
    <style:font-face style:name="MathJax Math-italic" svg:font-family="'MathJax Math-italic'"/>
    <style:font-face style:name="Noto Serif" svg:font-family="'Noto Serif', 'DejaVu Serif',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3pt" officeooo:rsid="00081c24" officeooo:paragraph-rsid="00081c24" style:font-size-asian="13pt" style:font-size-complex="13pt"/>
    </style:style>
    <style:style style:name="P2" style:family="paragraph" style:parent-style-name="Standard">
      <style:paragraph-properties fo:text-align="start" style:justify-single-word="false"/>
      <style:text-properties style:font-name="Liberation Serif" fo:font-size="13pt" officeooo:rsid="00081c24" officeooo:paragraph-rsid="00081c24" style:font-size-asian="13pt" style:font-size-complex="13pt"/>
    </style:style>
    <style:style style:name="P3" style:family="paragraph" style:parent-style-name="Standard">
      <style:paragraph-properties fo:text-align="start" style:justify-single-word="false"/>
      <style:text-properties style:font-name="Liberation Serif" fo:font-size="14pt" officeooo:paragraph-rsid="00082fb0" style:font-size-asian="14pt" style:font-size-complex="14pt"/>
    </style:style>
    <style:style style:name="P4" style:family="paragraph" style:parent-style-name="Standard">
      <style:paragraph-properties fo:text-align="start" style:justify-single-word="false"/>
      <style:text-properties style:font-name="Liberation Serif" fo:font-size="14pt" officeooo:paragraph-rsid="000d6be4" style:font-size-asian="14pt" style:font-size-complex="14pt"/>
    </style:style>
    <style:style style:name="P5" style:family="paragraph" style:parent-style-name="Standard">
      <style:paragraph-properties fo:text-align="start" style:justify-single-word="false"/>
      <style:text-properties style:font-name="Liberation Serif" fo:font-size="14pt" officeooo:paragraph-rsid="0013e316" style:font-size-asian="14pt" style:font-size-complex="14pt"/>
    </style:style>
    <style:style style:name="P6" style:family="paragraph" style:parent-style-name="Standard">
      <style:paragraph-properties fo:text-align="start" style:justify-single-word="false"/>
      <style:text-properties style:font-name="Liberation Serif" fo:font-size="14pt" officeooo:paragraph-rsid="001c744e" style:font-size-asian="14pt" style:font-size-complex="14pt"/>
    </style:style>
    <style:style style:name="P7" style:family="paragraph" style:parent-style-name="Standard">
      <style:paragraph-properties fo:text-align="start" style:justify-single-word="false"/>
      <style:text-properties style:font-name="Liberation Serif" fo:font-size="14pt" officeooo:paragraph-rsid="001de9d3" style:font-size-asian="14pt" style:font-size-complex="14pt"/>
    </style:style>
    <style:style style:name="P8" style:family="paragraph" style:parent-style-name="Standard">
      <style:paragraph-properties fo:text-align="start" style:justify-single-word="false"/>
      <style:text-properties style:font-name="Liberation Serif" fo:font-size="14pt" officeooo:paragraph-rsid="002193a2" style:font-size-asian="14pt" style:font-size-complex="14pt"/>
    </style:style>
    <style:style style:name="P9" style:family="paragraph" style:parent-style-name="Standard">
      <style:paragraph-properties fo:text-align="start" style:justify-single-word="false"/>
      <style:text-properties fo:color="#092e64" style:font-name="Liberation Serif" fo:font-size="13pt" officeooo:paragraph-rsid="00082fb0" style:font-size-asian="13pt" style:font-size-complex="13pt"/>
    </style:style>
    <style:style style:name="P10" style:family="paragraph" style:parent-style-name="Standard">
      <style:paragraph-properties fo:text-align="start" style:justify-single-word="false"/>
      <style:text-properties fo:color="#092e64" style:font-name="Liberation Serif" fo:font-size="13pt" officeooo:rsid="0011ba1b" officeooo:paragraph-rsid="0011ba1b" style:font-size-asian="13pt" style:font-size-complex="13pt"/>
    </style:style>
    <style:style style:name="P11"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0d6be4" style:font-size-asian="14pt" style:font-size-complex="14pt"/>
    </style:style>
    <style:style style:name="P12"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16a386" style:font-size-asian="14pt" style:font-size-complex="14pt"/>
    </style:style>
    <style:style style:name="P1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17a147" style:font-size-asian="14pt" style:font-size-complex="14pt"/>
    </style:style>
    <style:style style:name="P14"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1a99a0" style:font-size-asian="14pt" style:font-size-complex="14pt"/>
    </style:style>
    <style:style style:name="P15"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371e5" style:font-size-asian="14pt" style:font-size-complex="14pt"/>
    </style:style>
    <style:style style:name="P16"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6a87e" style:font-size-asian="14pt" style:font-size-complex="14pt"/>
    </style:style>
    <style:style style:name="P17"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8b1c2" style:font-size-asian="14pt" style:font-size-complex="14pt"/>
    </style:style>
    <style:style style:name="P18"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90174" officeooo:paragraph-rsid="00190174" style:font-size-asian="14pt" style:font-size-complex="14pt"/>
    </style:style>
    <style:style style:name="P19"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c744e" officeooo:paragraph-rsid="001c744e" style:font-size-asian="14pt" style:font-size-complex="14pt"/>
    </style:style>
    <style:style style:name="P20"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de9d3" officeooo:paragraph-rsid="001de9d3" style:font-size-asian="14pt" style:font-size-complex="14pt"/>
    </style:style>
    <style:style style:name="P21"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1de9d3" officeooo:paragraph-rsid="002193a2" style:font-size-asian="14pt" style:font-size-complex="14pt"/>
    </style:style>
    <style:style style:name="P22"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24c2c8" officeooo:paragraph-rsid="0024c2c8" style:font-size-asian="14pt" style:font-size-complex="14pt"/>
    </style:style>
    <style:style style:name="P23"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26a87e" officeooo:paragraph-rsid="0026a87e" style:font-size-asian="14pt" style:font-size-complex="14pt"/>
    </style:style>
    <style:style style:name="P24"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282974" officeooo:paragraph-rsid="0028b1c2" style:font-size-asian="14pt" style:font-size-complex="14pt"/>
    </style:style>
    <style:style style:name="P25"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28b1c2" officeooo:paragraph-rsid="0028b1c2" style:font-size-asian="14pt" style:font-size-complex="14pt"/>
    </style:style>
    <style:style style:name="P26"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rsid="002c8848" officeooo:paragraph-rsid="002c8848" style:font-size-asian="14pt" style:font-size-complex="14pt"/>
    </style:style>
    <style:style style:name="P27" style:family="paragraph" style:parent-style-name="Standard">
      <style:paragraph-properties fo:text-align="start" style:justify-single-word="false"/>
      <style:text-properties fo:font-variant="normal" fo:text-transform="none" style:font-name="Liberation Serif" fo:font-size="14pt" fo:letter-spacing="normal" fo:font-style="normal" fo:font-weight="normal" officeooo:paragraph-rsid="002f8003"/>
    </style:style>
    <style:style style:name="P2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f92af" officeooo:paragraph-rsid="002193a2" style:font-size-asian="14pt" style:font-size-complex="14pt"/>
    </style:style>
    <style:style style:name="P2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paragraph-rsid="002193a2" style:font-size-asian="14pt" style:font-size-complex="14pt"/>
    </style:style>
    <style:style style:name="P30" style:family="paragraph" style:parent-style-name="Standard">
      <style:paragraph-properties fo:text-align="start" style:justify-single-word="false"/>
      <style:text-properties fo:font-variant="normal" fo:text-transform="none" style:font-name="Noto Serif" fo:font-size="12.75pt" fo:letter-spacing="normal" fo:font-style="normal" fo:font-weight="normal" officeooo:paragraph-rsid="002c8848"/>
    </style:style>
    <style:style style:name="P31" style:family="paragraph" style:parent-style-name="Standard">
      <style:paragraph-properties fo:text-align="start" style:justify-single-word="false"/>
      <style:text-properties fo:font-variant="normal" fo:text-transform="none" style:font-name="Noto Serif" fo:font-size="12.75pt" fo:letter-spacing="normal" fo:font-style="normal" fo:font-weight="normal" officeooo:paragraph-rsid="002f8003"/>
    </style:style>
    <style:style style:name="P32" style:family="paragraph" style:parent-style-name="Standard">
      <style:paragraph-properties fo:text-align="start" style:justify-single-word="false"/>
      <style:text-properties style:use-window-font-color="true" style:font-name="Liberation Serif" fo:font-size="14pt" officeooo:paragraph-rsid="0011ba1b" style:font-size-asian="14pt" style:font-size-complex="14pt"/>
    </style:style>
    <style:style style:name="P33" style:family="paragraph" style:parent-style-name="Standard">
      <style:paragraph-properties fo:text-align="start" style:justify-single-word="false"/>
      <style:text-properties style:use-window-font-color="true" style:font-name="Liberation Serif" fo:font-size="13pt" officeooo:rsid="0013e316" officeooo:paragraph-rsid="0013e316" style:font-size-asian="13pt" style:font-size-complex="13pt"/>
    </style:style>
    <style:style style:name="P34" style:family="paragraph" style:parent-style-name="Standard">
      <style:paragraph-properties fo:text-align="start" style:justify-single-word="false"/>
      <style:text-properties officeooo:paragraph-rsid="0016a386"/>
    </style:style>
    <style:style style:name="P35" style:family="paragraph" style:parent-style-name="Standard">
      <style:paragraph-properties fo:text-align="start" style:justify-single-word="false"/>
      <style:text-properties officeooo:paragraph-rsid="0017a147"/>
    </style:style>
    <style:style style:name="P36" style:family="paragraph" style:parent-style-name="Standard">
      <style:paragraph-properties fo:text-align="start" style:justify-single-word="false"/>
      <style:text-properties officeooo:paragraph-rsid="00190174"/>
    </style:style>
    <style:style style:name="P37" style:family="paragraph" style:parent-style-name="Standard">
      <style:paragraph-properties fo:text-align="start" style:justify-single-word="false"/>
      <style:text-properties officeooo:paragraph-rsid="001a99a0"/>
    </style:style>
    <style:style style:name="P38" style:family="paragraph" style:parent-style-name="Standard">
      <style:paragraph-properties fo:text-align="start" style:justify-single-word="false"/>
      <style:text-properties officeooo:paragraph-rsid="0028b1c2"/>
    </style:style>
    <style:style style:name="P39" style:family="paragraph" style:parent-style-name="Standard">
      <style:paragraph-properties fo:text-align="start" style:justify-single-word="false"/>
      <style:text-properties officeooo:paragraph-rsid="002c8848"/>
    </style:style>
    <style:style style:name="P40" style:family="paragraph" style:parent-style-name="Preformatted_20_Text">
      <style:paragraph-properties fo:text-align="start" style:justify-single-word="false"/>
      <style:text-properties style:font-name="Liberation Serif" fo:font-size="13pt" officeooo:paragraph-rsid="00082fb0" style:font-size-asian="13pt" style:font-size-complex="13pt"/>
    </style:style>
    <style:style style:name="P41" style:family="paragraph" style:parent-style-name="Preformatted_20_Text">
      <style:paragraph-properties fo:text-align="start" style:justify-single-word="false"/>
      <style:text-properties style:font-name="Liberation Serif" fo:font-size="13pt" officeooo:paragraph-rsid="000af744"/>
    </style:style>
    <style:style style:name="P42" style:family="paragraph" style:parent-style-name="Preformatted_20_Text">
      <style:paragraph-properties fo:text-align="start" style:justify-single-word="false"/>
      <style:text-properties style:font-name="Liberation Serif" fo:font-size="14pt" officeooo:rsid="001c744e" officeooo:paragraph-rsid="001c744e" style:font-size-asian="14pt" style:font-size-complex="14pt"/>
    </style:style>
    <style:style style:name="P43" style:family="paragraph" style:parent-style-name="Preformatted_20_Text">
      <style:paragraph-properties fo:text-align="start" style:justify-single-word="false"/>
      <style:text-properties style:font-name="Liberation Serif" fo:font-size="14pt" officeooo:paragraph-rsid="001de9d3" style:font-size-asian="14pt" style:font-size-complex="14pt"/>
    </style:style>
    <style:style style:name="P44" style:family="paragraph" style:parent-style-name="Preformatted_20_Text">
      <style:paragraph-properties fo:text-align="start" style:justify-single-word="false"/>
      <style:text-properties style:font-name="Liberation Serif" fo:font-size="14pt" officeooo:paragraph-rsid="002193a2" style:font-size-asian="14pt" style:font-size-complex="14pt"/>
    </style:style>
    <style:style style:name="P45" style:family="paragraph" style:parent-style-name="Preformatted_20_Text">
      <style:paragraph-properties fo:text-align="start" style:justify-single-word="false"/>
      <style:text-properties fo:font-variant="normal" fo:text-transform="none" fo:color="#092e64" style:font-name="Noto Serif" fo:font-size="12.75pt" fo:letter-spacing="normal" fo:font-style="normal" fo:font-weight="normal" officeooo:rsid="000af744" officeooo:paragraph-rsid="000af744" style:font-size-asian="13pt" style:font-size-complex="13pt"/>
    </style:style>
    <style:style style:name="P46" style:family="paragraph" style:parent-style-name="Preformatted_20_Text">
      <style:paragraph-properties fo:text-align="start" style:justify-single-word="false"/>
      <style:text-properties fo:font-variant="normal" fo:text-transform="none" fo:color="#092e64" style:font-name="Liberation Serif" fo:font-size="14pt" fo:letter-spacing="normal" fo:font-style="normal" fo:font-weight="normal" officeooo:rsid="000af744" officeooo:paragraph-rsid="000af744" style:font-size-asian="14pt" style:font-size-complex="14pt"/>
    </style:style>
    <style:style style:name="P47" style:family="paragraph" style:parent-style-name="Preformatted_20_Text">
      <style:paragraph-properties fo:text-align="start" style:justify-single-word="false"/>
      <style:text-properties fo:font-variant="normal" fo:text-transform="none" style:use-window-font-color="true" style:font-name="Noto Serif" fo:font-size="12.75pt" fo:letter-spacing="normal" fo:font-style="normal" fo:font-weight="normal" officeooo:rsid="000af744" officeooo:paragraph-rsid="000af744" style:font-size-asian="13pt" style:font-size-complex="13pt"/>
    </style:style>
    <style:style style:name="P48" style:family="paragraph" style:parent-style-name="Preformatted_20_Text">
      <style:paragraph-properties fo:text-align="start" style:justify-single-word="false"/>
      <style:text-properties fo:font-variant="normal" fo:text-transform="none" style:font-name="Liberation Serif" fo:font-size="14pt" fo:letter-spacing="normal" fo:font-style="normal" fo:font-weight="normal" officeooo:paragraph-rsid="001de9d3" style:font-size-asian="14pt" style:font-size-complex="14pt"/>
    </style:style>
    <style:style style:name="P49" style:family="paragraph" style:parent-style-name="Preformatted_20_Text">
      <style:paragraph-properties fo:text-align="start" style:justify-single-word="false"/>
      <style:text-properties fo:font-variant="normal" fo:text-transform="none" style:font-name="Liberation Serif" fo:font-size="14pt" fo:letter-spacing="normal" fo:font-style="normal" fo:font-weight="normal" officeooo:rsid="0026a87e" officeooo:paragraph-rsid="0026a87e" style:font-size-asian="14pt" style:font-size-complex="14pt"/>
    </style:style>
    <style:style style:name="P50" style:family="paragraph" style:parent-style-name="Preformatted_20_Text">
      <style:paragraph-properties fo:text-align="start" style:justify-single-word="false"/>
      <style:text-properties fo:font-variant="normal" fo:text-transform="none" style:font-name="Liberation Serif" fo:font-size="14pt" fo:letter-spacing="normal" fo:font-style="normal" fo:font-weight="normal" officeooo:paragraph-rsid="002f8003"/>
    </style:style>
    <style:style style:name="P51" style:family="paragraph" style:parent-style-name="Preformatted_20_Text">
      <style:paragraph-properties fo:text-align="start" style:justify-single-word="false"/>
      <style:text-properties fo:font-variant="normal" fo:text-transform="none" fo:color="#008000" style:font-name="Liberation Mono" fo:font-size="10pt" fo:letter-spacing="normal" fo:font-style="normal" fo:font-weight="normal" officeooo:paragraph-rsid="0017a147" style:font-size-asian="10pt" style:font-size-complex="10pt"/>
    </style:style>
    <style:style style:name="P52" style:family="paragraph" style:parent-style-name="Preformatted_20_Text">
      <style:paragraph-properties fo:text-align="start" style:justify-single-word="false"/>
      <style:text-properties fo:font-variant="normal" fo:text-transform="none" fo:color="#808000" style:font-name="Liberation Serif" fo:font-size="14pt" fo:letter-spacing="normal" fo:font-style="normal" fo:font-weight="normal" officeooo:rsid="001c744e" officeooo:paragraph-rsid="001c744e" style:font-size-asian="14pt" style:font-size-complex="14pt"/>
    </style:style>
    <style:style style:name="P53" style:family="paragraph" style:parent-style-name="Preformatted_20_Text">
      <style:paragraph-properties fo:text-align="start" style:justify-single-word="false"/>
      <style:text-properties fo:font-variant="normal" fo:text-transform="none" style:font-name="Noto Serif" fo:font-size="12.75pt" fo:letter-spacing="normal" fo:font-style="normal" fo:font-weight="normal" officeooo:paragraph-rsid="002f8003"/>
    </style:style>
    <style:style style:name="P54" style:family="paragraph" style:parent-style-name="Preformatted_20_Text">
      <style:paragraph-properties fo:text-align="start" style:justify-single-word="false"/>
      <style:text-properties fo:color="#092e64" style:font-name="Liberation Serif" fo:font-size="13pt" officeooo:paragraph-rsid="00082fb0" style:font-size-asian="13pt" style:font-size-complex="13pt"/>
    </style:style>
    <style:style style:name="P55" style:family="paragraph" style:parent-style-name="Preformatted_20_Text">
      <style:paragraph-properties fo:text-align="start" style:justify-single-word="false"/>
      <style:text-properties fo:color="#092e64" style:font-name="Liberation Serif" fo:font-size="13pt" officeooo:rsid="0011ba1b" officeooo:paragraph-rsid="0011ba1b" style:font-size-asian="13pt" style:font-size-complex="13pt"/>
    </style:style>
    <style:style style:name="P56" style:family="paragraph" style:parent-style-name="Preformatted_20_Text">
      <style:paragraph-properties fo:text-align="start" style:justify-single-word="false"/>
      <style:text-properties style:use-window-font-color="true" style:font-name="Liberation Serif" fo:font-size="14pt" officeooo:paragraph-rsid="000af744" style:font-size-asian="14pt" style:font-size-complex="14pt"/>
    </style:style>
    <style:style style:name="P57" style:family="paragraph" style:parent-style-name="Preformatted_20_Text">
      <style:paragraph-properties fo:text-align="start" style:justify-single-word="false"/>
      <style:text-properties style:use-window-font-color="true" style:font-name="Liberation Serif" fo:font-size="13pt" officeooo:rsid="0013e316" officeooo:paragraph-rsid="0013e316" style:font-size-asian="13pt" style:font-size-complex="13pt"/>
    </style:style>
    <style:style style:name="P58" style:family="paragraph" style:parent-style-name="Preformatted_20_Text">
      <style:paragraph-properties fo:text-align="start" style:justify-single-word="false"/>
      <style:text-properties officeooo:paragraph-rsid="0016a386"/>
    </style:style>
    <style:style style:name="P59" style:family="paragraph" style:parent-style-name="Preformatted_20_Text">
      <style:paragraph-properties fo:text-align="start" style:justify-single-word="false"/>
      <style:text-properties officeooo:paragraph-rsid="00190174"/>
    </style:style>
    <style:style style:name="P60" style:family="paragraph" style:parent-style-name="Preformatted_20_Text">
      <style:paragraph-properties fo:text-align="start" style:justify-single-word="false"/>
      <style:text-properties officeooo:paragraph-rsid="0024c2c8"/>
    </style:style>
    <style:style style:name="P61" style:family="paragraph" style:parent-style-name="Preformatted_20_Text">
      <style:paragraph-properties fo:text-align="start" style:justify-single-word="false"/>
      <style:text-properties officeooo:paragraph-rsid="00262d3a"/>
    </style:style>
    <style:style style:name="P62" style:family="paragraph" style:parent-style-name="Preformatted_20_Text">
      <style:paragraph-properties fo:text-align="start" style:justify-single-word="false"/>
      <style:text-properties style:font-name="Liberation Mono" fo:font-size="10pt" officeooo:paragraph-rsid="0017a147" style:font-size-asian="10pt" style:font-size-complex="10pt"/>
    </style:style>
    <style:style style:name="P63" style:family="paragraph" style:parent-style-name="Preformatted_20_Text">
      <style:paragraph-properties fo:margin-left="0cm" fo:margin-right="0cm" fo:margin-top="0cm" fo:margin-bottom="0cm" loext:contextual-spacing="false" fo:text-indent="0cm" style:auto-text-indent="false"/>
    </style:style>
    <style:style style:name="P64"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65" style:family="paragraph" style:parent-style-name="Preformatted_20_Text">
      <style:paragraph-properties fo:margin-left="0cm" fo:margin-right="0cm" fo:margin-top="0cm" fo:margin-bottom="0cm" loext:contextual-spacing="false" fo:text-indent="0cm" style:auto-text-indent="false"/>
      <style:text-properties fo:color="#008000"/>
    </style:style>
    <style:style style:name="P66" style:family="paragraph" style:parent-style-name="Preformatted_20_Text">
      <style:paragraph-properties fo:margin-left="0cm" fo:margin-right="0cm" fo:margin-top="0cm" fo:margin-bottom="0cm" loext:contextual-spacing="false" fo:text-indent="0cm" style:auto-text-indent="false"/>
      <style:text-properties fo:color="#008000" officeooo:rsid="002c8848" officeooo:paragraph-rsid="002c8848"/>
    </style:style>
    <style:style style:name="P67" style:family="paragraph" style:parent-style-name="Preformatted_20_Text">
      <style:paragraph-properties fo:margin-left="0cm" fo:margin-right="0cm" fo:margin-top="0cm" fo:margin-bottom="0cm" loext:contextual-spacing="false" fo:text-indent="0cm" style:auto-text-indent="false"/>
      <style:text-properties officeooo:paragraph-rsid="002c8848"/>
    </style:style>
    <style:style style:name="P6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style:font-name="Liberation Serif" fo:font-size="14pt" style:font-size-asian="14pt" style:font-size-complex="14pt" loext:padding="0cm" loext:border="none"/>
    </style:style>
    <style:style style:name="P69" style:family="paragraph" style:parent-style-name="Preformatted_20_Text">
      <style:paragraph-properties fo:margin-left="0cm" fo:margin-right="0cm" fo:margin-top="0cm" fo:margin-bottom="0.499cm" loext:contextual-spacing="false" fo:text-indent="0cm" style:auto-text-indent="false"/>
    </style:style>
    <style:style style:name="P70" style:family="paragraph" style:parent-style-name="Preformatted_20_Text">
      <style:paragraph-properties fo:margin-left="0cm" fo:margin-right="0cm" fo:margin-top="0cm" fo:margin-bottom="0.499cm" loext:contextual-spacing="false" fo:text-indent="0cm" style:auto-text-indent="false"/>
      <style:text-properties fo:color="#00a65d"/>
    </style:style>
    <style:style style:name="P71" style:family="paragraph" style:parent-style-name="Preformatted_20_Text">
      <loext:graphic-properties draw:fill="solid" draw:fill-color="#f8f8f8" draw:opacity="100%"/>
      <style:paragraph-properties fo:margin-top="0cm" fo:margin-bottom="0cm" loext:contextual-spacing="false" fo:line-height="145%" fo:text-align="start" style:justify-single-word="false" fo:orphans="2" fo:widows="2" fo:background-color="#f8f8f8"/>
    </style:style>
    <style:style style:name="P72" style:family="paragraph" style:parent-style-name="Standard" style:list-style-name="L2">
      <style:paragraph-properties fo:text-align="start" style:justify-single-word="false"/>
      <style:text-properties officeooo:rsid="0028b1c2" officeooo:paragraph-rsid="0028b1c2"/>
    </style:style>
    <style:style style:name="P73" style:family="paragraph" style:parent-style-name="Standard" style:list-style-name="L2">
      <style:paragraph-properties fo:text-align="start" style:justify-single-word="false"/>
      <style:text-properties fo:font-variant="normal" fo:text-transform="none" style:font-name="Liberation Serif" fo:font-size="14pt" fo:letter-spacing="normal" fo:font-style="normal" fo:font-weight="normal" officeooo:rsid="00282974" officeooo:paragraph-rsid="0028b1c2" style:font-size-asian="14pt" style:font-size-complex="14pt"/>
    </style:style>
    <style:style style:name="P74" style:family="paragraph" style:parent-style-name="Standard" style:list-style-name="L2">
      <style:paragraph-properties fo:text-align="start" style:justify-single-word="false"/>
      <style:text-properties fo:font-variant="normal" fo:text-transform="none" style:font-name="Liberation Serif" fo:font-size="14pt" fo:letter-spacing="normal" fo:font-style="normal" fo:font-weight="normal" officeooo:rsid="0028b1c2" officeooo:paragraph-rsid="0028b1c2" style:font-size-asian="14pt" style:font-size-complex="14pt"/>
    </style:style>
    <style:style style:name="P75" style:family="paragraph" style:parent-style-name="Standard">
      <style:paragraph-properties fo:text-align="start" style:justify-single-word="false"/>
      <style:text-properties fo:font-variant="normal" fo:text-transform="none" style:font-name="Noto Serif" fo:font-size="12.75pt" fo:letter-spacing="normal" fo:font-style="normal" fo:font-weight="normal" officeooo:paragraph-rsid="002f8003"/>
    </style:style>
    <style:style style:name="P76" style:family="paragraph" style:parent-style-name="Text_20_body" style:list-style-name="L1">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style:font-name="Liberation Serif" fo:font-size="14pt" fo:letter-spacing="normal" fo:font-style="normal" fo:font-weight="normal" style:font-size-asian="14pt" style:font-size-complex="14pt" loext:padding="0cm" loext:border="none"/>
    </style:style>
    <style:style style:name="P77" style:family="paragraph" style:parent-style-name="Preformatted_20_Text" style:list-style-name="L2">
      <style:paragraph-properties fo:text-align="start" style:justify-single-word="false"/>
      <style:text-properties officeooo:rsid="0028b1c2" officeooo:paragraph-rsid="0028b1c2"/>
    </style:style>
    <style:style style:name="P78" style:family="paragraph" style:parent-style-name="Preformatted_20_Text">
      <style:paragraph-properties fo:text-align="start" style:justify-single-word="false"/>
      <style:text-properties officeooo:paragraph-rsid="0016a386"/>
    </style:style>
    <style:style style:name="P79" style:family="paragraph" style:parent-style-name="Preformatted_20_Text">
      <loext:graphic-properties draw:fill="solid" draw:fill-color="#f8f8f8" draw:opacity="100%"/>
      <style:paragraph-properties fo:margin-top="0cm" fo:margin-bottom="0cm" loext:contextual-spacing="false" fo:line-height="145%" fo:text-align="start" style:justify-single-word="false" fo:orphans="2" fo:widows="2" fo:background-color="#f8f8f8"/>
    </style:style>
    <style:style style:name="T1" style:family="text">
      <style:text-properties officeooo:rsid="00081c24"/>
    </style:style>
    <style:style style:name="T2" style:family="text">
      <style:text-properties officeooo:rsid="00082fb0"/>
    </style:style>
    <style:style style:name="T3" style:family="text">
      <style:text-properties fo:font-variant="normal" fo:text-transform="none" fo:color="#000080" style:font-name="Noto Serif" fo:font-size="12.75pt" fo:letter-spacing="normal" fo:font-style="normal" fo:font-weight="normal" officeooo:rsid="000af744" style:font-size-asian="13pt" style:font-size-complex="13pt"/>
    </style:style>
    <style:style style:name="T4" style:family="text">
      <style:text-properties fo:font-variant="normal" fo:text-transform="none" fo:color="#000080" fo:letter-spacing="normal" fo:font-style="normal" fo:font-weight="normal"/>
    </style:style>
    <style:style style:name="T5" style:family="text">
      <style:text-properties fo:font-variant="normal" fo:text-transform="none" fo:color="#000080" style:font-name="Liberation Serif" fo:font-size="14pt" fo:letter-spacing="normal" fo:font-style="normal" fo:font-weight="normal" style:font-size-asian="14pt" style:font-size-complex="14pt"/>
    </style:style>
    <style:style style:name="T6" style:family="text">
      <style:text-properties fo:font-variant="normal" fo:text-transform="none" fo:color="#000080" style:font-name="Liberation Serif" fo:font-size="14pt" fo:letter-spacing="normal" fo:font-style="normal" fo:font-weight="normal" officeooo:rsid="0024c2c8" style:font-size-asian="14pt" style:font-size-complex="14pt"/>
    </style:style>
    <style:style style:name="T7" style:family="text">
      <style:text-properties fo:font-variant="normal" fo:text-transform="none" fo:color="#c0c0c0" style:font-name="Noto Serif" fo:font-size="12.75pt" fo:letter-spacing="normal" fo:font-style="normal" fo:font-weight="normal" officeooo:rsid="000af744" style:font-size-asian="13pt" style:font-size-complex="13pt"/>
    </style:style>
    <style:style style:name="T8" style:family="text">
      <style:text-properties fo:font-variant="normal" fo:text-transform="none" fo:color="#c0c0c0" style:font-name="Liberation Serif" fo:font-size="14pt" fo:letter-spacing="normal" fo:font-style="normal" fo:font-weight="normal" style:font-size-asian="14pt" style:font-size-complex="14pt"/>
    </style:style>
    <style:style style:name="T9" style:family="text">
      <style:text-properties fo:font-variant="normal" fo:text-transform="none" fo:color="#c0c0c0" style:font-name="Liberation Serif" fo:font-size="14pt" fo:letter-spacing="normal" fo:font-style="normal" fo:font-weight="normal" officeooo:rsid="00190174" style:font-size-asian="14pt" style:font-size-complex="14pt"/>
    </style:style>
    <style:style style:name="T10" style:family="text">
      <style:text-properties fo:font-variant="normal" fo:text-transform="none" fo:color="#c0c0c0" style:font-name="Liberation Serif" fo:font-size="14pt" fo:letter-spacing="normal" fo:font-style="normal" fo:font-weight="normal" officeooo:rsid="0024c2c8" style:font-size-asian="14pt" style:font-size-complex="14pt"/>
    </style:style>
    <style:style style:name="T11" style:family="text">
      <style:text-properties fo:font-variant="normal" fo:text-transform="none" fo:color="#c0c0c0" fo:letter-spacing="normal" fo:font-style="normal" fo:font-weight="normal"/>
    </style:style>
    <style:style style:name="T12" style:family="text">
      <style:text-properties fo:font-variant="normal" fo:text-transform="none" fo:color="#008000" style:font-name="Noto Serif" fo:font-size="12.75pt" fo:letter-spacing="normal" fo:font-style="normal" fo:font-weight="normal" officeooo:rsid="000af744" style:font-size-asian="13pt" style:font-size-complex="13pt"/>
    </style:style>
    <style:style style:name="T13" style:family="text">
      <style:text-properties fo:font-variant="normal" fo:text-transform="none" fo:color="#008000" fo:letter-spacing="normal" fo:font-style="normal" fo:font-weight="normal"/>
    </style:style>
    <style:style style:name="T14" style:family="text">
      <style:text-properties fo:font-variant="normal" fo:text-transform="none" fo:color="#008000" style:font-name="Liberation Serif" fo:font-size="14pt" fo:letter-spacing="normal" fo:font-style="normal" fo:font-weight="normal" style:font-size-asian="14pt" style:font-size-complex="14pt"/>
    </style:style>
    <style:style style:name="T15" style:family="text">
      <style:text-properties fo:font-variant="normal" fo:text-transform="none" fo:color="#008000" style:font-name="Liberation Serif" fo:font-size="14pt" fo:letter-spacing="normal" fo:font-style="normal" fo:font-weight="normal" officeooo:rsid="0024c2c8" style:font-size-asian="14pt" style:font-size-complex="14pt"/>
    </style:style>
    <style:style style:name="T16" style:family="text">
      <style:text-properties fo:font-variant="normal" fo:text-transform="none" fo:color="#092e64" style:font-name="Noto Serif" fo:font-size="12.75pt" fo:letter-spacing="normal" fo:font-style="normal" fo:font-weight="normal" officeooo:rsid="000af744" style:font-size-asian="13pt" style:font-size-complex="13pt"/>
    </style:style>
    <style:style style:name="T17" style:family="text">
      <style:text-properties fo:font-variant="normal" fo:text-transform="none" fo:color="#092e64" fo:letter-spacing="normal" fo:font-style="normal" fo:font-weight="normal"/>
    </style:style>
    <style:style style:name="T18" style:family="text">
      <style:text-properties fo:font-variant="normal" fo:text-transform="none" fo:letter-spacing="normal" fo:font-style="normal" fo:font-weight="normal"/>
    </style:style>
    <style:style style:name="T19" style:family="text">
      <style:text-properties fo:font-variant="normal" fo:text-transform="none" fo:letter-spacing="normal" fo:font-style="normal" fo:font-weight="normal" officeooo:rsid="00082fb0"/>
    </style:style>
    <style:style style:name="T20" style:family="text">
      <style:text-properties fo:font-variant="normal" fo:text-transform="none" fo:letter-spacing="normal" fo:font-style="normal" fo:font-weight="normal" officeooo:rsid="001c744e"/>
    </style:style>
    <style:style style:name="T21" style:family="text">
      <style:text-properties fo:font-variant="normal" fo:text-transform="none" fo:letter-spacing="normal" fo:font-style="normal" fo:font-weight="normal" officeooo:rsid="001de9d3"/>
    </style:style>
    <style:style style:name="T22" style:family="text">
      <style:text-properties fo:font-variant="normal" fo:text-transform="none" fo:letter-spacing="normal" fo:font-style="normal" fo:font-weight="normal" officeooo:rsid="001f92af"/>
    </style:style>
    <style:style style:name="T23" style:family="text">
      <style:text-properties fo:font-variant="normal" fo:text-transform="none" fo:font-style="normal" fo:font-weight="normal"/>
    </style:style>
    <style:style style:name="T24" style:family="text">
      <style:text-properties fo:font-variant="normal" fo:text-transform="none" style:font-name="Droid Sans Mono" fo:font-size="12pt" fo:letter-spacing="normal" fo:font-style="normal" fo:font-weight="normal" fo:background-color="#f8f8f8" loext:char-shading-value="0"/>
    </style:style>
    <style:style style:name="T25" style:family="text">
      <style:text-properties fo:font-variant="normal" fo:text-transform="none" style:font-name="Droid Sans Mono" fo:font-size="12pt" fo:letter-spacing="normal" fo:font-style="normal" fo:font-weight="normal" fo:background-color="#f8f8f8" loext:char-shading-value="0" style:font-size-asian="14pt" style:font-size-complex="14pt"/>
    </style:style>
    <style:style style:name="T26" style:family="text">
      <style:text-properties fo:font-variant="normal" fo:text-transform="none" style:font-name="Droid Sans Mono" fo:font-size="12pt" fo:letter-spacing="normal" fo:font-style="normal" fo:font-weight="normal" officeooo:rsid="0017a147" fo:background-color="#f8f8f8" loext:char-shading-value="0" style:font-size-asian="14pt" style:font-size-complex="14pt"/>
    </style:style>
    <style:style style:name="T27" style:family="text">
      <style:text-properties fo:font-variant="normal" fo:text-transform="none" style:font-name="Droid Sans Mono" fo:font-size="12pt" fo:letter-spacing="normal" fo:font-style="normal" fo:font-weight="normal" officeooo:rsid="0034121c" fo:background-color="#f8f8f8" loext:char-shading-value="0" style:font-size-asian="14pt" style:font-size-complex="14pt"/>
    </style:style>
    <style:style style:name="T28" style:family="text">
      <style:text-properties fo:font-variant="normal" fo:text-transform="none" style:font-name="Droid Sans Mono" fo:font-size="12pt" fo:letter-spacing="normal" fo:font-style="normal" fo:font-weight="normal" officeooo:rsid="0017a147" fo:background-color="#f8f8f8" loext:char-shading-value="0"/>
    </style:style>
    <style:style style:name="T29" style:family="text">
      <style:text-properties fo:font-variant="normal" fo:text-transform="none" style:font-name="Droid Sans Mono" fo:font-size="12pt" fo:letter-spacing="normal" fo:font-style="normal" fo:font-weight="normal" officeooo:rsid="001de9d3" fo:background-color="#f8f8f8" loext:char-shading-value="0"/>
    </style:style>
    <style:style style:name="T30" style:family="text">
      <style:text-properties fo:font-variant="normal" fo:text-transform="none" style:font-name="Liberation Serif" fo:font-size="14pt" fo:letter-spacing="normal" fo:font-style="normal" fo:font-weight="normal" style:font-size-asian="14pt" style:font-size-complex="14pt"/>
    </style:style>
    <style:style style:name="T31" style:family="text">
      <style:text-properties fo:font-variant="normal" fo:text-transform="none" style:font-name="Liberation Serif" fo:font-size="14pt" fo:letter-spacing="normal" fo:font-style="normal" fo:font-weight="normal" officeooo:rsid="0017a147" style:font-size-asian="14pt" style:font-size-complex="14pt"/>
    </style:style>
    <style:style style:name="T32" style:family="text">
      <style:text-properties fo:font-variant="normal" fo:text-transform="none" style:font-name="Liberation Serif" fo:font-size="14pt" fo:letter-spacing="normal" fo:font-style="normal" fo:font-weight="normal" officeooo:rsid="00190174" style:font-size-asian="14pt" style:font-size-complex="14pt"/>
    </style:style>
    <style:style style:name="T33" style:family="text">
      <style:text-properties fo:font-variant="normal" fo:text-transform="none" style:font-name="Liberation Serif" fo:font-size="14pt" fo:letter-spacing="normal" fo:font-style="normal" fo:font-weight="normal" officeooo:rsid="001a99a0" style:font-size-asian="14pt" style:font-size-complex="14pt"/>
    </style:style>
    <style:style style:name="T34" style:family="text">
      <style:text-properties fo:font-variant="normal" fo:text-transform="none" style:font-name="Liberation Serif" fo:font-size="14pt" fo:letter-spacing="normal" fo:font-style="normal" fo:font-weight="normal" officeooo:rsid="0024c2c8" style:font-size-asian="14pt" style:font-size-complex="14pt"/>
    </style:style>
    <style:style style:name="T35" style:family="text">
      <style:text-properties fo:font-variant="normal" fo:text-transform="none" style:font-name="Liberation Serif" fo:font-size="14pt" fo:letter-spacing="normal" fo:font-style="normal" fo:font-weight="normal" officeooo:rsid="00282974" style:font-size-asian="14pt" style:font-size-complex="14pt"/>
    </style:style>
    <style:style style:name="T36" style:family="text">
      <style:text-properties fo:font-variant="normal" fo:text-transform="none" style:font-name="Liberation Serif" fo:font-size="14pt" fo:letter-spacing="normal" fo:font-style="normal" fo:font-weight="normal" officeooo:rsid="0026ccd1" style:font-size-asian="14pt" style:font-size-complex="14pt"/>
    </style:style>
    <style:style style:name="T37" style:family="text">
      <style:text-properties fo:font-variant="normal" fo:text-transform="none" style:font-name="Liberation Serif" fo:font-size="14pt" fo:letter-spacing="normal" fo:font-style="normal" fo:font-weight="normal" officeooo:rsid="0028b1c2" style:font-size-asian="14pt" style:font-size-complex="14pt"/>
    </style:style>
    <style:style style:name="T38" style:family="text">
      <style:text-properties fo:font-variant="normal" fo:text-transform="none" style:font-name="Liberation Serif" fo:font-size="14pt" fo:letter-spacing="normal" fo:font-style="normal" fo:font-weight="normal" officeooo:rsid="002c8848" style:font-size-asian="14pt" style:font-size-complex="14pt"/>
    </style:style>
    <style:style style:name="T39" style:family="text">
      <style:text-properties fo:font-variant="normal" fo:text-transform="none" style:font-name="Liberation Serif" fo:font-size="14pt" fo:letter-spacing="normal" fo:font-style="normal" fo:font-weight="normal" fo:background-color="#f7f7f8" loext:char-shading-value="0" style:font-size-asian="14pt" style:font-size-complex="14pt"/>
    </style:style>
    <style:style style:name="T40" style:family="text">
      <style:text-properties fo:font-variant="normal" fo:text-transform="none" fo:color="#666666" style:font-name="Droid Sans Mono" fo:font-size="12pt" fo:letter-spacing="normal" fo:font-style="normal" fo:font-weight="normal" fo:background-color="#f8f8f8" loext:char-shading-value="0"/>
    </style:style>
    <style:style style:name="T41" style:family="text">
      <style:text-properties fo:font-variant="normal" fo:text-transform="none" fo:color="#666666" style:font-name="Droid Sans Mono" fo:font-size="12pt" fo:letter-spacing="normal" fo:font-style="normal" fo:font-weight="normal" fo:background-color="#f8f8f8" loext:char-shading-value="0" style:font-size-asian="14pt" style:font-size-complex="14pt"/>
    </style:style>
    <style:style style:name="T42" style:family="text">
      <style:text-properties fo:font-variant="normal" fo:text-transform="none" fo:color="#666666" style:font-name="Droid Sans Mono" fo:font-size="12pt" fo:letter-spacing="normal" fo:font-style="normal" fo:font-weight="normal" officeooo:rsid="001de9d3" fo:background-color="#f8f8f8" loext:char-shading-value="0"/>
    </style:style>
    <style:style style:name="T43" style:family="text">
      <style:text-properties fo:font-variant="normal" fo:text-transform="none" fo:color="#808000" style:font-name="Liberation Serif" fo:font-size="14pt" fo:letter-spacing="normal" fo:font-style="normal" fo:font-weight="normal" officeooo:rsid="00190174" style:font-size-asian="14pt" style:font-size-complex="14pt"/>
    </style:style>
    <style:style style:name="T44" style:family="text">
      <style:text-properties fo:font-variant="normal" fo:text-transform="none" fo:color="#808000" fo:letter-spacing="normal" fo:font-style="normal" fo:font-weight="normal"/>
    </style:style>
    <style:style style:name="T45" style:family="text">
      <style:text-properties fo:font-variant="normal" fo:text-transform="none" fo:color="#00677c" style:font-name="Liberation Serif" fo:font-size="14pt" fo:letter-spacing="normal" fo:font-style="normal" fo:font-weight="bold" officeooo:rsid="00190174" style:font-size-asian="14pt" style:font-size-complex="14pt"/>
    </style:style>
    <style:style style:name="T46" style:family="text">
      <style:text-properties fo:font-variant="normal" fo:text-transform="none" fo:color="#00677c" fo:letter-spacing="normal" fo:font-style="normal" fo:font-weight="bold"/>
    </style:style>
    <style:style style:name="T47" style:family="text">
      <style:text-properties fo:font-variant="normal" fo:text-transform="none" fo:color="#b00040" style:font-name="Droid Sans Mono" fo:font-size="12pt" fo:letter-spacing="normal" fo:font-style="normal" fo:font-weight="normal" fo:background-color="#f8f8f8" loext:char-shading-value="0"/>
    </style:style>
    <style:style style:name="T48" style:family="text">
      <style:text-properties fo:font-variant="normal" fo:text-transform="none" fo:color="#b00040" style:font-name="Droid Sans Mono" fo:font-size="12pt" fo:letter-spacing="normal" fo:font-style="normal" fo:font-weight="normal" officeooo:rsid="001de9d3" fo:background-color="#f8f8f8" loext:char-shading-value="0"/>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officeooo:rsid="001f92af"/>
    </style:style>
    <style:style style:name="T51" style:family="text">
      <style:text-properties fo:font-variant="normal" fo:text-transform="none" style:font-name="Noto Serif" fo:font-size="12.75pt" fo:letter-spacing="normal" fo:font-style="normal" fo:font-weight="normal"/>
    </style:style>
    <style:style style:name="T52" style:family="text">
      <style:text-properties fo:font-variant="normal" fo:text-transform="none" style:text-line-through-style="none" style:text-line-through-type="none" style:font-name="MathJax Math-italic" fo:font-size="15.75pt" fo:letter-spacing="normal" fo:font-style="normal" style:text-underline-style="none" fo:font-weight="normal" style:text-blinking="false" loext:padding="0cm" loext:border="none"/>
    </style:style>
    <style:style style:name="T53" style:family="text">
      <style:text-properties fo:font-variant="normal" fo:text-transform="none" style:text-line-through-style="none" style:text-line-through-type="none" style:font-name="MathJax Main" fo:font-size="15.75pt" fo:letter-spacing="normal" fo:font-style="normal" style:text-underline-style="none" fo:font-weight="normal" style:text-blinking="false" loext:padding="0cm" loext:border="none"/>
    </style:style>
    <style:style style:name="T54" style:family="text">
      <style:text-properties fo:color="#000080"/>
    </style:style>
    <style:style style:name="T55" style:family="text">
      <style:text-properties fo:color="#000080" style:font-name="Noto Serif" fo:font-size="12.75pt"/>
    </style:style>
    <style:style style:name="T56" style:family="text">
      <style:text-properties fo:color="#c0c0c0"/>
    </style:style>
    <style:style style:name="T57" style:family="text">
      <style:text-properties fo:color="#c0c0c0" officeooo:rsid="001de9d3"/>
    </style:style>
    <style:style style:name="T58" style:family="text">
      <style:text-properties fo:color="#c0c0c0" style:font-name="Noto Serif" fo:font-size="12.75pt"/>
    </style:style>
    <style:style style:name="T59" style:family="text">
      <style:text-properties fo:color="#008000"/>
    </style:style>
    <style:style style:name="T60" style:family="text">
      <style:text-properties fo:color="#008000" officeooo:rsid="000b0f19"/>
    </style:style>
    <style:style style:name="T61" style:family="text">
      <style:text-properties fo:color="#008000" officeooo:rsid="002c8848"/>
    </style:style>
    <style:style style:name="T62" style:family="text">
      <style:text-properties fo:color="#008000" style:font-name="Noto Serif" fo:font-size="12.75pt"/>
    </style:style>
    <style:style style:name="T63" style:family="text">
      <style:text-properties fo:color="#808000"/>
    </style:style>
    <style:style style:name="T64" style:family="text">
      <style:text-properties fo:color="#808000" officeooo:rsid="001de9d3"/>
    </style:style>
    <style:style style:name="T65" style:family="text">
      <style:text-properties fo:color="#00677c"/>
    </style:style>
    <style:style style:name="T66" style:family="text">
      <style:text-properties fo:color="#00677c" fo:font-weight="bold"/>
    </style:style>
    <style:style style:name="T67" style:family="text">
      <style:text-properties fo:color="#00677c" fo:font-weight="bold" officeooo:rsid="001de9d3"/>
    </style:style>
    <style:style style:name="T68" style:family="text">
      <style:text-properties fo:color="#092e64"/>
    </style:style>
    <style:style style:name="T69" style:family="text">
      <style:text-properties style:use-window-font-color="true" style:font-name="Liberation Serif" fo:font-size="14pt" style:font-size-asian="14pt" style:font-size-complex="14pt"/>
    </style:style>
    <style:style style:name="T70" style:family="text">
      <style:text-properties style:use-window-font-color="true" style:font-name="Liberation Serif" fo:font-size="14pt" officeooo:rsid="000d6be4" style:font-size-asian="14pt" style:font-size-complex="14pt"/>
    </style:style>
    <style:style style:name="T71" style:family="text">
      <style:text-properties style:use-window-font-color="true" style:font-name="Liberation Serif" fo:font-size="14pt" officeooo:rsid="0016a386" style:font-size-asian="14pt" style:font-size-complex="14pt"/>
    </style:style>
    <style:style style:name="T72" style:family="text">
      <style:text-properties style:use-window-font-color="true" style:font-name="Liberation Serif" fo:font-size="14pt" fo:background-color="#f7f7f8" loext:char-shading-value="0" style:font-size-asian="14pt" style:font-size-complex="14pt"/>
    </style:style>
    <style:style style:name="T73" style:family="text">
      <style:text-properties style:use-window-font-color="true" officeooo:rsid="0013e316"/>
    </style:style>
    <style:style style:name="T74" style:family="text">
      <style:text-properties fo:color="#00a65d"/>
    </style:style>
    <style:style style:name="T75" style:family="text">
      <style:text-properties fo:color="#72bf44"/>
    </style:style>
    <style:style style:name="T76" style:family="text">
      <style:text-properties fo:color="#72bf44" officeooo:rsid="000e3f80"/>
    </style:style>
    <style:style style:name="T77" style:family="text">
      <style:text-properties officeooo:rsid="0011ba1b"/>
    </style:style>
    <style:style style:name="T78" style:family="text">
      <style:text-properties officeooo:rsid="000af744"/>
    </style:style>
    <style:style style:name="T79" style:family="text">
      <style:text-properties officeooo:rsid="001de9d3"/>
    </style:style>
    <style:style style:name="T80" style:family="text">
      <style:text-properties fo:color="#000000" officeooo:rsid="002371e5"/>
    </style:style>
    <style:style style:name="T81" style:family="text">
      <style:text-properties fo:color="#00aaad" officeooo:rsid="001c744e"/>
    </style:style>
    <style:style style:name="T82" style:family="text">
      <style:text-properties fo:color="#00aaad" officeooo:rsid="001de9d3"/>
    </style:style>
    <style:style style:name="T83" style:family="text">
      <style:text-properties officeooo:rsid="0026a87e"/>
    </style:style>
    <style:style style:name="T84" style:family="text">
      <style:text-properties fo:color="#800080"/>
    </style:style>
    <style:style style:name="T85" style:family="text">
      <style:text-properties officeooo:rsid="002e61ab"/>
    </style:style>
    <style:style style:name="T86" style:family="text">
      <style:text-properties style:font-name="Noto Serif" fo:font-size="12.75pt"/>
    </style:style>
    <style:style style:name="T87" style:family="text">
      <style:text-properties officeooo:rsid="002f8003" style:font-size-asian="12.25pt" style:font-size-complex="14pt"/>
    </style:style>
    <style:style style:name="T88" style:family="text">
      <style:text-properties officeooo:rsid="00317e8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5">LISTA DE </text:span>PONTEIROS</text:p>
      <text:p text:style-name="P1"/>
      <text:p text:style-name="P4"><text:span text:style-name="T1">1) </text:span><text:span text:style-name="T18">Qual a utilidade do aprendizado do uso de ponteiro para aplicações em engenharia?</text:span></text:p>
      <text:p text:style-name="P11"/>
      <text:p text:style-name="P4"><text:span text:style-name="T19"><text:tab/></text:span><text:span text:style-name="T2">O ponteiro trabalha diretamente com os endereços de memória passando por referência através do operador “&amp;”, assim, os processos de manipulação de dados ficam muito mais rápidos, agilizando a resolução de problemas, e gastando menos tempo na execução das tarefas.</text:span></text:p>
      <text:p text:style-name="P2"/>
      <text:p text:style-name="P3"><text:span text:style-name="T2">2) </text:span><text:span text:style-name="T18">Seja o seguinte trecho de programa:</text:span></text:p>
      <text:p text:style-name="P9"/>
      <text:p text:style-name="P40"><text:span text:style-name="T68">#</text:span><text:span text:style-name="T54">include</text:span><text:span text:style-name="T56"> </text:span><text:span text:style-name="T68">&lt;</text:span><text:span text:style-name="T59">stdio</text:span><text:span text:style-name="T68">.</text:span><text:span text:style-name="T59">h</text:span><text:span text:style-name="T68">&gt;</text:span></text:p>
      <text:p text:style-name="P63"><text:span text:style-name="T63">int</text:span><text:span text:style-name="T56"> </text:span><text:span text:style-name="T66">main</text:span>()</text:p>
      <text:p text:style-name="P63">{</text:p>
      <text:p text:style-name="P63"><text:span text:style-name="T56"><text:s text:c="4"/></text:span><text:span text:style-name="T63">int</text:span><text:span text:style-name="T56"> </text:span><text:span text:style-name="T68">i</text:span>=<text:span text:style-name="T54">3</text:span>,<text:span text:style-name="T68">j</text:span>=<text:span text:style-name="T54">5</text:span>;</text:p>
      <text:p text:style-name="P63"><text:span text:style-name="T56"><text:s text:c="4"/></text:span><text:span text:style-name="T63">int</text:span><text:span text:style-name="T56"> </text:span>*<text:span text:style-name="T68">p</text:span>,<text:span text:style-name="T56"> </text:span>*<text:span text:style-name="T68">q</text:span>;</text:p>
      <text:p text:style-name="P63"><text:span text:style-name="T56"><text:s text:c="4"/></text:span><text:span text:style-name="T68">p</text:span><text:span text:style-name="T56"> </text:span>=<text:span text:style-name="T56"> </text:span>&amp;<text:span text:style-name="T68">i</text:span>;</text:p>
      <text:p text:style-name="P69"><text:span text:style-name="T56"><text:s text:c="4"/></text:span><text:span text:style-name="T68">q</text:span><text:span text:style-name="T56"> </text:span>=<text:span text:style-name="T56"> </text:span>&amp;<text:span text:style-name="T68">j</text:span>;</text:p>
      <text:p text:style-name="P63"><text:span text:style-name="T56"><text:s text:c="4"/></text:span><text:span text:style-name="T65">printf</text:span>(<text:span text:style-name="T59">"Resultado:</text:span><text:span text:style-name="T56"> </text:span><text:span text:style-name="T59">%d</text:span><text:span text:style-name="T56"> </text:span><text:span text:style-name="T59">\n"</text:span>,<text:span text:style-name="T56"> </text:span><text:span text:style-name="T68">p</text:span><text:span text:style-name="T56"> </text:span>==<text:span text:style-name="T56"> </text:span>&amp;<text:span text:style-name="T68">i</text:span>);</text:p>
      <text:p text:style-name="P64"><text:s text:c="3"/><text:span text:style-name="T74"><text:s/></text:span></text:p>
      <text:p text:style-name="P70"><text:s text:c="4"/><text:span text:style-name="T75">// </text:span><text:span text:style-name="T76">Ele passa o valor 1, que significa verdadeiro.</text:span></text:p>
      <text:p text:style-name="P69"><text:span text:style-name="T56"><text:s text:c="4"/></text:span><text:span text:style-name="T65">printf</text:span>(<text:span text:style-name="T59">"Resultado:</text:span><text:span text:style-name="T56"> </text:span><text:span text:style-name="T59">%d</text:span><text:span text:style-name="T56"> </text:span><text:span text:style-name="T59">\n"</text:span>,<text:span text:style-name="T56"> </text:span>*<text:span text:style-name="T68">p</text:span><text:span text:style-name="T56"> </text:span>-<text:span text:style-name="T56"> </text:span>*<text:span text:style-name="T68">q</text:span>);</text:p>
      <text:p text:style-name="P63"><text:span text:style-name="T56"><text:s text:c="4"/></text:span><text:span text:style-name="T59">//</text:span><text:span text:style-name="T56"> </text:span><text:span text:style-name="T59">Esta</text:span><text:span text:style-name="T56"> </text:span><text:span text:style-name="T59">operação</text:span><text:span text:style-name="T56"> </text:span><text:span text:style-name="T59">trata</text:span><text:span text:style-name="T56"> </text:span><text:span text:style-name="T59">de</text:span><text:span text:style-name="T56"> </text:span><text:span text:style-name="T59">uma</text:span><text:span text:style-name="T56"> </text:span><text:span text:style-name="T59">subtração</text:span><text:span text:style-name="T56"> </text:span><text:span text:style-name="T59">de</text:span><text:span text:style-name="T56"> </text:span><text:span text:style-name="T59">inteiros,</text:span><text:span text:style-name="T56"> </text:span><text:span text:style-name="T59">já</text:span><text:span text:style-name="T56"> </text:span><text:span text:style-name="T59">que</text:span><text:span text:style-name="T56"> </text:span><text:span text:style-name="T59">"*p"</text:span><text:span text:style-name="T56"> </text:span><text:span text:style-name="T59">e</text:span><text:span text:style-name="T56"> </text:span><text:span text:style-name="T59">"*q"</text:span><text:span text:style-name="T56"> <text:tab/></text:span><text:span text:style-name="T59">estão</text:span><text:span text:style-name="T56"> </text:span><text:span text:style-name="T59">referenciando</text:span><text:span text:style-name="T56"> </text:span><text:span text:style-name="T59">o</text:span><text:span text:style-name="T56"> </text:span><text:span text:style-name="T59">valor</text:span><text:span text:style-name="T56"> </text:span><text:span text:style-name="T59">do</text:span><text:span text:style-name="T56"> </text:span><text:span text:style-name="T59">endereço</text:span><text:span text:style-name="T56"> </text:span><text:span text:style-name="T59">das</text:span></text:p>
      <text:p text:style-name="P69"><text:span text:style-name="T56"><text:s text:c="4"/></text:span><text:span text:style-name="T59">//</text:span><text:span text:style-name="T56"> </text:span><text:span text:style-name="T59">variáveis</text:span><text:span text:style-name="T56"> </text:span><text:span text:style-name="T59">"i"</text:span><text:span text:style-name="T56"> </text:span><text:span text:style-name="T59">e</text:span><text:span text:style-name="T56"> </text:span><text:span text:style-name="T59">"j",</text:span><text:span text:style-name="T56"> </text:span><text:span text:style-name="T59">que</text:span><text:span text:style-name="T56"> </text:span><text:span text:style-name="T59">recebem</text:span><text:span text:style-name="T56"> </text:span><text:span text:style-name="T59">respectivamente,</text:span><text:span text:style-name="T56"> </text:span><text:span text:style-name="T59">3</text:span><text:span text:style-name="T56"> </text:span><text:span text:style-name="T59">e</text:span><text:span text:style-name="T56"> </text:span><text:span text:style-name="T59">5.</text:span><text:span text:style-name="T56"> </text:span><text:span text:style-name="T59">Logo,</text:span><text:span text:style-name="T56"> </text:span><text:span text:style-name="T59">3</text:span><text:span text:style-name="T56"> </text:span><text:span text:style-name="T59">-</text:span><text:span text:style-name="T56"> </text:span><text:span text:style-name="T59">5</text:span><text:span text:style-name="T56"> </text:span><text:span text:style-name="T59">=</text:span><text:span text:style-name="T56"> </text:span><text:span text:style-name="T59">-2.</text:span></text:p>
      <text:p text:style-name="P69"><text:span text:style-name="T56"><text:s text:c="4"/></text:span><text:span text:style-name="T65">printf</text:span>(<text:span text:style-name="T59">"Resultado:</text:span><text:span text:style-name="T56"> </text:span><text:span text:style-name="T59">%d</text:span><text:span text:style-name="T56"> </text:span><text:span text:style-name="T59">\n"</text:span>,<text:span text:style-name="T56"> </text:span>**&amp;<text:span text:style-name="T68">p</text:span>);</text:p>
      <text:p text:style-name="P63"><text:span text:style-name="T56"><text:s text:c="4"/></text:span><text:span text:style-name="T59">//</text:span><text:span text:style-name="T56"> </text:span><text:span text:style-name="T59">Inicialmente,</text:span><text:span text:style-name="T56"> </text:span><text:span text:style-name="T59">"p"</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na</text:span><text:span text:style-name="T56"> </text:span><text:span text:style-name="T59">memória</text:span><text:span text:style-name="T56"> </text:span><text:span text:style-name="T59">de</text:span><text:span text:style-name="T56"> </text:span><text:span text:style-name="T59">"i".</text:span><text:span text:style-name="T56"> </text:span><text:span text:style-name="T59">Em</text:span><text:span text:style-name="T56"> </text:span><text:span text:style-name="T59">seguida,</text:span><text:span text:style-name="T56"> </text:span><text:span text:style-name="T59">ele</text:span><text:span text:style-name="T56"> <text:tab/></text:span><text:span text:style-name="T59">está</text:span><text:span text:style-name="T56"> </text:span><text:span text:style-name="T59">lendo</text:span><text:span text:style-name="T56"> </text:span><text:span text:style-name="T59">o</text:span><text:span text:style-name="T56"> </text:span><text:span text:style-name="T59">ENDEREÇO</text:span><text:span text:style-name="T56"> </text:span><text:span text:style-name="T59">de</text:span><text:span text:style-name="T56"> </text:span><text:span text:style-name="T59">"p"</text:span><text:span text:style-name="T56"> </text:span><text:span text:style-name="T59">que</text:span><text:span text:style-name="T56"> </text:span><text:span text:style-name="T59">recebeu</text:span><text:span text:style-name="T56"> </text:span><text:span text:style-name="T59">o</text:span></text:p>
      <text:p text:style-name="P63"><text:span text:style-name="T56"><text:s text:c="4"/></text:span><text:span text:style-name="T59">//</text:span><text:span text:style-name="T56"> </text:span><text:span text:style-name="T59">endereço</text:span><text:span text:style-name="T56"> </text:span><text:span text:style-name="T59">de</text:span><text:span text:style-name="T56"> </text:span><text:span text:style-name="T59">"i"</text:span><text:span text:style-name="T56"> </text:span><text:span text:style-name="T59">que</text:span><text:span text:style-name="T56"> </text:span><text:span text:style-name="T59">é</text:span><text:span text:style-name="T56"> </text:span><text:span text:style-name="T59">"&amp;p".</text:span><text:span text:style-name="T56"> </text:span><text:span text:style-name="T59">Em</text:span><text:span text:style-name="T56"> </text:span><text:span text:style-name="T59">sequência,</text:span><text:span text:style-name="T56"> </text:span><text:span text:style-name="T59">ele</text:span><text:span text:style-name="T56"> </text:span><text:span text:style-name="T59">lê</text:span><text:span text:style-name="T56"> </text:span><text:span text:style-name="T59">o</text:span><text:span text:style-name="T56"> </text:span><text:span text:style-name="T59">VALOR</text:span><text:span text:style-name="T56"> </text:span><text:span text:style-name="T59">de</text:span><text:span text:style-name="T56"> </text:span><text:span text:style-name="T59">"&amp;p"</text:span><text:span text:style-name="T56"> </text:span><text:span text:style-name="T59">que</text:span><text:span text:style-name="T56"> </text:span><text:span text:style-name="T59">é</text:span><text:span text:style-name="T56"> <text:tab/></text:span><text:span text:style-name="T59">"*&amp;p",</text:span><text:span text:style-name="T56"> </text:span><text:span text:style-name="T59">e</text:span><text:span text:style-name="T56"> </text:span><text:span text:style-name="T59">finalmente,</text:span><text:span text:style-name="T56"> </text:span><text:span text:style-name="T59">ele</text:span><text:span text:style-name="T56"> </text:span><text:span text:style-name="T59">lê</text:span><text:span text:style-name="T56"> </text:span><text:span text:style-name="T59">o</text:span><text:span text:style-name="T56"> </text:span><text:span text:style-name="T59">VALOR</text:span><text:span text:style-name="T56"> </text:span><text:span text:style-name="T59">no</text:span><text:span text:style-name="T56"> </text:span><text:span text:style-name="T59">ENDEREÇO</text:span></text:p>
      <text:p text:style-name="P69"><text:span text:style-name="T56"><text:s text:c="4"/></text:span><text:span text:style-name="T59">//</text:span><text:span text:style-name="T56"> </text:span><text:span text:style-name="T59">de</text:span><text:span text:style-name="T56"> </text:span><text:span text:style-name="T59">"**&amp;p"</text:span><text:span text:style-name="T56"> </text:span><text:span text:style-name="T59">que</text:span><text:span text:style-name="T56"> </text:span><text:span text:style-name="T59">referencia</text:span><text:span text:style-name="T56"> </text:span><text:span text:style-name="T59">o</text:span><text:span text:style-name="T56"> </text:span><text:span text:style-name="T59">VALOR</text:span><text:span text:style-name="T56"> </text:span><text:span text:style-name="T59">*p</text:span><text:span text:style-name="T56"> </text:span><text:span text:style-name="T59">na</text:span><text:span text:style-name="T56"> </text:span><text:span text:style-name="T59">memória</text:span><text:span text:style-name="T56"> </text:span><text:span text:style-name="T59">que</text:span><text:span text:style-name="T56"> </text:span><text:span text:style-name="T59">é</text:span><text:span text:style-name="T56"> </text:span><text:span text:style-name="T59">igual</text:span><text:span text:style-name="T56"> </text:span><text:span text:style-name="T59">a</text:span><text:span text:style-name="T56"> </text:span><text:span text:style-name="T59">3.</text:span></text:p>
      <text:p text:style-name="P69"><text:span text:style-name="T56"><text:s text:c="4"/></text:span><text:span text:style-name="T65">printf</text:span>(<text:span text:style-name="T59">"Resultado:</text:span><text:span text:style-name="T56"> </text:span><text:span text:style-name="T59">%d</text:span><text:span text:style-name="T56"> </text:span><text:span text:style-name="T59">\n"</text:span>,<text:span text:style-name="T56"> </text:span><text:span text:style-name="T54">3</text:span><text:span text:style-name="T56"> </text:span>-<text:span text:style-name="T56"> </text:span>*<text:span text:style-name="T68">p</text:span>/(*<text:span text:style-name="T68">q</text:span>)<text:span text:style-name="T56"> </text:span>+<text:span text:style-name="T56"> </text:span><text:span text:style-name="T54">7</text:span>);</text:p>
      <text:p text:style-name="P63"><text:span text:style-name="T56"><text:s text:c="4"/></text:span><text:span text:style-name="T59">//</text:span><text:span text:style-name="T56"> </text:span><text:span text:style-name="T59">A</text:span><text:span text:style-name="T56"> </text:span><text:span text:style-name="T59">operação:</text:span><text:span text:style-name="T56"> </text:span><text:span text:style-name="T59">3</text:span><text:span text:style-name="T56"> </text:span><text:span text:style-name="T59">-</text:span><text:span text:style-name="T56"> </text:span><text:span text:style-name="T59">*p/(*q)</text:span><text:span text:style-name="T56"> </text:span><text:span text:style-name="T59">+</text:span><text:span text:style-name="T56"> </text:span><text:span text:style-name="T59">7;</text:span><text:span text:style-name="T56"> </text:span><text:span text:style-name="T59">mostra</text:span><text:span text:style-name="T56"> </text:span><text:span text:style-name="T59">uma</text:span><text:span text:style-name="T56"> </text:span><text:span text:style-name="T59">divisão</text:span><text:span text:style-name="T56"> </text:span><text:span text:style-name="T59">entre</text:span><text:span text:style-name="T56"> </text:span><text:span text:style-name="T59">os</text:span><text:span text:style-name="T56"> </text:span><text:span text:style-name="T59">ponteiros</text:span><text:span text:style-name="T56"> </text:span><text:span text:style-name="T59">*p</text:span><text:span text:style-name="T56"> </text:span><text:span text:style-name="T59">e</text:span><text:span text:style-name="T56"> <text:tab/></text:span><text:span text:style-name="T59">*q,</text:span><text:span text:style-name="T56"> </text:span><text:span text:style-name="T59">que</text:span><text:span text:style-name="T56"> </text:span><text:span text:style-name="T59">possuem</text:span><text:span text:style-name="T56"> </text:span><text:span text:style-name="T59">o</text:span><text:span text:style-name="T56"> </text:span><text:span text:style-name="T59">valor</text:span><text:span text:style-name="T56"> </text:span><text:span text:style-name="T59">do</text:span><text:span text:style-name="T56"> </text:span><text:span text:style-name="T59">endereço</text:span><text:span text:style-name="T56"> </text:span><text:span text:style-name="T59">da</text:span><text:span text:style-name="T56"> </text:span><text:span text:style-name="T59">varável</text:span></text:p>
      <text:p text:style-name="P63"><text:span text:style-name="T56"><text:s text:c="4"/></text:span><text:span text:style-name="T59">//</text:span><text:span text:style-name="T56"> </text:span><text:span text:style-name="T59">utilizando</text:span><text:span text:style-name="T56"> </text:span><text:span text:style-name="T59">o</text:span><text:span text:style-name="T56"> </text:span><text:span text:style-name="T59">"&amp;",</text:span><text:span text:style-name="T56"> </text:span><text:span text:style-name="T59">assim,</text:span><text:span text:style-name="T56"> </text:span><text:span text:style-name="T59">mostrando</text:span><text:span text:style-name="T56"> </text:span><text:span text:style-name="T59">os</text:span><text:span text:style-name="T56"> </text:span><text:span text:style-name="T59">valores</text:span><text:span text:style-name="T56"> </text:span><text:span text:style-name="T59">3</text:span><text:span text:style-name="T56"> </text:span><text:span text:style-name="T59">e</text:span><text:span text:style-name="T56"> </text:span><text:span text:style-name="T59">5,</text:span><text:span text:style-name="T56"> </text:span><text:span text:style-name="T59">respectivamente.</text:span><text:span text:style-name="T56"> <text:tab/></text:span><text:span text:style-name="T59">Dessa</text:span><text:span text:style-name="T56"> </text:span><text:span text:style-name="T59">forma,</text:span><text:span text:style-name="T56"> </text:span><text:span text:style-name="T59">a</text:span><text:span text:style-name="T56"> </text:span><text:span text:style-name="T59">divisão</text:span><text:span text:style-name="T56"> </text:span><text:span text:style-name="T59">por</text:span><text:span text:style-name="T56"> </text:span><text:span text:style-name="T59">inteiros</text:span><text:span text:style-name="T56"> </text:span><text:span text:style-name="T59">retorna</text:span><text:span text:style-name="T56"> </text:span><text:span text:style-name="T59">a</text:span></text:p>
      <text:p text:style-name="P69"><text:span text:style-name="T56"><text:s text:c="4"/></text:span><text:span text:style-name="T59">//</text:span><text:span text:style-name="T56"> </text:span><text:span text:style-name="T59">parte</text:span><text:span text:style-name="T56"> </text:span><text:span text:style-name="T59">inteira</text:span><text:span text:style-name="T56"> </text:span><text:span text:style-name="T59">da</text:span><text:span text:style-name="T56"> </text:span><text:span text:style-name="T59">divisão,</text:span><text:span text:style-name="T56"> </text:span><text:span text:style-name="T59">que</text:span><text:span text:style-name="T56"> </text:span><text:span text:style-name="T59">no</text:span><text:span text:style-name="T56"> </text:span><text:span text:style-name="T59">caso</text:span><text:span text:style-name="T56"> </text:span><text:span text:style-name="T59">é</text:span><text:span text:style-name="T56"> </text:span><text:span text:style-name="T59">0.</text:span><text:span text:style-name="T56"> </text:span><text:span text:style-name="T59">Então,</text:span><text:span text:style-name="T56"> </text:span><text:span text:style-name="T59">o</text:span><text:span text:style-name="T56"> </text:span><text:span text:style-name="T59">valor</text:span><text:span text:style-name="T56"> </text:span><text:span text:style-name="T59">da</text:span><text:span text:style-name="T56"> </text:span><text:span text:style-name="T59">operação</text:span><text:span text:style-name="T56"> </text:span><text:span text:style-name="T59">é:</text:span><text:span text:style-name="T56"> <text:tab/></text:span><text:span text:style-name="T59">3</text:span><text:span text:style-name="T56"> </text:span><text:span text:style-name="T59">-</text:span><text:span text:style-name="T56"> </text:span><text:span text:style-name="T59">0</text:span><text:span text:style-name="T56"> </text:span><text:span text:style-name="T59">+</text:span><text:span text:style-name="T56"> </text:span><text:span text:style-name="T59">7</text:span><text:span text:style-name="T56"> </text:span><text:span text:style-name="T59">=</text:span><text:span text:style-name="T56"> </text:span><text:span text:style-name="T59">10.</text:span></text:p>
      <text:p text:style-name="P63"><text:span text:style-name="T56"><text:s text:c="4"/></text:span><text:span text:style-name="T63">return</text:span><text:span text:style-name="T56"> </text:span><text:span text:style-name="T54">0</text:span>;</text:p>
      <text:p text:style-name="P69">}</text:p>
      <text:p text:style-name="P56"/>
      <text:p text:style-name="P56"/>
      <text:p text:style-name="P56"/>
      <text:p text:style-name="P56"><text:soft-page-break/><text:span text:style-name="T78">3) </text:span><text:span text:style-name="T18">Mostre o que será impresso por programa supondo que i ocupa o endereço 4094 na memória.</text:span></text:p>
      <text:p text:style-name="P47"/>
      <text:p text:style-name="P41"><text:span text:style-name="T16">#</text:span><text:span text:style-name="T3">include</text:span><text:span text:style-name="T7"> </text:span><text:span text:style-name="T16">&lt;</text:span><text:span text:style-name="T12">stdio</text:span><text:span text:style-name="T16">.</text:span><text:span text:style-name="T12">h</text:span><text:span text:style-name="T16">&gt;</text:span></text:p>
      <text:p text:style-name="P63"><text:span text:style-name="T63">int</text:span><text:span text:style-name="T56"> </text:span><text:span text:style-name="T66">main</text:span>()</text:p>
      <text:p text:style-name="P63">{</text:p>
      <text:p text:style-name="P63"><text:span text:style-name="T56"><text:s text:c="4"/></text:span><text:span text:style-name="T63">int</text:span><text:span text:style-name="T56"> </text:span><text:span text:style-name="T68">i</text:span>=<text:span text:style-name="T54">5</text:span>,<text:span text:style-name="T56"> </text:span>*<text:span text:style-name="T68">p</text:span>;</text:p>
      <text:p text:style-name="P69"><text:span text:style-name="T56"><text:s text:c="4"/></text:span><text:span text:style-name="T68">p</text:span><text:span text:style-name="T56"> </text:span>=<text:span text:style-name="T56"> </text:span>&amp;<text:span text:style-name="T68">i</text:span>;</text:p>
      <text:p text:style-name="P69"><text:span text:style-name="T56"><text:s text:c="4"/></text:span><text:span text:style-name="T65">printf</text:span>(<text:span text:style-name="T59">"%x</text:span><text:span text:style-name="T56"> </text:span><text:span text:style-name="T59">%d</text:span><text:span text:style-name="T56"> </text:span><text:span text:style-name="T59">%d</text:span><text:span text:style-name="T56"> </text:span><text:span text:style-name="T59">%d</text:span><text:span text:style-name="T56"> </text:span><text:span text:style-name="T59">%d</text:span><text:span text:style-name="T56"> </text:span><text:span text:style-name="T59">\n"</text:span>,<text:span text:style-name="T56"> </text:span><text:span text:style-name="T68">p</text:span>,*<text:span text:style-name="T68">p</text:span>+<text:span text:style-name="T54">2</text:span>,**&amp;<text:span text:style-name="T68">p</text:span>,<text:span text:style-name="T54">3</text:span>**<text:span text:style-name="T68">p</text:span>,**&amp;<text:span text:style-name="T68">p</text:span>+<text:span text:style-name="T54">4</text:span>);</text:p>
      <text:p text:style-name="P63"><text:span text:style-name="T56"><text:s text:c="4"/></text:span><text:span text:style-name="T59">//</text:span><text:span text:style-name="T56"> </text:span><text:span text:style-name="T59">"p"</text:span><text:span text:style-name="T56"> </text:span><text:span text:style-name="T59">no</text:span><text:span text:style-name="T56"> </text:span><text:span text:style-name="T59">augumento</text:span><text:span text:style-name="T56"> </text:span><text:span text:style-name="T59">da</text:span><text:span text:style-name="T56"> </text:span><text:span text:style-name="T59">função</text:span><text:span text:style-name="T56"> </text:span><text:span text:style-name="T59">printf,</text:span><text:span text:style-name="T56"> </text:span><text:span text:style-name="T59">foi</text:span><text:span text:style-name="T56"> </text:span><text:span text:style-name="T59">declarado</text:span><text:span text:style-name="T56"> </text:span><text:span text:style-name="T59">como</text:span><text:span text:style-name="T56"> </text:span><text:span text:style-name="T59">hexadecimal,</text:span><text:span text:style-name="T56"> </text:span><text:span text:style-name="T59">então</text:span><text:span text:style-name="T56"> <text:tab/></text:span><text:span text:style-name="T59">ele</text:span><text:span text:style-name="T56"> </text:span><text:span text:style-name="T59">mostra</text:span><text:span text:style-name="T56"> </text:span><text:span text:style-name="T59">o</text:span><text:span text:style-name="T56"> </text:span><text:span text:style-name="T59">endereço</text:span><text:span text:style-name="T56"> </text:span><text:span text:style-name="T59">na</text:span><text:span text:style-name="T56"> </text:span><text:span text:style-name="T59">memória</text:span><text:span text:style-name="T56"> </text:span><text:span text:style-name="T59">de</text:span><text:span text:style-name="T56"> </text:span><text:span text:style-name="T59">"i" </text:span><text:span text:style-name="T60">4094 em hexadecimal</text:span><text:span text:style-name="T59">;</text:span></text:p>
      <text:p text:style-name="P63"><text:span text:style-name="T56"><text:s text:c="4"/></text:span><text:span text:style-name="T59">//</text:span><text:span text:style-name="T56"> </text:span><text:span text:style-name="T59">*p+2</text:span><text:span text:style-name="T56"> </text:span><text:span text:style-name="T59">significa</text:span><text:span text:style-name="T56"> </text:span><text:span text:style-name="T59">o</text:span><text:span text:style-name="T56"> </text:span><text:span text:style-name="T59">valor</text:span><text:span text:style-name="T56"> </text:span><text:span text:style-name="T59">da</text:span><text:span text:style-name="T56"> </text:span><text:span text:style-name="T59">variável</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memória</text:span><text:span text:style-name="T56"> </text:span><text:span text:style-name="T59">de</text:span><text:span text:style-name="T56"> </text:span><text:span text:style-name="T59">"i":</text:span><text:span text:style-name="T56"> </text:span><text:span text:style-name="T59">5</text:span><text:span text:style-name="T56"> </text:span><text:span text:style-name="T59">+</text:span><text:span text:style-name="T56"> </text:span><text:span text:style-name="T59">2</text:span><text:span text:style-name="T56"> </text:span><text:span text:style-name="T59">=</text:span><text:span text:style-name="T56"> <text:tab/></text:span><text:span text:style-name="T59">7;</text:span></text:p>
      <text:p text:style-name="P63"><text:span text:style-name="T56"><text:s text:c="4"/></text:span><text:span text:style-name="T59">//</text:span><text:span text:style-name="T56"> </text:span><text:span text:style-name="T59">**&amp;p</text:span><text:span text:style-name="T56"> </text:span><text:span text:style-name="T59">mostra</text:span><text:span text:style-name="T56"> </text:span><text:span text:style-name="T59">o</text:span><text:span text:style-name="T56"> </text:span><text:span text:style-name="T59">valor</text:span><text:span text:style-name="T56"> </text:span><text:span text:style-name="T59">da</text:span><text:span text:style-name="T56"> </text:span><text:span text:style-name="T59">variável</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p",</text:span><text:span text:style-name="T56"> </text:span><text:span text:style-name="T59">depois</text:span><text:span text:style-name="T56"> </text:span><text:span text:style-name="T59">no</text:span><text:span text:style-name="T56"> </text:span><text:span text:style-name="T59">endereço</text:span><text:span text:style-name="T56"> </text:span><text:span text:style-name="T59">de</text:span><text:span text:style-name="T56"> <text:tab/></text:span><text:span text:style-name="T59">"i",</text:span><text:span text:style-name="T56"> </text:span><text:span text:style-name="T59">que</text:span><text:span text:style-name="T56"> </text:span><text:span text:style-name="T59">é</text:span><text:span text:style-name="T56"> </text:span><text:span text:style-name="T59">=</text:span><text:span text:style-name="T56"> </text:span><text:span text:style-name="T59">5;</text:span></text:p>
      <text:p text:style-name="P63"><text:span text:style-name="T56"><text:s text:c="4"/></text:span><text:span text:style-name="T59">//</text:span><text:span text:style-name="T56"> </text:span><text:span text:style-name="T59">3**p</text:span><text:span text:style-name="T56"> </text:span><text:span text:style-name="T59">faz</text:span><text:span text:style-name="T56"> </text:span><text:span text:style-name="T59">3</text:span><text:span text:style-name="T56"> </text:span><text:span text:style-name="T59">*</text:span><text:span text:style-name="T56"> </text:span><text:span text:style-name="T59">o</text:span><text:span text:style-name="T56"> </text:span><text:span text:style-name="T59">valor</text:span><text:span text:style-name="T56"> </text:span><text:span text:style-name="T59">da</text:span><text:span text:style-name="T56"> </text:span><text:span text:style-name="T59">varável</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i",</text:span><text:span text:style-name="T56"> </text:span><text:span text:style-name="T59">que</text:span><text:span text:style-name="T56"> </text:span><text:span text:style-name="T59">é:</text:span><text:span text:style-name="T56"> </text:span><text:span text:style-name="T59">3</text:span><text:span text:style-name="T56"> </text:span><text:span text:style-name="T59">*</text:span><text:span text:style-name="T56"> </text:span><text:span text:style-name="T59">5</text:span><text:span text:style-name="T56"> </text:span><text:span text:style-name="T59">=</text:span><text:span text:style-name="T56"> </text:span><text:span text:style-name="T59">15;</text:span></text:p>
      <text:p text:style-name="P63"><text:span text:style-name="T56"><text:s text:c="4"/></text:span><text:span text:style-name="T59">//</text:span><text:span text:style-name="T56"> </text:span><text:span text:style-name="T59">**&amp;p+4</text:span><text:span text:style-name="T56"> </text:span><text:span text:style-name="T59">mostra</text:span><text:span text:style-name="T56"> </text:span><text:span text:style-name="T59">o</text:span><text:span text:style-name="T56"> </text:span><text:span text:style-name="T59">valor</text:span><text:span text:style-name="T56"> </text:span><text:span text:style-name="T59">da</text:span><text:span text:style-name="T56"> </text:span><text:span text:style-name="T59">variável</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p",</text:span><text:span text:style-name="T56"> </text:span><text:span text:style-name="T59">depois</text:span><text:span text:style-name="T56"> </text:span><text:span text:style-name="T59">no</text:span><text:span text:style-name="T56"> </text:span><text:span text:style-name="T59">endereço</text:span><text:span text:style-name="T56"> <text:tab/></text:span><text:span text:style-name="T59">de</text:span><text:span text:style-name="T56"> </text:span><text:span text:style-name="T59">"i",</text:span><text:span text:style-name="T56"> </text:span><text:span text:style-name="T59">que</text:span><text:span text:style-name="T56"> </text:span><text:span text:style-name="T59">é:</text:span><text:span text:style-name="T56"> </text:span><text:span text:style-name="T59">5</text:span><text:span text:style-name="T56"> </text:span><text:span text:style-name="T59">+</text:span><text:span text:style-name="T56"> </text:span><text:span text:style-name="T59">4</text:span><text:span text:style-name="T56"> </text:span><text:span text:style-name="T59">=</text:span><text:span text:style-name="T56"> </text:span><text:span text:style-name="T59">9;</text:span></text:p>
      <text:p text:style-name="P63">}</text:p>
      <text:p text:style-name="P46"/>
      <text:p text:style-name="P45"><text:span text:style-name="T70">4) </text:span><text:span text:style-name="T69">Se </text:span><text:span text:style-name="Source_20_Text"><text:span text:style-name="T72">i </text:span></text:span><text:span text:style-name="T69">e </text:span><text:span text:style-name="Source_20_Text"><text:span text:style-name="T72">j </text:span></text:span><text:span text:style-name="T69">são variáveis inteiras e p e q ponteiros para int, quais das seguintes expressões de atribuição são ilegais?</text:span></text:p>
      <text:p text:style-name="P9"/>
      <text:p text:style-name="P54">#<text:span text:style-name="T54">include</text:span><text:span text:style-name="T56"> </text:span>&lt;<text:span text:style-name="T59">stdio</text:span>.<text:span text:style-name="T59">h</text:span>&gt;</text:p>
      <text:p text:style-name="P63"><text:span text:style-name="T63">int</text:span><text:span text:style-name="T56"> </text:span><text:span text:style-name="T66">main</text:span>()</text:p>
      <text:p text:style-name="P63">{</text:p>
      <text:p text:style-name="P63"><text:span text:style-name="T56"><text:s text:c="4"/></text:span><text:span text:style-name="T63">int</text:span><text:span text:style-name="T56"> </text:span><text:span text:style-name="T68">i</text:span>=<text:span text:style-name="T54">3</text:span>,<text:span text:style-name="T68">j</text:span>=<text:span text:style-name="T54">5</text:span>;</text:p>
      <text:p text:style-name="P69"><text:span text:style-name="T56"><text:s text:c="4"/></text:span><text:span text:style-name="T63">int</text:span><text:span text:style-name="T56"> </text:span>*<text:span text:style-name="T68">p</text:span>,<text:span text:style-name="T56"> </text:span>*<text:span text:style-name="T68">q</text:span>;</text:p>
      <text:p text:style-name="P63"><text:span text:style-name="T56"><text:s text:c="4"/></text:span><text:span text:style-name="T68">p</text:span><text:span text:style-name="T56"> </text:span>=<text:span text:style-name="T56"> </text:span>&amp;<text:span text:style-name="T68">i</text:span>;</text:p>
      <text:p text:style-name="P69"><text:span text:style-name="T56"><text:s text:c="4"/></text:span><text:span text:style-name="T68">q</text:span><text:span text:style-name="T56"> </text:span>=<text:span text:style-name="T56"> </text:span>&amp;<text:span text:style-name="T68">j</text:span>;</text:p>
      <text:p text:style-name="P63"><text:span text:style-name="T56"><text:s text:c="4"/></text:span><text:span text:style-name="T68">p</text:span><text:span text:style-name="T56"> </text:span>=<text:span text:style-name="T56"> </text:span><text:span text:style-name="T68">i</text:span>;</text:p>
      <text:p text:style-name="P63"><text:span text:style-name="T56"><text:s text:c="4"/></text:span><text:span text:style-name="T59">//</text:span><text:span text:style-name="T56"> </text:span><text:span text:style-name="T59">expressão</text:span><text:span text:style-name="T56"> </text:span><text:span text:style-name="T59">não</text:span><text:span text:style-name="T56"> </text:span><text:span text:style-name="T59">é</text:span><text:span text:style-name="T56"> </text:span><text:span text:style-name="T59">legal,</text:span><text:span text:style-name="T56"> </text:span><text:span text:style-name="T59">pois</text:span><text:span text:style-name="T56"> </text:span><text:span text:style-name="T59">para</text:span><text:span text:style-name="T56"> </text:span><text:span text:style-name="T59">usar</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int</text:span><text:span text:style-name="T56"> </text:span><text:span text:style-name="T59">"p"</text:span><text:span text:style-name="T56"> </text:span><text:span text:style-name="T59">você</text:span><text:span text:style-name="T56"> </text:span><text:span text:style-name="T59">tem</text:span><text:span text:style-name="T56"> </text:span><text:span text:style-name="T59">que</text:span><text:span text:style-name="T56"> </text:span><text:span text:style-name="T59">usar</text:span><text:span text:style-name="T56"> </text:span><text:span text:style-name="T59">o</text:span><text:span text:style-name="T56"> </text:span><text:span text:style-name="T59">"&amp;",</text:span><text:span text:style-name="T56"> </text:span><text:span text:style-name="T59">pois</text:span><text:span text:style-name="T56"> </text:span><text:span text:style-name="T59">ele</text:span><text:span text:style-name="T56"> </text:span><text:span text:style-name="T59">não</text:span><text:span text:style-name="T56"> </text:span><text:span text:style-name="T59">acessa</text:span><text:span text:style-name="T56"> </text:span><text:span text:style-name="T59">o</text:span><text:span text:style-name="T56"> </text:span><text:span text:style-name="T59">endereço</text:span><text:span text:style-name="T56"> </text:span><text:span text:style-name="T59">dessa</text:span><text:span text:style-name="T56"> </text:span><text:span text:style-name="T59">forma.</text:span></text:p>
      <text:p text:style-name="P63"><text:span text:style-name="T56"><text:s text:c="4"/></text:span><text:span text:style-name="T68">q</text:span><text:span text:style-name="T56"> </text:span>=<text:span text:style-name="T56"> </text:span>&amp;<text:span text:style-name="T68">j</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p>
      <text:p text:style-name="P63"><text:span text:style-name="T56"><text:s text:c="4"/></text:span><text:span text:style-name="T68">p</text:span><text:span text:style-name="T56"> </text:span>=<text:span text:style-name="T56"> </text:span>&amp;*&amp;<text:span text:style-name="T68">i</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p>
      <text:p text:style-name="P63"><text:span text:style-name="T56"><text:s text:c="4"/></text:span>i<text:span text:style-name="T56"> </text:span>=<text:span text:style-name="T56"> </text:span>(*&amp;)j;</text:p>
      <text:p text:style-name="P63"><text:span text:style-name="T56"><text:s text:c="4"/></text:span><text:span text:style-name="T59">//</text:span><text:span text:style-name="T56"> </text:span><text:span text:style-name="T59">Expressão</text:span><text:span text:style-name="T56"> </text:span><text:span text:style-name="T59">não</text:span><text:span text:style-name="T56"> </text:span><text:span text:style-name="T59">é</text:span><text:span text:style-name="T56"> </text:span><text:span text:style-name="T59">legal</text:span><text:span text:style-name="T56"> </text:span><text:span text:style-name="T59">pois</text:span><text:span text:style-name="T56"> </text:span><text:span text:style-name="T59">não</text:span><text:span text:style-name="T56"> </text:span><text:span text:style-name="T59">pode</text:span><text:span text:style-name="T56"> </text:span><text:span text:style-name="T59">separar</text:span><text:span text:style-name="T56"> </text:span><text:span text:style-name="T59">da</text:span><text:span text:style-name="T56"> </text:span><text:span text:style-name="T59">variável</text:span><text:span text:style-name="T56"> </text:span><text:span text:style-name="T59">o</text:span><text:span text:style-name="T56"> </text:span><text:span text:style-name="T59">endereço</text:span><text:span text:style-name="T56"> </text:span><text:span text:style-name="T59">de</text:span><text:span text:style-name="T56"> </text:span><text:span text:style-name="T59">memória</text:span><text:span text:style-name="T56"> </text:span><text:span text:style-name="T59">a</text:span><text:span text:style-name="T56"> </text:span><text:span text:style-name="T59">ser</text:span><text:span text:style-name="T56"> </text:span><text:span text:style-name="T59">passado</text:span><text:span text:style-name="T56"> </text:span><text:span text:style-name="T59">junto</text:span><text:span text:style-name="T56"> </text:span><text:span text:style-name="T59">com</text:span><text:span text:style-name="T56"> </text:span><text:span text:style-name="T59">o</text:span><text:span text:style-name="T56"> </text:span><text:span text:style-name="T59">valor</text:span><text:span text:style-name="T56"> </text:span><text:span text:style-name="T59">que</text:span><text:span text:style-name="T56"> </text:span><text:span text:style-name="T59">o</text:span><text:span text:style-name="T56"> </text:span><text:span text:style-name="T59">ponteiro</text:span><text:span text:style-name="T56"> </text:span><text:span text:style-name="T59">aponta.</text:span></text:p>
      <text:p text:style-name="P63"><text:span text:style-name="T56"><text:s text:c="4"/></text:span><text:span text:style-name="T68">i</text:span><text:span text:style-name="T56"> </text:span>=<text:span text:style-name="T56"> </text:span>*&amp;<text:span text:style-name="T68">j</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p>
      <text:p text:style-name="P63"><text:span text:style-name="T56"><text:s text:c="4"/></text:span><text:span text:style-name="T68">i</text:span><text:span text:style-name="T56"> </text:span>=<text:span text:style-name="T56"> </text:span>*&amp;*&amp;<text:span text:style-name="T68">j</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span text:style-name="T56"> </text:span><text:span text:style-name="T59">porém</text:span><text:span text:style-name="T56"> </text:span><text:span text:style-name="T59">é</text:span><text:span text:style-name="T56"> </text:span><text:span text:style-name="T59">redundante.</text:span></text:p>
      <text:p text:style-name="P63"><text:span text:style-name="T56"><text:s text:c="4"/></text:span><text:span text:style-name="T68">q</text:span><text:span text:style-name="T56"> </text:span>=<text:span text:style-name="T56"> </text:span>*<text:span text:style-name="T68">p</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p>
      <text:p text:style-name="P63"><text:span text:style-name="T56"><text:s text:c="4"/></text:span><text:span text:style-name="T68">i</text:span><text:span text:style-name="T56"> </text:span>=<text:span text:style-name="T56"> </text:span>(*<text:span text:style-name="T68">p</text:span>)++<text:span text:style-name="T56"> </text:span>+<text:span text:style-name="T56"> </text:span>*<text:span text:style-name="T68">q</text:span>;</text:p>
      <text:p text:style-name="P63"><text:span text:style-name="T56"><text:s text:c="4"/></text:span><text:span text:style-name="T59">//</text:span><text:span text:style-name="T56"> </text:span><text:span text:style-name="T59">É</text:span><text:span text:style-name="T56"> </text:span><text:span text:style-name="T59">uma</text:span><text:span text:style-name="T56"> </text:span><text:span text:style-name="T59">expressão</text:span><text:span text:style-name="T56"> </text:span><text:span text:style-name="T59">legal,</text:span><text:span text:style-name="T56"> </text:span><text:span text:style-name="T59">porém</text:span><text:span text:style-name="T56"> </text:span><text:span text:style-name="T59">é</text:span><text:span text:style-name="T56"> </text:span><text:span text:style-name="T59">redundante.</text:span></text:p>
      <text:p text:style-name="P64"><text:s text:c="4"/></text:p>
      <text:p text:style-name="P63"><text:span text:style-name="T56"><text:s text:c="4"/></text:span><text:span text:style-name="T65">printf</text:span>(<text:span text:style-name="T59">"Retorno:</text:span><text:span text:style-name="T56"> </text:span><text:span text:style-name="T59">%d</text:span><text:span text:style-name="T56"> </text:span><text:span text:style-name="T59">\n"</text:span>,<text:span text:style-name="T56"> </text:span><text:span text:style-name="T68">i</text:span>);</text:p>
      <text:p text:style-name="P63"><text:span text:style-name="T56"><text:s text:c="4"/></text:span><text:span text:style-name="T65">printf</text:span>(<text:span text:style-name="T59">"Retorno:</text:span><text:span text:style-name="T56"> </text:span><text:span text:style-name="T59">%d</text:span><text:span text:style-name="T56"> </text:span><text:span text:style-name="T59">\n"</text:span>,<text:span text:style-name="T56"> </text:span><text:span text:style-name="T68">p</text:span>);</text:p>
      <text:p text:style-name="P63"><text:span text:style-name="T56"><text:s text:c="4"/></text:span><text:span text:style-name="T65">printf</text:span>(<text:span text:style-name="T59">"Retorno:</text:span><text:span text:style-name="T56"> </text:span><text:span text:style-name="T59">%d</text:span><text:span text:style-name="T56"> </text:span><text:span text:style-name="T59">\n"</text:span>,<text:span text:style-name="T56"> </text:span><text:span text:style-name="T68">q</text:span>);</text:p>
      <text:p text:style-name="P63"><text:span text:style-name="T56"><text:s text:c="4"/></text:span><text:span text:style-name="T63">return</text:span><text:span text:style-name="T56"> </text:span><text:span text:style-name="T54">0</text:span>;</text:p>
      <text:p text:style-name="P63">}</text:p>
      <text:p text:style-name="P9"/>
      <text:p text:style-name="P32"><text:soft-page-break/><text:span text:style-name="T77">5) </text:span><text:span text:style-name="T23">Determine o que será mostrado pelo seguinte programa (compile-o, execute-o e verifique se foram obtidas as respostas esperadas).</text:span></text:p>
      <text:p text:style-name="P68"/>
      <text:p text:style-name="P55">#<text:span text:style-name="T54">include</text:span><text:span text:style-name="T56"> </text:span>&lt;<text:span text:style-name="T59">stdio</text:span>.<text:span text:style-name="T59">h</text:span>&gt;</text:p>
      <text:p text:style-name="P63"><text:span text:style-name="T63">int</text:span><text:span text:style-name="T56"> </text:span><text:span text:style-name="T66">main</text:span>()<text:span text:style-name="T56"> </text:span>{</text:p>
      <text:p text:style-name="P63"><text:span text:style-name="T56"><text:s text:c="2"/></text:span><text:span text:style-name="T63">int</text:span><text:span text:style-name="T56"> <text:s text:c="3"/></text:span><text:span text:style-name="T68">valor</text:span>;</text:p>
      <text:p text:style-name="P63"><text:span text:style-name="T56"><text:s text:c="2"/></text:span><text:span text:style-name="T63">int</text:span><text:span text:style-name="T56"> <text:s text:c="2"/></text:span>*<text:span text:style-name="T68">p1</text:span>;</text:p>
      <text:p text:style-name="P63"><text:span text:style-name="T56"><text:s text:c="2"/></text:span><text:span text:style-name="T63">float</text:span><text:span text:style-name="T56"> <text:s/></text:span><text:span text:style-name="T68">temp</text:span>;</text:p>
      <text:p text:style-name="P63"><text:span text:style-name="T56"><text:s text:c="2"/></text:span><text:span text:style-name="T63">float</text:span><text:span text:style-name="T56"> </text:span>*<text:span text:style-name="T68">p2</text:span>;</text:p>
      <text:p text:style-name="P63"><text:span text:style-name="T56"><text:s text:c="2"/></text:span><text:span text:style-name="T63">char</text:span><text:span text:style-name="T56"> <text:s text:c="2"/></text:span><text:span text:style-name="T68">aux</text:span>;</text:p>
      <text:p text:style-name="P63"><text:span text:style-name="T56"><text:s text:c="2"/></text:span><text:span text:style-name="T63">char</text:span><text:span text:style-name="T56"> <text:s/></text:span>*<text:span text:style-name="T68">nome</text:span><text:span text:style-name="T56"> </text:span>=<text:span text:style-name="T56"> </text:span><text:span text:style-name="T59">"Ponteiros"</text:span>;</text:p>
      <text:p text:style-name="P63"><text:span text:style-name="T56"><text:s text:c="2"/></text:span><text:span text:style-name="T63">char</text:span><text:span text:style-name="T56"> <text:s/></text:span>*<text:span text:style-name="T68">p3</text:span>;</text:p>
      <text:p text:style-name="P63"><text:span text:style-name="T56"><text:s text:c="2"/></text:span><text:span text:style-name="T63">int</text:span><text:span text:style-name="T56"> <text:s text:c="3"/></text:span><text:span text:style-name="T68">idade</text:span>;</text:p>
      <text:p text:style-name="P63"><text:span text:style-name="T56"><text:s text:c="2"/></text:span><text:span text:style-name="T63">int</text:span><text:span text:style-name="T56"> <text:s text:c="3"/></text:span><text:span text:style-name="T68">vetor</text:span>[<text:span text:style-name="T54">3</text:span>];</text:p>
      <text:p text:style-name="P63"><text:span text:style-name="T56"><text:s text:c="2"/></text:span><text:span text:style-name="T63">int</text:span><text:span text:style-name="T56"> <text:s text:c="2"/></text:span>*<text:span text:style-name="T68">p4</text:span>;</text:p>
      <text:p text:style-name="P69"><text:span text:style-name="T56"><text:s text:c="2"/></text:span><text:span text:style-name="T63">int</text:span><text:span text:style-name="T56"> <text:s text:c="2"/></text:span>*<text:span text:style-name="T68">p5</text:span>;</text:p>
      <text:p text:style-name="P63"><text:span text:style-name="T56"><text:s text:c="2"/></text:span><text:span text:style-name="T59">/*</text:span><text:span text:style-name="T56"> </text:span><text:span text:style-name="T59">(a)</text:span><text:span text:style-name="T56"> </text:span><text:span text:style-name="T59">*/</text:span></text:p>
      <text:p text:style-name="P63"><text:span text:style-name="T56"><text:s text:c="2"/></text:span><text:span text:style-name="T68">valor</text:span><text:span text:style-name="T56"> </text:span>=<text:span text:style-name="T56"> </text:span><text:span text:style-name="T54">10</text:span>;<text:span text:style-name="T56"> </text:span><text:span text:style-name="T59">//</text:span><text:span text:style-name="T56"> </text:span><text:span text:style-name="T59">a</text:span><text:span text:style-name="T56"> </text:span><text:span text:style-name="T59">variável</text:span><text:span text:style-name="T56"> </text:span><text:span text:style-name="T59">"valor"</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10</text:span></text:p>
      <text:p text:style-name="P63"><text:span text:style-name="T56"><text:s text:c="2"/></text:span><text:span text:style-name="T68">p1</text:span><text:span text:style-name="T56"> </text:span>=<text:span text:style-name="T56"> </text:span>&amp;<text:span text:style-name="T68">valor</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int</text:span><text:span text:style-name="T56"> </text:span><text:span text:style-name="T59">"p1"</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varável</text:span><text:span text:style-name="T56"> </text:span><text:span text:style-name="T59">"valor"</text:span></text:p>
      <text:p text:style-name="P63"><text:span text:style-name="T56"><text:s text:c="2"/></text:span>*<text:span text:style-name="T68">p1</text:span><text:span text:style-name="T56"> </text:span>=<text:span text:style-name="T56"> </text:span><text:span text:style-name="T54">20</text:span>;<text:span text:style-name="T56"> </text:span><text:span text:style-name="T59">//</text:span><text:span text:style-name="T56"> </text:span><text:span text:style-name="T59">o</text:span><text:span text:style-name="T56"> </text:span><text:span text:style-name="T59">próprio</text:span><text:span text:style-name="T56"> </text:span><text:span text:style-name="T59">ponteiro</text:span><text:span text:style-name="T56"> </text:span><text:span text:style-name="T59">"*p1"</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20</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valor"</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valor</text:span>);<text:span text:style-name="T56"> </text:span><text:span text:style-name="T59">//</text:span><text:span text:style-name="T56"> </text:span><text:span text:style-name="T59">ao</text:span><text:span text:style-name="T56"> </text:span><text:span text:style-name="T59">mostrar</text:span><text:span text:style-name="T56"> </text:span><text:span text:style-name="T59">a</text:span><text:span text:style-name="T56"> </text:span><text:span text:style-name="T59">variável</text:span><text:span text:style-name="T56"> </text:span><text:span text:style-name="T59">"valor"</text:span><text:span text:style-name="T56"> </text:span><text:span text:style-name="T59">aparece</text:span><text:span text:style-name="T56"> </text:span><text:span text:style-name="T59">o</text:span><text:span text:style-name="T56"> </text:span><text:span text:style-name="T59">número</text:span><text:span text:style-name="T56"> </text:span><text:span text:style-name="T59">20</text:span></text:p>
      <text:p text:style-name="P63"><text:span text:style-name="T56"><text:s text:c="2"/></text:span><text:span text:style-name="T59">/*</text:span><text:span text:style-name="T56"> </text:span><text:span text:style-name="T59">(b)</text:span><text:span text:style-name="T56"> </text:span><text:span text:style-name="T59">*/</text:span></text:p>
      <text:p text:style-name="P63"><text:span text:style-name="T56"><text:s text:c="2"/></text:span><text:span text:style-name="T68">temp</text:span><text:span text:style-name="T56"> </text:span>=<text:span text:style-name="T56"> </text:span><text:span text:style-name="T54">26.5</text:span>;<text:span text:style-name="T56"> </text:span><text:span text:style-name="T59">//</text:span><text:span text:style-name="T56"> </text:span><text:span text:style-name="T59">a</text:span><text:span text:style-name="T56"> </text:span><text:span text:style-name="T59">variável</text:span><text:span text:style-name="T56"> </text:span><text:span text:style-name="T59">"temp"</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26.5</text:span></text:p>
      <text:p text:style-name="P63"><text:span text:style-name="T56"><text:s text:c="2"/></text:span><text:span text:style-name="T68">p2</text:span><text:span text:style-name="T56"> </text:span>=<text:span text:style-name="T56"> </text:span>&amp;<text:span text:style-name="T68">temp</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float</text:span><text:span text:style-name="T56"> </text:span><text:span text:style-name="T59">"p2"</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varável</text:span><text:span text:style-name="T56"> </text:span><text:span text:style-name="T59">"temp"</text:span></text:p>
      <text:p text:style-name="P63"><text:span text:style-name="T56"><text:s text:c="2"/></text:span>*<text:span text:style-name="T68">p2</text:span><text:span text:style-name="T56"> </text:span>=<text:span text:style-name="T56"> </text:span><text:span text:style-name="T54">29.0</text:span>;<text:span text:style-name="T56"> </text:span><text:span text:style-name="T59">//</text:span><text:span text:style-name="T56"> </text:span><text:span text:style-name="T59">o</text:span><text:span text:style-name="T56"> </text:span><text:span text:style-name="T59">próprio</text:span><text:span text:style-name="T56"> </text:span><text:span text:style-name="T59">ponteiro</text:span><text:span text:style-name="T56"> </text:span><text:span text:style-name="T59">"*p2"</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29.0</text:span><text:span text:style-name="T56"> </text:span><text:span text:style-name="T59">no</text:span><text:span text:style-name="T56"> </text:span><text:span text:style-name="T59">endereço</text:span><text:span text:style-name="T56"> </text:span><text:span text:style-name="T59">de</text:span><text:span text:style-name="T56"> </text:span><text:span text:style-name="T59">"temp"</text:span></text:p>
      <text:p text:style-name="P69"><text:span text:style-name="T56"><text:s text:c="2"/></text:span><text:span text:style-name="T65">printf</text:span>(<text:span text:style-name="T59">"%.1f</text:span><text:span text:style-name="T56"> </text:span><text:span text:style-name="T59">\n"</text:span>,<text:span text:style-name="T56"> </text:span><text:span text:style-name="T68">temp</text:span>);<text:span text:style-name="T56"> </text:span><text:span text:style-name="T59">//</text:span><text:span text:style-name="T56"> </text:span><text:span text:style-name="T59">ao</text:span><text:span text:style-name="T56"> </text:span><text:span text:style-name="T59">mostrar</text:span><text:span text:style-name="T56"> </text:span><text:span text:style-name="T59">a</text:span><text:span text:style-name="T56"> </text:span><text:span text:style-name="T59">variável</text:span><text:span text:style-name="T56"> </text:span><text:span text:style-name="T59">"temp"</text:span><text:span text:style-name="T56"> </text:span><text:span text:style-name="T59">aparece</text:span><text:span text:style-name="T56"> </text:span><text:span text:style-name="T59">o</text:span><text:span text:style-name="T56"> </text:span><text:span text:style-name="T59">número</text:span><text:span text:style-name="T56"> </text:span><text:span text:style-name="T59">29.0</text:span><text:span text:style-name="T56"> </text:span><text:span text:style-name="T59">com</text:span><text:span text:style-name="T56"> </text:span><text:span text:style-name="T59">o</text:span><text:span text:style-name="T56"> </text:span><text:span text:style-name="T59">ponto</text:span><text:span text:style-name="T56"> </text:span><text:span text:style-name="T59">flutuante</text:span><text:span text:style-name="T56"> </text:span><text:span text:style-name="T59">desiginado</text:span><text:span text:style-name="T56"> </text:span><text:span text:style-name="T59">na</text:span><text:span text:style-name="T56"> </text:span><text:span text:style-name="T59">função</text:span><text:span text:style-name="T56"> </text:span><text:span text:style-name="T59">printf</text:span></text:p>
      <text:p text:style-name="P63"><text:span text:style-name="T56"><text:s text:c="2"/></text:span><text:span text:style-name="T59">/*</text:span><text:span text:style-name="T56"> </text:span><text:span text:style-name="T59">(c)</text:span><text:span text:style-name="T56"> </text:span><text:span text:style-name="T59">*/</text:span></text:p>
      <text:p text:style-name="P63"><text:span text:style-name="T56"><text:s text:c="2"/></text:span><text:span text:style-name="T68">p3</text:span><text:span text:style-name="T56"> </text:span>=<text:span text:style-name="T56"> </text:span>&amp;<text:span text:style-name="T68">nome</text:span>[<text:span text:style-name="T54">0</text:span>];<text:span text:style-name="T56"> </text:span><text:span text:style-name="T59">//</text:span><text:span text:style-name="T56"> </text:span><text:span text:style-name="T59">o</text:span><text:span text:style-name="T56"> </text:span><text:span text:style-name="T59">ponterio</text:span><text:span text:style-name="T56"> </text:span><text:span text:style-name="T59">para</text:span><text:span text:style-name="T56"> </text:span><text:span text:style-name="T59">char</text:span><text:span text:style-name="T56"> </text:span><text:span text:style-name="T59">"p3"</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o</text:span><text:span text:style-name="T56"> </text:span><text:span text:style-name="T59">ponteiro</text:span><text:span text:style-name="T56"> </text:span><text:span text:style-name="T59">para</text:span><text:span text:style-name="T56"> </text:span><text:span text:style-name="T59">char</text:span><text:span text:style-name="T56"> </text:span><text:span text:style-name="T59">"nome"</text:span><text:span text:style-name="T56"> </text:span><text:span text:style-name="T59">em</text:span><text:span text:style-name="T56"> </text:span><text:span text:style-name="T59">um</text:span><text:span text:style-name="T56"> </text:span><text:span text:style-name="T59">array,</text:span><text:span text:style-name="T56"> </text:span><text:span text:style-name="T59">com</text:span><text:span text:style-name="T56"> </text:span><text:span text:style-name="T59">a</text:span><text:span text:style-name="T56"> </text:span><text:span text:style-name="T59">posição</text:span><text:span text:style-name="T56"> </text:span><text:span text:style-name="T59">0</text:span></text:p>
      <text:p text:style-name="P63"><text:span text:style-name="T56"><text:s text:c="2"/></text:span><text:span text:style-name="T68">aux</text:span><text:span text:style-name="T56"> </text:span>=<text:span text:style-name="T56"> </text:span>*<text:span text:style-name="T68">p3</text:span>;<text:span text:style-name="T56"> </text:span><text:span text:style-name="T59">//</text:span><text:span text:style-name="T56"> </text:span><text:span text:style-name="T59">a</text:span><text:span text:style-name="T56"> </text:span><text:span text:style-name="T59">variável</text:span><text:span text:style-name="T56"> </text:span><text:span text:style-name="T59">auxiliar</text:span><text:span text:style-name="T56"> </text:span><text:span text:style-name="T59">recebe</text:span><text:span text:style-name="T56"> </text:span><text:span text:style-name="T59">a</text:span><text:span text:style-name="T56"> </text:span><text:span text:style-name="T59">primeira</text:span><text:span text:style-name="T56"> </text:span><text:span text:style-name="T59">posição</text:span><text:span text:style-name="T56"> </text:span><text:span text:style-name="T59">do</text:span><text:span text:style-name="T56"> </text:span><text:span text:style-name="T59">nome</text:span><text:span text:style-name="T56"> </text:span><text:span text:style-name="T59">"Ponteiros"</text:span></text:p>
      <text:p text:style-name="P69"><text:span text:style-name="T56"><text:s text:c="2"/></text:span><text:span text:style-name="T65">printf</text:span>(<text:span text:style-name="T59">"%c</text:span><text:span text:style-name="T56"> </text:span><text:span text:style-name="T59">\n"</text:span>,<text:span text:style-name="T56"> </text:span><text:span text:style-name="T68">aux</text:span>);<text:span text:style-name="T56"> </text:span><text:span text:style-name="T59">//</text:span><text:span text:style-name="T56"> </text:span><text:span text:style-name="T59">a</text:span><text:span text:style-name="T56"> </text:span><text:span text:style-name="T59">variável</text:span><text:span text:style-name="T56"> </text:span><text:span text:style-name="T59">auxiliar</text:span><text:span text:style-name="T56"> </text:span><text:span text:style-name="T59">mostra</text:span><text:span text:style-name="T56"> </text:span><text:span text:style-name="T59">o</text:span><text:span text:style-name="T56"> </text:span><text:span text:style-name="T59">char</text:span><text:span text:style-name="T56"> </text:span><text:span text:style-name="T59">"p"</text:span></text:p>
      <text:p text:style-name="P63"><text:span text:style-name="T56"><text:s text:c="2"/></text:span><text:span text:style-name="T59">/*</text:span><text:span text:style-name="T56"> </text:span><text:span text:style-name="T59">(d)</text:span><text:span text:style-name="T56"> </text:span><text:span text:style-name="T59">*/</text:span></text:p>
      <text:p text:style-name="P63"><text:span text:style-name="T56"><text:s text:c="2"/></text:span><text:span text:style-name="T68">p3</text:span><text:span text:style-name="T56"> </text:span>=<text:span text:style-name="T56"> </text:span>&amp;<text:span text:style-name="T68">nome</text:span>[<text:span text:style-name="T54">4</text:span>];<text:span text:style-name="T59">//</text:span><text:span text:style-name="T56"> </text:span><text:span text:style-name="T59">o</text:span><text:span text:style-name="T56"> </text:span><text:span text:style-name="T59">ponterio</text:span><text:span text:style-name="T56"> </text:span><text:span text:style-name="T59">para</text:span><text:span text:style-name="T56"> </text:span><text:span text:style-name="T59">char</text:span><text:span text:style-name="T56"> </text:span><text:span text:style-name="T59">"p3"</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o</text:span><text:span text:style-name="T56"> </text:span><text:span text:style-name="T59">ponteiro</text:span><text:span text:style-name="T56"> </text:span><text:span text:style-name="T59">para</text:span><text:span text:style-name="T56"> </text:span><text:span text:style-name="T59">char</text:span><text:span text:style-name="T56"> </text:span><text:span text:style-name="T59">"nome"</text:span><text:span text:style-name="T56"> </text:span><text:span text:style-name="T59">em</text:span><text:span text:style-name="T56"> </text:span><text:span text:style-name="T59">um</text:span><text:span text:style-name="T56"> </text:span><text:span text:style-name="T59">array,</text:span><text:span text:style-name="T56"> </text:span><text:span text:style-name="T59">com</text:span><text:span text:style-name="T56"> </text:span><text:span text:style-name="T59">a</text:span><text:span text:style-name="T56"> </text:span><text:span text:style-name="T59">posição</text:span><text:span text:style-name="T56"> </text:span><text:span text:style-name="T59">4</text:span></text:p>
      <text:p text:style-name="P63"><text:span text:style-name="T56"><text:s text:c="2"/></text:span><text:span text:style-name="T68">aux</text:span><text:span text:style-name="T56"> </text:span>=<text:span text:style-name="T56"> </text:span>*<text:span text:style-name="T68">p3</text:span>;<text:span text:style-name="T59">//</text:span><text:span text:style-name="T56"> </text:span><text:span text:style-name="T59">a</text:span><text:span text:style-name="T56"> </text:span><text:span text:style-name="T59">variável</text:span><text:span text:style-name="T56"> </text:span><text:span text:style-name="T59">auxiliar</text:span><text:span text:style-name="T56"> </text:span><text:span text:style-name="T59">recebe</text:span><text:span text:style-name="T56"> </text:span><text:span text:style-name="T59">a</text:span><text:span text:style-name="T56"> </text:span><text:span text:style-name="T59">quarta</text:span><text:span text:style-name="T56"> </text:span><text:span text:style-name="T59">posição</text:span><text:span text:style-name="T56"> </text:span><text:span text:style-name="T59">do</text:span><text:span text:style-name="T56"> </text:span><text:span text:style-name="T59">nome</text:span><text:span text:style-name="T56"> </text:span><text:span text:style-name="T59">"Ponteiros",</text:span><text:span text:style-name="T56"> </text:span><text:span text:style-name="T59">mas</text:span><text:span text:style-name="T56"> </text:span><text:span text:style-name="T59">começa</text:span><text:span text:style-name="T56"> </text:span><text:span text:style-name="T59">a</text:span><text:span text:style-name="T56"> </text:span><text:span text:style-name="T59">contagem</text:span><text:span text:style-name="T56"> </text:span><text:span text:style-name="T59">pela</text:span><text:span text:style-name="T56"> </text:span><text:span text:style-name="T59">posição</text:span><text:span text:style-name="T56"> </text:span><text:span text:style-name="T59">0</text:span></text:p>
      <text:p text:style-name="P69"><text:span text:style-name="T56"><text:s text:c="2"/></text:span><text:span text:style-name="T65">printf</text:span>(<text:span text:style-name="T59">"%c</text:span><text:span text:style-name="T56"> </text:span><text:span text:style-name="T59">\n"</text:span>,<text:span text:style-name="T56"> </text:span><text:span text:style-name="T68">aux</text:span>);<text:span text:style-name="T56"> </text:span><text:span text:style-name="T59">//</text:span><text:span text:style-name="T56"> </text:span><text:span text:style-name="T59">a</text:span><text:span text:style-name="T56"> </text:span><text:span text:style-name="T59">variável</text:span><text:span text:style-name="T56"> </text:span><text:span text:style-name="T59">auxiliar</text:span><text:span text:style-name="T56"> </text:span><text:span text:style-name="T59">mostra</text:span><text:span text:style-name="T56"> </text:span><text:span text:style-name="T59">o</text:span><text:span text:style-name="T56"> </text:span><text:span text:style-name="T59">char</text:span><text:span text:style-name="T56"> </text:span><text:span text:style-name="T59">"e"</text:span></text:p>
      <text:p text:style-name="P63"><text:span text:style-name="T56"><text:s text:c="2"/></text:span><text:span text:style-name="T59">/*</text:span><text:span text:style-name="T56"> </text:span><text:span text:style-name="T59">(e)</text:span><text:span text:style-name="T56"> </text:span><text:span text:style-name="T59">*/</text:span></text:p>
      <text:p text:style-name="P63"><text:span text:style-name="T56"><text:s text:c="2"/></text:span><text:span text:style-name="T68">p3</text:span><text:span text:style-name="T56"> </text:span>=<text:span text:style-name="T56"> </text:span><text:span text:style-name="T68">nome</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char</text:span><text:span text:style-name="T56"> </text:span><text:span text:style-name="T59">"p3"</text:span><text:span text:style-name="T56"> </text:span><text:span text:style-name="T59">recebe</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nome</text:span><text:span text:style-name="T56"> </text:span><text:span text:style-name="T59">"nome"</text:span><text:span text:style-name="T56"> </text:span><text:span text:style-name="T59">que</text:span><text:span text:style-name="T56"> </text:span><text:span text:style-name="T59">recebe</text:span><text:span text:style-name="T56"> </text:span><text:span text:style-name="T59">"Ponteiros"</text:span></text:p>
      <text:p text:style-name="P69"><text:span text:style-name="T56"><text:s text:c="2"/></text:span><text:span text:style-name="T65">printf</text:span>(<text:span text:style-name="T59">"%c</text:span><text:span text:style-name="T56"> </text:span><text:span text:style-name="T59">\n"</text:span>,<text:span text:style-name="T56"> </text:span>*<text:span text:style-name="T68">p3</text:span>);<text:span text:style-name="T56"> </text:span><text:span text:style-name="T59">//</text:span><text:span text:style-name="T56"> </text:span><text:span text:style-name="T59">ao</text:span><text:span text:style-name="T56"> </text:span><text:span text:style-name="T59">mostrar</text:span><text:span text:style-name="T56"> </text:span><text:span text:style-name="T59">o</text:span><text:span text:style-name="T56"> </text:span><text:span text:style-name="T59">ponteiro</text:span><text:span text:style-name="T56"> </text:span><text:span text:style-name="T59">"*p3",</text:span><text:span text:style-name="T56"> </text:span><text:span text:style-name="T59">deveria</text:span><text:span text:style-name="T56"> </text:span><text:span text:style-name="T59">aparecer</text:span><text:span text:style-name="T56"> </text:span><text:span text:style-name="T59">o</text:span><text:span text:style-name="T56"> </text:span><text:span text:style-name="T59">nome</text:span><text:span text:style-name="T56"> </text:span><text:span text:style-name="T59">completo</text:span><text:span text:style-name="T56"> </text:span><text:span text:style-name="T59">"Ponteiros",</text:span><text:span text:style-name="T56"> </text:span><text:span text:style-name="T59">porém,</text:span><text:span text:style-name="T56"> </text:span><text:span text:style-name="T59">ele</text:span><text:span text:style-name="T56"> </text:span><text:span text:style-name="T59">foi</text:span><text:span text:style-name="T56"> </text:span><text:span text:style-name="T59">declarado</text:span><text:span text:style-name="T56"> </text:span><text:span text:style-name="T59">como</text:span><text:span text:style-name="T56"> </text:span><text:span text:style-name="T59">char,</text:span><text:span text:style-name="T56"> </text:span><text:span text:style-name="T59">então</text:span><text:span text:style-name="T56"> </text:span><text:span text:style-name="T59">ele</text:span><text:span text:style-name="T56"> </text:span><text:span text:style-name="T59">só</text:span><text:span text:style-name="T56"> </text:span><text:span text:style-name="T59">mostra</text:span><text:span text:style-name="T56"> </text:span><text:span text:style-name="T59">um</text:span><text:span text:style-name="T56"> </text:span><text:span text:style-name="T59">único</text:span><text:span text:style-name="T56"> </text:span><text:span text:style-name="T59">caracter</text:span><text:span text:style-name="T56"> </text:span><text:span text:style-name="T59">e</text:span><text:span text:style-name="T56"> </text:span><text:span text:style-name="T59">mostra</text:span><text:span text:style-name="T56"> </text:span><text:span text:style-name="T59">a</text:span><text:span text:style-name="T56"> </text:span><text:span text:style-name="T59">primeira</text:span><text:span text:style-name="T56"> </text:span><text:span text:style-name="T59">posição,</text:span><text:span text:style-name="T56"> </text:span><text:span text:style-name="T59">que</text:span><text:span text:style-name="T56"> </text:span><text:span text:style-name="T59">é</text:span><text:span text:style-name="T56"> </text:span><text:span text:style-name="T59">a</text:span><text:span text:style-name="T56"> </text:span><text:span text:style-name="T59">letra</text:span><text:span text:style-name="T56"> </text:span><text:span text:style-name="T59">"p"</text:span></text:p>
      <text:p text:style-name="P63"><text:span text:style-name="T56"><text:s text:c="2"/></text:span><text:span text:style-name="T59">/*</text:span><text:span text:style-name="T56"> </text:span><text:span text:style-name="T59">(f)</text:span><text:span text:style-name="T56"> </text:span><text:span text:style-name="T59">*/</text:span></text:p>
      <text:p text:style-name="P63"><text:span text:style-name="T56"><text:s text:c="2"/></text:span><text:span text:style-name="T68">p3</text:span><text:span text:style-name="T56"> </text:span>=<text:span text:style-name="T56"> </text:span><text:span text:style-name="T68">p3</text:span><text:span text:style-name="T56"> </text:span>+<text:span text:style-name="T56"> </text:span><text:span text:style-name="T54">4</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char</text:span><text:span text:style-name="T56"> </text:span><text:span text:style-name="T59">"p3",</text:span><text:span text:style-name="T56"> <text:s/></text:span><text:span text:style-name="T59">recebe</text:span><text:span text:style-name="T56"> </text:span><text:span text:style-name="T59">a</text:span><text:span text:style-name="T56"> </text:span><text:span text:style-name="T59">primeira</text:span><text:span text:style-name="T56"> </text:span><text:span text:style-name="T59">posiçao</text:span><text:span text:style-name="T56"> </text:span><text:span text:style-name="T59">do</text:span><text:span text:style-name="T56"> </text:span><text:span text:style-name="T59">nome</text:span><text:span text:style-name="T56"> </text:span><text:span text:style-name="T59">"Ponteiros"</text:span><text:span text:style-name="T56"> </text:span><text:span text:style-name="T59">mais</text:span><text:span text:style-name="T56"> </text:span><text:span text:style-name="T59">4</text:span><text:span text:style-name="T56"> </text:span><text:span text:style-name="T59">posições</text:span><text:span text:style-name="T56"> </text:span><text:span text:style-name="T59">a</text:span><text:span text:style-name="T56"> </text:span><text:span text:style-name="T59">seguir.</text:span></text:p>
      <text:p text:style-name="P69"><text:span text:style-name="T56"><text:s text:c="2"/></text:span><text:span text:style-name="T65">printf</text:span>(<text:span text:style-name="T59">"%c</text:span><text:span text:style-name="T56"> </text:span><text:span text:style-name="T59">\n"</text:span>,<text:span text:style-name="T56"> </text:span>*<text:span text:style-name="T68">p3</text:span>);<text:span text:style-name="T56"> </text:span><text:span text:style-name="T59">//</text:span><text:span text:style-name="T56"> </text:span><text:span text:style-name="T59">ao</text:span><text:span text:style-name="T56"> </text:span><text:span text:style-name="T59">mostrar</text:span><text:span text:style-name="T56"> </text:span><text:span text:style-name="T59">o</text:span><text:span text:style-name="T56"> </text:span><text:span text:style-name="T59">ponteiro</text:span><text:span text:style-name="T56"> </text:span><text:span text:style-name="T59">"*p3",</text:span><text:span text:style-name="T56"> </text:span><text:span text:style-name="T59">deveria</text:span><text:span text:style-name="T56"> </text:span><text:span text:style-name="T59">aparecer</text:span><text:span text:style-name="T56"> </text:span><text:span text:style-name="T59">o</text:span><text:span text:style-name="T56"> </text:span><text:span text:style-name="T59">nome</text:span><text:span text:style-name="T56"> </text:span><text:span text:style-name="T59">completo</text:span><text:span text:style-name="T56"> </text:span><text:span text:style-name="T59">"Ponteiros",</text:span><text:span text:style-name="T56"> </text:span><text:span text:style-name="T59">porém,</text:span><text:span text:style-name="T56"> </text:span><text:span text:style-name="T59">ele</text:span><text:span text:style-name="T56"> </text:span><text:span text:style-name="T59">foi</text:span><text:span text:style-name="T56"> </text:span><text:span text:style-name="T59">declarado</text:span><text:span text:style-name="T56"> </text:span><text:span text:style-name="T59">como</text:span><text:span text:style-name="T56"> </text:span><text:span text:style-name="T59">char,</text:span><text:span text:style-name="T56"> </text:span><text:span text:style-name="T59">então</text:span><text:span text:style-name="T56"> </text:span><text:span text:style-name="T59">ele</text:span><text:span text:style-name="T56"> </text:span><text:span text:style-name="T59">só</text:span><text:span text:style-name="T56"> </text:span><text:span text:style-name="T59">mostra</text:span><text:span text:style-name="T56"> </text:span><text:span text:style-name="T59">um</text:span><text:span text:style-name="T56"> </text:span><text:span text:style-name="T59">único</text:span><text:span text:style-name="T56"> </text:span><text:span text:style-name="T59">caracter</text:span><text:span text:style-name="T56"> </text:span><text:span text:style-name="T59">e</text:span><text:span text:style-name="T56"> </text:span><text:span text:style-name="T59">mostra</text:span><text:span text:style-name="T56"> </text:span><text:span text:style-name="T59">a</text:span><text:span text:style-name="T56"> </text:span><text:span text:style-name="T59">quarta</text:span><text:span text:style-name="T56"> </text:span><text:span text:style-name="T59">posição,</text:span><text:span text:style-name="T56"> </text:span><text:span text:style-name="T59">que</text:span><text:span text:style-name="T56"> </text:span><text:span text:style-name="T59">é</text:span><text:span text:style-name="T56"> </text:span><text:span text:style-name="T59">a</text:span><text:span text:style-name="T56"> </text:span><text:span text:style-name="T59">letra</text:span><text:span text:style-name="T56"> </text:span><text:span text:style-name="T59">"e"</text:span></text:p>
      <text:p text:style-name="P63"><text:soft-page-break/><text:span text:style-name="T56"><text:s text:c="2"/></text:span><text:span text:style-name="T59">/*</text:span><text:span text:style-name="T56"> </text:span><text:span text:style-name="T59">(g)</text:span><text:span text:style-name="T56"> </text:span><text:span text:style-name="T59">*/</text:span></text:p>
      <text:p text:style-name="P63"><text:span text:style-name="T56"><text:s text:c="2"/></text:span><text:span text:style-name="T68">p3</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char</text:span><text:span text:style-name="T56"> </text:span><text:span text:style-name="T59">"p3"</text:span><text:span text:style-name="T56"> </text:span><text:span text:style-name="T59">decrementa</text:span><text:span text:style-name="T56"> </text:span><text:span text:style-name="T59">uma</text:span><text:span text:style-name="T56"> </text:span><text:span text:style-name="T59">posição</text:span><text:span text:style-name="T56"> </text:span><text:span text:style-name="T59">do</text:span><text:span text:style-name="T56"> </text:span><text:span text:style-name="T59">declarado</text:span><text:span text:style-name="T56"> </text:span><text:span text:style-name="T59">na</text:span><text:span text:style-name="T56"> </text:span><text:span text:style-name="T59">questão</text:span><text:span text:style-name="T56"> </text:span><text:span text:style-name="T59">a</text:span><text:span text:style-name="T56"> </text:span><text:span text:style-name="T59">cima</text:span></text:p>
      <text:p text:style-name="P69"><text:span text:style-name="T56"><text:s text:c="2"/></text:span><text:span text:style-name="T65">printf</text:span>(<text:span text:style-name="T59">"%c</text:span><text:span text:style-name="T56"> </text:span><text:span text:style-name="T59">\n"</text:span>,<text:span text:style-name="T56"> </text:span>*<text:span text:style-name="T68">p3</text:span>);<text:span text:style-name="T56"> </text:span><text:span text:style-name="T59">//</text:span><text:span text:style-name="T56"> </text:span><text:span text:style-name="T59">ao</text:span><text:span text:style-name="T56"> </text:span><text:span text:style-name="T59">mostrar</text:span><text:span text:style-name="T56"> </text:span><text:span text:style-name="T59">o</text:span><text:span text:style-name="T56"> </text:span><text:span text:style-name="T59">ponteiro</text:span><text:span text:style-name="T56"> </text:span><text:span text:style-name="T59">"*p3",</text:span><text:span text:style-name="T56"> </text:span><text:span text:style-name="T59">deveria</text:span><text:span text:style-name="T56"> </text:span><text:span text:style-name="T59">aparecer</text:span><text:span text:style-name="T56"> </text:span><text:span text:style-name="T59">o</text:span><text:span text:style-name="T56"> </text:span><text:span text:style-name="T59">nome</text:span><text:span text:style-name="T56"> </text:span><text:span text:style-name="T59">completo</text:span><text:span text:style-name="T56"> </text:span><text:span text:style-name="T59">"Ponteiros",</text:span><text:span text:style-name="T56"> </text:span><text:span text:style-name="T59">porém,</text:span><text:span text:style-name="T56"> </text:span><text:span text:style-name="T59">ele</text:span><text:span text:style-name="T56"> </text:span><text:span text:style-name="T59">foi</text:span><text:span text:style-name="T56"> </text:span><text:span text:style-name="T59">declarado</text:span><text:span text:style-name="T56"> </text:span><text:span text:style-name="T59">como</text:span><text:span text:style-name="T56"> </text:span><text:span text:style-name="T59">char,</text:span><text:span text:style-name="T56"> </text:span><text:span text:style-name="T59">então</text:span><text:span text:style-name="T56"> </text:span><text:span text:style-name="T59">ele</text:span><text:span text:style-name="T56"> </text:span><text:span text:style-name="T59">só</text:span><text:span text:style-name="T56"> </text:span><text:span text:style-name="T59">mostra</text:span><text:span text:style-name="T56"> </text:span><text:span text:style-name="T59">um</text:span><text:span text:style-name="T56"> </text:span><text:span text:style-name="T59">único</text:span><text:span text:style-name="T56"> </text:span><text:span text:style-name="T59">caracter</text:span><text:span text:style-name="T56"> </text:span><text:span text:style-name="T59">e</text:span><text:span text:style-name="T56"> </text:span><text:span text:style-name="T59">mostra</text:span><text:span text:style-name="T56"> </text:span><text:span text:style-name="T59">a</text:span><text:span text:style-name="T56"> </text:span><text:span text:style-name="T59">terceira</text:span><text:span text:style-name="T56"> </text:span><text:span text:style-name="T59">posição,</text:span><text:span text:style-name="T56"> </text:span><text:span text:style-name="T59">que</text:span><text:span text:style-name="T56"> </text:span><text:span text:style-name="T59">é</text:span><text:span text:style-name="T56"> </text:span><text:span text:style-name="T59">a</text:span><text:span text:style-name="T56"> </text:span><text:span text:style-name="T59">letra</text:span><text:span text:style-name="T56"> </text:span><text:span text:style-name="T59">"t"</text:span></text:p>
      <text:p text:style-name="P63"><text:span text:style-name="T56"><text:s text:c="2"/></text:span><text:span text:style-name="T59">/*</text:span><text:span text:style-name="T56"> </text:span><text:span text:style-name="T59">(h)</text:span><text:span text:style-name="T56"> </text:span><text:span text:style-name="T59">*/</text:span></text:p>
      <text:p text:style-name="P63"><text:span text:style-name="T56"><text:s text:c="2"/></text:span><text:span text:style-name="T68">vetor</text:span>[<text:span text:style-name="T54">0</text:span>]<text:span text:style-name="T56"> </text:span>=<text:span text:style-name="T56"> </text:span><text:span text:style-name="T54">31</text:span>;<text:span text:style-name="T56"> </text:span><text:span text:style-name="T59">//</text:span><text:span text:style-name="T56"> </text:span><text:span text:style-name="T59">vetor</text:span><text:span text:style-name="T56"> </text:span><text:span text:style-name="T59">na</text:span><text:span text:style-name="T56"> </text:span><text:span text:style-name="T59">posição</text:span><text:span text:style-name="T56"> </text:span><text:span text:style-name="T59">0</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31</text:span></text:p>
      <text:p text:style-name="P63"><text:span text:style-name="T56"><text:s text:c="2"/></text:span><text:span text:style-name="T68">vetor</text:span>[<text:span text:style-name="T54">1</text:span>]<text:span text:style-name="T56"> </text:span>=<text:span text:style-name="T56"> </text:span><text:span text:style-name="T54">45</text:span>;<text:span text:style-name="T56"> </text:span><text:span text:style-name="T59">//</text:span><text:span text:style-name="T56"> </text:span><text:span text:style-name="T59">vetor</text:span><text:span text:style-name="T56"> </text:span><text:span text:style-name="T59">na</text:span><text:span text:style-name="T56"> </text:span><text:span text:style-name="T59">posição</text:span><text:span text:style-name="T56"> </text:span><text:span text:style-name="T59">1</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45</text:span></text:p>
      <text:p text:style-name="P63"><text:span text:style-name="T56"><text:s text:c="2"/></text:span><text:span text:style-name="T68">vetor</text:span>[<text:span text:style-name="T54">2</text:span>]<text:span text:style-name="T56"> </text:span>=<text:span text:style-name="T56"> </text:span><text:span text:style-name="T54">27</text:span>;<text:span text:style-name="T56"> </text:span><text:span text:style-name="T59">//</text:span><text:span text:style-name="T56"> </text:span><text:span text:style-name="T59">vetor</text:span><text:span text:style-name="T56"> </text:span><text:span text:style-name="T59">na</text:span><text:span text:style-name="T56"> </text:span><text:span text:style-name="T59">posição</text:span><text:span text:style-name="T56"> </text:span><text:span text:style-name="T59">2</text:span><text:span text:style-name="T56"> </text:span><text:span text:style-name="T59">recebe</text:span><text:span text:style-name="T56"> </text:span><text:span text:style-name="T59">o</text:span><text:span text:style-name="T56"> </text:span><text:span text:style-name="T59">número</text:span><text:span text:style-name="T56"> </text:span><text:span text:style-name="T59">27</text:span></text:p>
      <text:p text:style-name="P63"><text:span text:style-name="T56"><text:s text:c="2"/></text:span><text:span text:style-name="T68">p4</text:span><text:span text:style-name="T56"> </text:span>=<text:span text:style-name="T56"> </text:span><text:span text:style-name="T68">vetor</text:span>;<text:span text:style-name="T56"> </text:span><text:span text:style-name="T59">//</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int</text:span><text:span text:style-name="T56"> </text:span><text:span text:style-name="T59">"p4"</text:span><text:span text:style-name="T56"> </text:span><text:span text:style-name="T59">recebe</text:span><text:span text:style-name="T56"> </text:span><text:span text:style-name="T59">o</text:span><text:span text:style-name="T56"> </text:span><text:span text:style-name="T59">vetor</text:span><text:span text:style-name="T56"> </text:span><text:span text:style-name="T59">declarado</text:span><text:span text:style-name="T56"> </text:span><text:span text:style-name="T59">no</text:span><text:span text:style-name="T56"> </text:span><text:span text:style-name="T59">escopo,</text:span><text:span text:style-name="T56"> </text:span><text:span text:style-name="T59">porém,</text:span><text:span text:style-name="T56"> </text:span><text:span text:style-name="T59">ele</text:span><text:span text:style-name="T56"> </text:span><text:span text:style-name="T59">está</text:span><text:span text:style-name="T56"> </text:span><text:span text:style-name="T59">sem</text:span><text:span text:style-name="T56"> </text:span><text:span text:style-name="T59">a</text:span><text:span text:style-name="T56"> </text:span><text:span text:style-name="T59">declaração</text:span><text:span text:style-name="T56"> </text:span><text:span text:style-name="T59">da</text:span><text:span text:style-name="T56"> </text:span><text:span text:style-name="T59">posição,</text:span><text:span text:style-name="T56"> </text:span><text:span text:style-name="T59">então</text:span><text:span text:style-name="T56"> </text:span><text:span text:style-name="T59">o</text:span><text:span text:style-name="T56"> </text:span><text:span text:style-name="T59">ponteiro</text:span><text:span text:style-name="T56"> </text:span><text:span text:style-name="T59">recebe</text:span><text:span text:style-name="T56"> </text:span><text:span text:style-name="T59">o</text:span><text:span text:style-name="T56"> </text:span><text:span text:style-name="T59">valor</text:span><text:span text:style-name="T56"> </text:span><text:span text:style-name="T59">da</text:span><text:span text:style-name="T56"> </text:span><text:span text:style-name="T59">primeira</text:span><text:span text:style-name="T56"> </text:span><text:span text:style-name="T59">posição</text:span><text:span text:style-name="T56"> </text:span><text:span text:style-name="T59">do</text:span><text:span text:style-name="T56"> </text:span><text:span text:style-name="T59">vetor</text:span></text:p>
      <text:p text:style-name="P63"><text:span text:style-name="T56"><text:s text:c="2"/></text:span><text:span text:style-name="T68">idade</text:span><text:span text:style-name="T56"> </text:span>=<text:span text:style-name="T56"> </text:span>*<text:span text:style-name="T68">p4</text:span>;<text:span text:style-name="T56"> </text:span><text:span text:style-name="T59">//</text:span><text:span text:style-name="T56"> </text:span><text:span text:style-name="T59">a</text:span><text:span text:style-name="T56"> </text:span><text:span text:style-name="T59">variável</text:span><text:span text:style-name="T56"> </text:span><text:span text:style-name="T59">"idade"</text:span><text:span text:style-name="T56"> </text:span><text:span text:style-name="T59">recebe</text:span><text:span text:style-name="T56"> </text:span><text:span text:style-name="T59">o</text:span><text:span text:style-name="T56"> </text:span><text:span text:style-name="T59">valor</text:span><text:span text:style-name="T56"> </text:span><text:span text:style-name="T59">do</text:span><text:span text:style-name="T56"> </text:span><text:span text:style-name="T59">próprio</text:span><text:span text:style-name="T56"> </text:span><text:span text:style-name="T59">ponteiro</text:span><text:span text:style-name="T56"> </text:span><text:span text:style-name="T59">"*p4"</text:span><text:span text:style-name="T56"> </text:span><text:span text:style-name="T59">que</text:span><text:span text:style-name="T56"> </text:span><text:span text:style-name="T59">é</text:span><text:span text:style-name="T56"> </text:span><text:span text:style-name="T59">o</text:span><text:span text:style-name="T56"> </text:span><text:span text:style-name="T59">primeiro</text:span><text:span text:style-name="T56"> </text:span><text:span text:style-name="T59">endereço</text:span><text:span text:style-name="T56"> </text:span><text:span text:style-name="T59">do</text:span><text:span text:style-name="T56"> </text:span><text:span text:style-name="T59">vetor.</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idade</text:span>);<text:span text:style-name="T56"> </text:span><text:span text:style-name="T59">//</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31</text:span></text:p>
      <text:p text:style-name="P63"><text:span text:style-name="T56"><text:s text:c="2"/></text:span><text:span text:style-name="T59">/*</text:span><text:span text:style-name="T56"> </text:span><text:span text:style-name="T59">(i)</text:span><text:span text:style-name="T56"> </text:span><text:span text:style-name="T59">*/</text:span></text:p>
      <text:p text:style-name="P63"><text:span text:style-name="T56"><text:s text:c="2"/></text:span><text:span text:style-name="T68">p5</text:span><text:span text:style-name="T56"> </text:span>=<text:span text:style-name="T56"> </text:span><text:span text:style-name="T68">p4</text:span><text:span text:style-name="T56"> </text:span>+<text:span text:style-name="T56"> </text:span><text:span text:style-name="T54">1</text:span>;<text:span text:style-name="T56"> </text:span><text:span text:style-name="T59">//</text:span><text:span text:style-name="T56"> </text:span><text:span text:style-name="T59">acrescenta</text:span><text:span text:style-name="T56"> </text:span><text:span text:style-name="T59">o</text:span><text:span text:style-name="T56"> </text:span><text:span text:style-name="T59">valor</text:span><text:span text:style-name="T56"> </text:span><text:span text:style-name="T59">de</text:span><text:span text:style-name="T56"> </text:span><text:span text:style-name="T59">uma</text:span><text:span text:style-name="T56"> </text:span><text:span text:style-name="T59">posição</text:span><text:span text:style-name="T56"> </text:span><text:span text:style-name="T59">no</text:span><text:span text:style-name="T56"> </text:span><text:span text:style-name="T59">ponteiro</text:span><text:span text:style-name="T56"> </text:span><text:span text:style-name="T59">para</text:span><text:span text:style-name="T56"> </text:span><text:span text:style-name="T59">int</text:span><text:span text:style-name="T56"> </text:span><text:span text:style-name="T59">"p4"</text:span></text:p>
      <text:p text:style-name="P63"><text:span text:style-name="T56"><text:s text:c="2"/></text:span><text:span text:style-name="T68">idade</text:span><text:span text:style-name="T56"> </text:span>=<text:span text:style-name="T56"> </text:span>*<text:span text:style-name="T68">p5</text:span>;<text:span text:style-name="T56"> </text:span><text:span text:style-name="T59">//</text:span><text:span text:style-name="T56"> </text:span><text:span text:style-name="T59">idade</text:span><text:span text:style-name="T56"> </text:span><text:span text:style-name="T59">recebe</text:span><text:span text:style-name="T56"> </text:span><text:span text:style-name="T59">o</text:span><text:span text:style-name="T56"> </text:span><text:span text:style-name="T59">valor</text:span><text:span text:style-name="T56"> </text:span><text:span text:style-name="T59">no</text:span><text:span text:style-name="T56"> </text:span><text:span text:style-name="T59">endereço</text:span><text:span text:style-name="T56"> </text:span><text:span text:style-name="T59">do</text:span><text:span text:style-name="T56"> </text:span><text:span text:style-name="T59">ponteiro</text:span><text:span text:style-name="T56"> </text:span><text:span text:style-name="T59">"p5"</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idade</text:span>);<text:span text:style-name="T56"> </text:span><text:span text:style-name="T59">//</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45</text:span></text:p>
      <text:p text:style-name="P63"><text:span text:style-name="T56"><text:s text:c="2"/></text:span><text:span text:style-name="T59">/*</text:span><text:span text:style-name="T56"> </text:span><text:span text:style-name="T59">(j)</text:span><text:span text:style-name="T56"> </text:span><text:span text:style-name="T59">*/</text:span></text:p>
      <text:p text:style-name="P63"><text:span text:style-name="T56"><text:s text:c="2"/></text:span><text:span text:style-name="T68">p4</text:span><text:span text:style-name="T56"> </text:span>=<text:span text:style-name="T56"> </text:span><text:span text:style-name="T68">p5</text:span><text:span text:style-name="T56"> </text:span>+<text:span text:style-name="T56"> </text:span><text:span text:style-name="T54">1</text:span>;<text:span text:style-name="T56"> </text:span><text:span text:style-name="T59">//</text:span><text:span text:style-name="T56"> </text:span><text:span text:style-name="T59">incrementa</text:span><text:span text:style-name="T56"> </text:span><text:span text:style-name="T59">uma</text:span><text:span text:style-name="T56"> </text:span><text:span text:style-name="T59">posição</text:span><text:span text:style-name="T56"> </text:span><text:span text:style-name="T59">no</text:span><text:span text:style-name="T56"> </text:span><text:span text:style-name="T59">vetor[1]</text:span><text:span text:style-name="T56"> </text:span><text:span text:style-name="T59">armazenado</text:span><text:span text:style-name="T56"> </text:span><text:span text:style-name="T59">no</text:span><text:span text:style-name="T56"> </text:span><text:span text:style-name="T59">ponteiro</text:span><text:span text:style-name="T56"> </text:span><text:span text:style-name="T59">"p5"</text:span></text:p>
      <text:p text:style-name="P63"><text:span text:style-name="T56"><text:s text:c="2"/></text:span><text:span text:style-name="T68">idade</text:span><text:span text:style-name="T56"> </text:span>=<text:span text:style-name="T56"> </text:span>*<text:span text:style-name="T68">p4</text:span>;<text:span text:style-name="T56"> </text:span><text:span text:style-name="T59">//</text:span><text:span text:style-name="T56"> </text:span><text:span text:style-name="T59">a</text:span><text:span text:style-name="T56"> </text:span><text:span text:style-name="T59">variável</text:span><text:span text:style-name="T56"> </text:span><text:span text:style-name="T59">"idade"</text:span><text:span text:style-name="T56"> </text:span><text:span text:style-name="T59">recebe</text:span><text:span text:style-name="T56"> </text:span><text:span text:style-name="T59">o</text:span><text:span text:style-name="T56"> </text:span><text:span text:style-name="T59">valor</text:span><text:span text:style-name="T56"> </text:span><text:span text:style-name="T59">do</text:span><text:span text:style-name="T56"> </text:span><text:span text:style-name="T59">endereço</text:span><text:span text:style-name="T56"> </text:span><text:span text:style-name="T59">do</text:span><text:span text:style-name="T56"> </text:span><text:span text:style-name="T59">ponteiro</text:span><text:span text:style-name="T56"> </text:span><text:span text:style-name="T59">"*p4"</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idade</text:span>);<text:span text:style-name="T56"> </text:span><text:span text:style-name="T59">//</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27</text:span></text:p>
      <text:p text:style-name="P63"><text:span text:style-name="T56"><text:s text:c="2"/></text:span><text:span text:style-name="T59">/*</text:span><text:span text:style-name="T56"> </text:span><text:span text:style-name="T59">(l)</text:span><text:span text:style-name="T56"> </text:span><text:span text:style-name="T59">*/</text:span></text:p>
      <text:p text:style-name="P63"><text:span text:style-name="T56"><text:s text:c="2"/></text:span><text:span text:style-name="T68">p4</text:span><text:span text:style-name="T56"> </text:span>=<text:span text:style-name="T56"> </text:span><text:span text:style-name="T68">p4</text:span><text:span text:style-name="T56"> </text:span>-<text:span text:style-name="T56"> </text:span><text:span text:style-name="T54">2</text:span>;<text:span text:style-name="T56"> </text:span><text:span text:style-name="T59">//</text:span><text:span text:style-name="T56"> <text:s/></text:span><text:span text:style-name="T59">no</text:span><text:span text:style-name="T56"> </text:span><text:span text:style-name="T59">ponteiro</text:span><text:span text:style-name="T56"> </text:span><text:span text:style-name="T59">"p4"</text:span><text:span text:style-name="T56"> </text:span><text:span text:style-name="T59">está</text:span><text:span text:style-name="T56"> </text:span><text:span text:style-name="T59">armazenado</text:span><text:span text:style-name="T56"> </text:span><text:span text:style-name="T59">o</text:span><text:span text:style-name="T56"> </text:span><text:span text:style-name="T59">valor</text:span><text:span text:style-name="T56"> </text:span><text:span text:style-name="T59">da</text:span><text:span text:style-name="T56"> </text:span><text:span text:style-name="T59">ultima</text:span><text:span text:style-name="T56"> </text:span><text:span text:style-name="T59">posição</text:span><text:span text:style-name="T56"> </text:span><text:span text:style-name="T59">do</text:span><text:span text:style-name="T56"> </text:span><text:span text:style-name="T59">vetor,</text:span><text:span text:style-name="T56"> </text:span><text:span text:style-name="T59">e</text:span><text:span text:style-name="T56"> </text:span><text:span text:style-name="T59">agora</text:span><text:span text:style-name="T56"> </text:span><text:span text:style-name="T59">le</text:span><text:span text:style-name="T56"> </text:span><text:span text:style-name="T59">vai</text:span><text:span text:style-name="T56"> </text:span><text:span text:style-name="T59">subtrair</text:span><text:span text:style-name="T56"> </text:span><text:span text:style-name="T59">duas</text:span><text:span text:style-name="T56"> </text:span><text:span text:style-name="T59">posições</text:span></text:p>
      <text:p text:style-name="P63"><text:span text:style-name="T56"><text:s text:c="2"/></text:span><text:span text:style-name="T68">idade</text:span><text:span text:style-name="T56"> </text:span>=<text:span text:style-name="T56"> </text:span>*<text:span text:style-name="T68">p4</text:span>;<text:span text:style-name="T56"> </text:span><text:span text:style-name="T59">//</text:span><text:span text:style-name="T56"> </text:span><text:span text:style-name="T59">a</text:span><text:span text:style-name="T56"> </text:span><text:span text:style-name="T59">variável</text:span><text:span text:style-name="T56"> </text:span><text:span text:style-name="T59">"idade"</text:span><text:span text:style-name="T56"> </text:span><text:span text:style-name="T59">recebe</text:span><text:span text:style-name="T56"> </text:span><text:span text:style-name="T59">o</text:span><text:span text:style-name="T56"> </text:span><text:span text:style-name="T59">valor</text:span><text:span text:style-name="T56"> </text:span><text:span text:style-name="T59">armazenado</text:span><text:span text:style-name="T56"> </text:span><text:span text:style-name="T59">no</text:span><text:span text:style-name="T56"> </text:span><text:span text:style-name="T59">ponteiro</text:span><text:span text:style-name="T56"> </text:span><text:span text:style-name="T59">"*p4"</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idade</text:span>);<text:span text:style-name="T56"> </text:span><text:span text:style-name="T59">//</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31</text:span></text:p>
      <text:p text:style-name="P63"><text:span text:style-name="T56"><text:s text:c="2"/></text:span><text:span text:style-name="T59">/*</text:span><text:span text:style-name="T56"> </text:span><text:span text:style-name="T59">(m)</text:span><text:span text:style-name="T56"> </text:span><text:span text:style-name="T59">*/</text:span></text:p>
      <text:p text:style-name="P63"><text:span text:style-name="T56"><text:s text:c="2"/></text:span><text:span text:style-name="T68">p5</text:span><text:span text:style-name="T56"> </text:span>=<text:span text:style-name="T56"> </text:span>&amp;<text:span text:style-name="T68">vetor</text:span>[<text:span text:style-name="T54">2</text:span>]<text:span text:style-name="T56"> </text:span>-<text:span text:style-name="T56"> </text:span><text:span text:style-name="T54">1</text:span>;<text:span text:style-name="T56"> </text:span><text:span text:style-name="T59">//</text:span><text:span text:style-name="T56"> </text:span><text:span text:style-name="T59">o</text:span><text:span text:style-name="T56"> </text:span><text:span text:style-name="T59">ponteiro</text:span><text:span text:style-name="T56"> </text:span><text:span text:style-name="T59">"p5"</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posição</text:span><text:span text:style-name="T56"> </text:span><text:span text:style-name="T59">2</text:span><text:span text:style-name="T56"> </text:span><text:span text:style-name="T59">do</text:span><text:span text:style-name="T56"> </text:span><text:span text:style-name="T59">vetor</text:span><text:span text:style-name="T56"> </text:span><text:span text:style-name="T59">e</text:span><text:span text:style-name="T56"> </text:span><text:span text:style-name="T59">decrementa</text:span><text:span text:style-name="T56"> </text:span><text:span text:style-name="T59">uma</text:span><text:span text:style-name="T56"> </text:span><text:span text:style-name="T59">posição</text:span></text:p>
      <text:p text:style-name="P69"><text:span text:style-name="T56"><text:s text:c="2"/></text:span><text:span text:style-name="T65">printf</text:span>(<text:span text:style-name="T59">"%d</text:span><text:span text:style-name="T56"> </text:span><text:span text:style-name="T59">\n"</text:span>,<text:span text:style-name="T56"> </text:span>*<text:span text:style-name="T68">p5</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45</text:span></text:p>
      <text:p text:style-name="P63"><text:span text:style-name="T56"><text:s text:c="2"/></text:span><text:span text:style-name="T59">/*</text:span><text:span text:style-name="T56"> </text:span><text:span text:style-name="T59">(n)</text:span><text:span text:style-name="T56"> </text:span><text:span text:style-name="T59">*/</text:span></text:p>
      <text:p text:style-name="P63"><text:span text:style-name="T56"><text:s text:c="2"/></text:span><text:span text:style-name="T68">p5</text:span>++;<text:span text:style-name="T56"> </text:span><text:span text:style-name="T59">//</text:span><text:span text:style-name="T56"> </text:span><text:span text:style-name="T59">o</text:span><text:span text:style-name="T56"> </text:span><text:span text:style-name="T59">ponteiro</text:span><text:span text:style-name="T56"> </text:span><text:span text:style-name="T59">"p5"</text:span><text:span text:style-name="T56"> </text:span><text:span text:style-name="T59">recebe</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posição</text:span><text:span text:style-name="T56"> </text:span><text:span text:style-name="T59">1</text:span><text:span text:style-name="T56"> </text:span><text:span text:style-name="T59">do</text:span><text:span text:style-name="T56"> </text:span><text:span text:style-name="T59">vetor</text:span><text:span text:style-name="T56"> </text:span><text:span text:style-name="T59">e</text:span><text:span text:style-name="T56"> </text:span><text:span text:style-name="T59">incrementa</text:span><text:span text:style-name="T56"> </text:span><text:span text:style-name="T59">uma</text:span><text:span text:style-name="T56"> </text:span><text:span text:style-name="T59">posição</text:span></text:p>
      <text:p text:style-name="P63"><text:span text:style-name="T56"><text:s text:c="2"/></text:span><text:span text:style-name="T65">printf</text:span>(<text:span text:style-name="T59">"%d</text:span><text:span text:style-name="T56"> </text:span><text:span text:style-name="T59">\n"</text:span>,<text:span text:style-name="T56"> </text:span>*<text:span text:style-name="T68">p5</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27</text:span></text:p>
      <text:p text:style-name="P65"/>
      <text:p text:style-name="P63"><text:span text:style-name="T56"><text:s text:c="2"/></text:span><text:span text:style-name="T63">return</text:span>(<text:span text:style-name="T54">0</text:span>);</text:p>
      <text:p text:style-name="P69">}</text:p>
      <text:p text:style-name="P10"/>
      <text:p text:style-name="P5"><text:span text:style-name="T73">6) </text:span><text:span text:style-name="T18">Determine o que será mostrado pelo seguinte programa (compile-o, execute-o e verifique se foram obtidas as respostas esperadas).</text:span></text:p>
      <text:p text:style-name="P33"/>
      <text:p text:style-name="P57">#<text:span text:style-name="T54">include</text:span><text:span text:style-name="T56"> </text:span>&lt;<text:span text:style-name="T59">stdio</text:span>.<text:span text:style-name="T59">h</text:span>&gt;</text:p>
      <text:p text:style-name="P69"><text:span text:style-name="T63">int</text:span><text:span text:style-name="T56"> </text:span><text:span text:style-name="T66">main</text:span>(<text:span text:style-name="T63">void</text:span>){</text:p>
      <text:p text:style-name="P63"><text:span text:style-name="T56"><text:s text:c="2"/></text:span><text:span text:style-name="T63">float</text:span><text:span text:style-name="T56"> </text:span><text:span text:style-name="T68">vet</text:span>[<text:span text:style-name="T54">5</text:span>]<text:span text:style-name="T56"> </text:span>=<text:span text:style-name="T56"> </text:span>{<text:span text:style-name="T54">1.1</text:span>,<text:span text:style-name="T56"> </text:span><text:span text:style-name="T54">2.2</text:span>,<text:span text:style-name="T56"> </text:span><text:span text:style-name="T54">3.3</text:span>,<text:span text:style-name="T56"> </text:span><text:span text:style-name="T54">4.4</text:span>,<text:span text:style-name="T56"> </text:span><text:span text:style-name="T54">5.5</text:span>};</text:p>
      <text:p text:style-name="P63"><text:span text:style-name="T56"><text:s text:c="2"/></text:span><text:span text:style-name="T63">float</text:span><text:span text:style-name="T56"> </text:span>*<text:span text:style-name="T68">f</text:span>;</text:p>
      <text:p text:style-name="P63"><text:span text:style-name="T56"><text:s text:c="2"/></text:span><text:span text:style-name="T63">int</text:span><text:span text:style-name="T56"> </text:span><text:span text:style-name="T68">i</text:span>;</text:p>
      <text:p text:style-name="P63"><text:span text:style-name="T56"><text:s text:c="2"/></text:span><text:span text:style-name="T68">f</text:span><text:span text:style-name="T56"> </text:span>=<text:span text:style-name="T56"> </text:span><text:span text:style-name="T68">vet</text:span>;</text:p>
      <text:p text:style-name="P69"><text:span text:style-name="T56"><text:s text:c="2"/></text:span><text:span text:style-name="T65">printf</text:span>(<text:span text:style-name="T59">"contador/valor/valor/endereco/endereco"</text:span>);</text:p>
      <text:p text:style-name="P69"><text:soft-page-break/><text:span text:style-name="T56"><text:s text:c="2"/></text:span><text:span text:style-name="T63">for</text:span>(<text:span text:style-name="T68">i</text:span><text:span text:style-name="T56"> </text:span>=<text:span text:style-name="T56"> </text:span><text:span text:style-name="T54">0</text:span><text:span text:style-name="T56"> </text:span>;<text:span text:style-name="T56"> </text:span><text:span text:style-name="T68">i</text:span><text:span text:style-name="T56"> </text:span>&lt;=<text:span text:style-name="T56"> </text:span><text:span text:style-name="T54">4</text:span><text:span text:style-name="T56"> </text:span>;<text:span text:style-name="T56"> </text:span><text:span text:style-name="T68">i</text:span>++){</text:p>
      <text:p text:style-name="P63"><text:span text:style-name="T56"><text:s text:c="4"/></text:span><text:span text:style-name="T65">printf</text:span>(<text:span text:style-name="T59">"\ni</text:span><text:span text:style-name="T56"> </text:span><text:span text:style-name="T59">=</text:span><text:span text:style-name="T56"> </text:span><text:span text:style-name="T59">%d</text:span><text:span text:style-name="T56"> </text:span><text:span text:style-name="T59">\n"</text:span>,<text:span text:style-name="T68">i</text:span>);<text:span text:style-name="T56"> </text:span><text:span text:style-name="T59">//</text:span><text:span text:style-name="T56"> </text:span><text:span text:style-name="T59">mostra</text:span><text:span text:style-name="T56"> </text:span><text:span text:style-name="T59">o</text:span><text:span text:style-name="T56"> </text:span><text:span text:style-name="T59">número</text:span><text:span text:style-name="T56"> </text:span><text:span text:style-name="T59">de</text:span><text:span text:style-name="T56"> </text:span><text:span text:style-name="T59">representação</text:span><text:span text:style-name="T56"> </text:span><text:span text:style-name="T59">de</text:span><text:span text:style-name="T56"> </text:span><text:span text:style-name="T59">iteração</text:span><text:span text:style-name="T56"> </text:span><text:span text:style-name="T59">da</text:span><text:span text:style-name="T56"> </text:span><text:span text:style-name="T59">função</text:span><text:span text:style-name="T56"> </text:span><text:span text:style-name="T59">for</text:span></text:p>
      <text:p text:style-name="P63"><text:span text:style-name="T56"><text:s text:c="4"/></text:span><text:span text:style-name="T65">printf</text:span>(<text:span text:style-name="T59">"vet[%d]</text:span><text:span text:style-name="T56"> </text:span><text:span text:style-name="T59">=</text:span><text:span text:style-name="T56"> </text:span><text:span text:style-name="T59">%.1f</text:span><text:span text:style-name="T56"> </text:span><text:span text:style-name="T59">\n"</text:span>,<text:span text:style-name="T68">i</text:span>,<text:span text:style-name="T56"> </text:span><text:span text:style-name="T68">vet</text:span>[<text:span text:style-name="T68">i</text:span>]);<text:span text:style-name="T56"> </text:span><text:span text:style-name="T59">//</text:span><text:span text:style-name="T56"> </text:span><text:span text:style-name="T59">mostra</text:span><text:span text:style-name="T56"> </text:span><text:span text:style-name="T59">o</text:span><text:span text:style-name="T56"> </text:span><text:span text:style-name="T59">valor</text:span><text:span text:style-name="T56"> </text:span><text:span text:style-name="T59">do</text:span><text:span text:style-name="T56"> </text:span><text:span text:style-name="T59">vetor</text:span><text:span text:style-name="T56"> </text:span><text:span text:style-name="T59">na</text:span><text:span text:style-name="T56"> </text:span><text:span text:style-name="T59">posição</text:span><text:span text:style-name="T56"> </text:span><text:span text:style-name="T59">de</text:span><text:span text:style-name="T56"> </text:span><text:span text:style-name="T59">acordo</text:span><text:span text:style-name="T56"> </text:span><text:span text:style-name="T59">o</text:span><text:span text:style-name="T56"> </text:span><text:span text:style-name="T59">número</text:span><text:span text:style-name="T56"> </text:span><text:span text:style-name="T59">da</text:span><text:span text:style-name="T56"> </text:span><text:span text:style-name="T59">iteração</text:span><text:span text:style-name="T56"> </text:span><text:span text:style-name="T59">da</text:span><text:span text:style-name="T56"> </text:span><text:span text:style-name="T59">função</text:span><text:span text:style-name="T56"> </text:span><text:span text:style-name="T59">for</text:span></text:p>
      <text:p text:style-name="P63"><text:span text:style-name="T56"><text:s text:c="4"/></text:span><text:span text:style-name="T65">printf</text:span>(<text:span text:style-name="T59">"*(f</text:span><text:span text:style-name="T56"> </text:span><text:span text:style-name="T59">+</text:span><text:span text:style-name="T56"> </text:span><text:span text:style-name="T59">%d)</text:span><text:span text:style-name="T56"> </text:span><text:span text:style-name="T59">=</text:span><text:span text:style-name="T56"> </text:span><text:span text:style-name="T59">%.1f</text:span><text:span text:style-name="T56"> </text:span><text:span text:style-name="T59">\n"</text:span>,<text:span text:style-name="T68">i</text:span>,<text:span text:style-name="T56"> </text:span>*(<text:span text:style-name="T68">f</text:span>+<text:span text:style-name="T68">i</text:span>));<text:span text:style-name="T56"> </text:span><text:span text:style-name="T59">//</text:span><text:span text:style-name="T56"> </text:span><text:span text:style-name="T59">o</text:span><text:span text:style-name="T56"> </text:span><text:span text:style-name="T59">ponteiro</text:span><text:span text:style-name="T56"> </text:span><text:span text:style-name="T59">"f"</text:span><text:span text:style-name="T56"> </text:span><text:span text:style-name="T59">está</text:span><text:span text:style-name="T56"> </text:span><text:span text:style-name="T59">com</text:span><text:span text:style-name="T56"> </text:span><text:span text:style-name="T59">o</text:span><text:span text:style-name="T56"> </text:span><text:span text:style-name="T59">endereço</text:span><text:span text:style-name="T56"> </text:span><text:span text:style-name="T59">do</text:span><text:span text:style-name="T56"> </text:span><text:span text:style-name="T59">valor</text:span><text:span text:style-name="T56"> </text:span><text:span text:style-name="T59">da</text:span><text:span text:style-name="T56"> </text:span><text:span text:style-name="T59">primeira</text:span><text:span text:style-name="T56"> </text:span><text:span text:style-name="T59">posição</text:span><text:span text:style-name="T56"> </text:span><text:span text:style-name="T59">do</text:span><text:span text:style-name="T56"> </text:span><text:span text:style-name="T59">vetor</text:span><text:span text:style-name="T56"> </text:span><text:span text:style-name="T59">mais</text:span><text:span text:style-name="T56"> </text:span><text:span text:style-name="T59">o</text:span><text:span text:style-name="T56"> </text:span><text:span text:style-name="T59">número</text:span><text:span text:style-name="T56"> </text:span><text:span text:style-name="T59">da</text:span><text:span text:style-name="T56"> </text:span><text:span text:style-name="T59">iteração</text:span><text:span text:style-name="T56"> </text:span><text:span text:style-name="T59">da</text:span><text:span text:style-name="T56"> </text:span><text:span text:style-name="T59">função</text:span><text:span text:style-name="T56"> </text:span><text:span text:style-name="T59">for</text:span></text:p>
      <text:p text:style-name="P63"><text:span text:style-name="T56"><text:s text:c="4"/></text:span><text:span text:style-name="T65">printf</text:span>(<text:span text:style-name="T59">"&amp;vet[%d]</text:span><text:span text:style-name="T56"> </text:span><text:span text:style-name="T59">=</text:span><text:span text:style-name="T56"> </text:span><text:span text:style-name="T59">%X</text:span><text:span text:style-name="T56"> </text:span><text:span text:style-name="T59">\n"</text:span>,<text:span text:style-name="T68">i</text:span>,<text:span text:style-name="T56"> </text:span>&amp;<text:span text:style-name="T68">vet</text:span>[<text:span text:style-name="T68">i</text:span>]);<text:span text:style-name="T56"> </text:span><text:span text:style-name="T59">//</text:span><text:span text:style-name="T56"> </text:span><text:span text:style-name="T59">mostra</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posiçao</text:span><text:span text:style-name="T56"> </text:span><text:span text:style-name="T59">do</text:span><text:span text:style-name="T56"> </text:span><text:span text:style-name="T59">vetor</text:span><text:span text:style-name="T56"> </text:span><text:span text:style-name="T59">do</text:span><text:span text:style-name="T56"> </text:span><text:span text:style-name="T59">valor</text:span><text:span text:style-name="T56"> </text:span><text:span text:style-name="T59">da</text:span><text:span text:style-name="T56"> </text:span><text:span text:style-name="T59">iteração</text:span><text:span text:style-name="T56"> </text:span><text:span text:style-name="T59">da</text:span><text:span text:style-name="T56"> </text:span><text:span text:style-name="T59">função</text:span><text:span text:style-name="T56"> </text:span><text:span text:style-name="T59">for</text:span></text:p>
      <text:p text:style-name="P69"><text:span text:style-name="T56"><text:s text:c="4"/></text:span><text:span text:style-name="T65">printf</text:span>(<text:span text:style-name="T59">"(f</text:span><text:span text:style-name="T56"> </text:span><text:span text:style-name="T59">+</text:span><text:span text:style-name="T56"> </text:span><text:span text:style-name="T59">%d)</text:span><text:span text:style-name="T56"> </text:span><text:span text:style-name="T59">=</text:span><text:span text:style-name="T56"> </text:span><text:span text:style-name="T59">%X</text:span><text:span text:style-name="T56"> </text:span><text:span text:style-name="T59">\n"</text:span>,<text:span text:style-name="T68">i</text:span>,<text:span text:style-name="T56"> </text:span><text:span text:style-name="T68">f</text:span>+<text:span text:style-name="T68">i</text:span>);<text:span text:style-name="T56"> </text:span><text:span text:style-name="T59">//</text:span><text:span text:style-name="T56"> </text:span><text:span text:style-name="T59">mostra</text:span><text:span text:style-name="T56"> </text:span><text:span text:style-name="T59">o</text:span><text:span text:style-name="T56"> </text:span><text:span text:style-name="T59">endereço</text:span><text:span text:style-name="T56"> </text:span><text:span text:style-name="T59">da</text:span><text:span text:style-name="T56"> </text:span><text:span text:style-name="T59">posição</text:span><text:span text:style-name="T56"> </text:span><text:span text:style-name="T59">do</text:span><text:span text:style-name="T56"> </text:span><text:span text:style-name="T59">ponteiro</text:span><text:span text:style-name="T56"> </text:span><text:span text:style-name="T59">"f"</text:span><text:span text:style-name="T56"> </text:span><text:span text:style-name="T59">acrescido</text:span><text:span text:style-name="T56"> </text:span><text:span text:style-name="T59">do</text:span><text:span text:style-name="T56"> </text:span><text:span text:style-name="T59">valor</text:span><text:span text:style-name="T56"> </text:span><text:span text:style-name="T59">da</text:span><text:span text:style-name="T56"> </text:span><text:span text:style-name="T59">iteração</text:span><text:span text:style-name="T56"> </text:span><text:span text:style-name="T59">da</text:span><text:span text:style-name="T56"> </text:span><text:span text:style-name="T59">função</text:span><text:span text:style-name="T56"> </text:span><text:span text:style-name="T59">for</text:span></text:p>
      <text:p text:style-name="P69"><text:span text:style-name="T56"><text:s text:c="4"/></text:span><text:span text:style-name="T63">return</text:span><text:span text:style-name="T56"> </text:span><text:span text:style-name="T54">0</text:span>;</text:p>
      <text:p text:style-name="P63"><text:span text:style-name="T56"><text:s text:c="2"/></text:span>}</text:p>
      <text:p text:style-name="P63">}</text:p>
      <text:p text:style-name="P33"/>
      <text:p text:style-name="P34"><text:span text:style-name="T71">7) <text:s/></text:span><text:span text:style-name="T30">Assumindo que </text:span><text:span text:style-name="Source_20_Text"><text:span text:style-name="T39">pulo[] </text:span></text:span><text:span text:style-name="T30">é um vetor do tipo int, quais das seguintes expressões referenciam o valor do terceiro elemento do vetor?</text:span></text:p>
      <text:p text:style-name="P12"/>
      <text:p text:style-name="P58"><text:span text:style-name="Source_20_Text"><text:span text:style-name="T41">*</text:span></text:span><text:span text:style-name="Source_20_Text"><text:span text:style-name="T25">(pulo </text:span></text:span><text:span text:style-name="Source_20_Text"><text:span text:style-name="T41">+</text:span></text:span><text:span text:style-name="Source_20_Text"><text:span text:style-name="T25"> </text:span></text:span><text:span text:style-name="Source_20_Text"><text:span text:style-name="T41">2</text:span></text:span><text:span text:style-name="Source_20_Text"><text:span text:style-name="T25">); </text:span></text:span><text:span text:style-name="Source_20_Text"><text:span text:style-name="T26">errado.</text:span></text:span></text:p>
      <text:p text:style-name="P58"><text:span text:style-name="Source_20_Text"><text:span text:style-name="T25"/></text:span></text:p>
      <text:p text:style-name="P71"><text:span text:style-name="Source_20_Text"><text:span text:style-name="T40">*</text:span></text:span><text:span text:style-name="Source_20_Text"><text:span text:style-name="T24">(pulo </text:span></text:span><text:span text:style-name="Source_20_Text"><text:span text:style-name="T40">+</text:span></text:span><text:span text:style-name="Source_20_Text"><text:span text:style-name="T24"> </text:span></text:span><text:span text:style-name="Source_20_Text"><text:span text:style-name="T40">4</text:span></text:span><text:span text:style-name="Source_20_Text"><text:span text:style-name="T24">); </text:span></text:span><text:span text:style-name="Source_20_Text"><text:span text:style-name="T28">errado. </text:span></text:span></text:p>
      <text:p text:style-name="P71"><text:span text:style-name="Source_20_Text"><text:span text:style-name="T24">Pulo </text:span></text:span><text:span text:style-name="Source_20_Text"><text:span text:style-name="T40">+</text:span></text:span><text:span text:style-name="Source_20_Text"><text:span text:style-name="T24"> </text:span></text:span><text:span text:style-name="Source_20_Text"><text:span text:style-name="T40">4</text:span></text:span><text:span text:style-name="Source_20_Text"><text:span text:style-name="T24">; </text:span></text:span><text:span text:style-name="Source_20_Text"><text:span text:style-name="T28">errado.</text:span></text:span></text:p>
      <text:p text:style-name="P71"><text:span text:style-name="Source_20_Text"><text:span text:style-name="T24">Pulo </text:span></text:span><text:span text:style-name="Source_20_Text"><text:span text:style-name="T40">+</text:span></text:span><text:span text:style-name="Source_20_Text"><text:span text:style-name="T24"> </text:span></text:span><text:span text:style-name="Source_20_Text"><text:span text:style-name="T40">2</text:span></text:span><text:span text:style-name="Source_20_Text"><text:span text:style-name="T24">; </text:span></text:span><text:span text:style-name="Source_20_Text"><text:span text:style-name="T28">correto</text:span></text:span></text:p>
      <text:p text:style-name="P12"/>
      <text:p text:style-name="P35"><text:span text:style-name="T31">8) </text:span><text:span text:style-name="T30">Considerando a declaração </text:span><text:span text:style-name="Source_20_Text"><text:span text:style-name="T39">int mat[4], *p, x;</text:span></text:span><text:span text:style-name="T30">, quais das seguintes expressões são válidas? Justifique.</text:span></text:p>
      <text:p text:style-name="P13"/>
      <text:p text:style-name="P62"><text:span text:style-name="T17">p</text:span><text:span text:style-name="T11"> </text:span><text:span text:style-name="T18">=</text:span><text:span text:style-name="T11"> </text:span><text:span text:style-name="T17">mat</text:span><text:span text:style-name="T11"> </text:span><text:span text:style-name="T18">+</text:span><text:span text:style-name="T11"> </text:span><text:span text:style-name="T4">1</text:span><text:span text:style-name="T18">;</text:span><text:span text:style-name="T11"> </text:span><text:span text:style-name="T13">//</text:span><text:span text:style-name="T11"> </text:span><text:span text:style-name="T13">//expressão</text:span><text:span text:style-name="T11"> </text:span><text:span text:style-name="T13">válida.</text:span><text:span text:style-name="T11"> </text:span><text:span text:style-name="T13">incrementar</text:span><text:span text:style-name="T11"> </text:span><text:span text:style-name="T13">o</text:span><text:span text:style-name="T11"> </text:span><text:span text:style-name="T13">endereço</text:span><text:span text:style-name="T11"> </text:span><text:span text:style-name="T13">do</text:span><text:span text:style-name="T11"> </text:span><text:span text:style-name="T13">array</text:span><text:span text:style-name="T11"> </text:span><text:span text:style-name="T13">"mat[4]"</text:span></text:p>
      <text:p text:style-name="P51"/>
      <text:p text:style-name="P63">p<text:span text:style-name="T56"> </text:span>=<text:span text:style-name="T56"> </text:span>mat++;<text:span text:style-name="T56"> </text:span><text:span text:style-name="T59">//</text:span><text:span text:style-name="T56"> </text:span><text:span text:style-name="T59">expressão</text:span><text:span text:style-name="T56"> </text:span><text:span text:style-name="T59">inválida.</text:span><text:span text:style-name="T56"> </text:span><text:span text:style-name="T59">não</text:span><text:span text:style-name="T56"> </text:span><text:span text:style-name="T59">se</text:span><text:span text:style-name="T56"> </text:span><text:span text:style-name="T59">pode</text:span><text:span text:style-name="T56"> </text:span><text:span text:style-name="T59">incrementar</text:span><text:span text:style-name="T56"> </text:span><text:span text:style-name="T59">desta</text:span><text:span text:style-name="T56"> </text:span><text:span text:style-name="T59">forma</text:span><text:span text:style-name="T56"> </text:span><text:span text:style-name="T59">o</text:span><text:span text:style-name="T56"> </text:span><text:span text:style-name="T59">valor</text:span><text:span text:style-name="T56"> </text:span><text:span text:style-name="T59">definido</text:span><text:span text:style-name="T56"> </text:span><text:span text:style-name="T59">no</text:span><text:span text:style-name="T56"> </text:span><text:span text:style-name="T59">array</text:span><text:span text:style-name="T56"> </text:span><text:span text:style-name="T59">"mat[4]"</text:span></text:p>
      <text:p text:style-name="P65"/>
      <text:p text:style-name="P63">p<text:span text:style-name="T56"> </text:span>=<text:span text:style-name="T56"> </text:span>++mat;<text:span text:style-name="T56"> </text:span><text:span text:style-name="T59">//</text:span><text:span text:style-name="T56"> </text:span><text:span text:style-name="T59">expressão</text:span><text:span text:style-name="T56"> </text:span><text:span text:style-name="T59">inválida.</text:span><text:span text:style-name="T56"> </text:span><text:span text:style-name="T59">não</text:span><text:span text:style-name="T56"> </text:span><text:span text:style-name="T59">se</text:span><text:span text:style-name="T56"> </text:span><text:span text:style-name="T59">pode</text:span><text:span text:style-name="T56"> </text:span><text:span text:style-name="T59">incrementar</text:span><text:span text:style-name="T56"> </text:span><text:span text:style-name="T59">desta</text:span><text:span text:style-name="T56"> </text:span><text:span text:style-name="T59">forma</text:span><text:span text:style-name="T56"> </text:span><text:span text:style-name="T59">o</text:span><text:span text:style-name="T56"> </text:span><text:span text:style-name="T59">valor</text:span><text:span text:style-name="T56"> </text:span><text:span text:style-name="T59">definido</text:span><text:span text:style-name="T56"> </text:span><text:span text:style-name="T59">no</text:span><text:span text:style-name="T56"> </text:span><text:span text:style-name="T59">array</text:span><text:span text:style-name="T56"> </text:span><text:span text:style-name="T59">"mat[4]"</text:span></text:p>
      <text:p text:style-name="P65"/>
      <text:p text:style-name="P63"><text:span text:style-name="T68">x</text:span><text:span text:style-name="T56"> </text:span>=<text:span text:style-name="T56"> </text:span>(*<text:span text:style-name="T68">mat</text:span>)++;<text:span text:style-name="T56"> </text:span><text:span text:style-name="T59">//expressão</text:span><text:span text:style-name="T56"> </text:span><text:span text:style-name="T59">válida.</text:span><text:span text:style-name="T56"> </text:span><text:span text:style-name="T59">incrementar</text:span><text:span text:style-name="T56"> </text:span><text:span text:style-name="T59">o</text:span><text:span text:style-name="T56"> </text:span><text:span text:style-name="T59">endereço</text:span><text:span text:style-name="T56"> </text:span><text:span text:style-name="T59">do</text:span><text:span text:style-name="T56"> </text:span><text:span text:style-name="T59">array</text:span><text:span text:style-name="T56"> </text:span><text:span text:style-name="T59">"mat[4]"</text:span></text:p>
      <text:p text:style-name="P13"/>
      <text:p text:style-name="P18"/>
      <text:p text:style-name="P18"/>
      <text:p text:style-name="P18"/>
      <text:p text:style-name="P18"/>
      <text:p text:style-name="P18"/>
      <text:p text:style-name="P18"/>
      <text:p text:style-name="P18"/>
      <text:p text:style-name="P18"/>
      <text:p text:style-name="P18"/>
      <text:p text:style-name="P18"/>
      <text:p text:style-name="P18"/>
      <text:p text:style-name="P36"><text:soft-page-break/><text:span text:style-name="T32">9) </text:span><text:span text:style-name="T30">O que fazem os seguintes programas em C?</text:span></text:p>
      <text:p text:style-name="P18"/>
      <text:p text:style-name="P63"><text:span text:style-name="T63">int</text:span><text:span text:style-name="T56"> </text:span><text:span text:style-name="T66">main</text:span>(){</text:p>
      <text:p text:style-name="P63"><text:span text:style-name="T56"><text:s text:c="6"/></text:span><text:span text:style-name="T63">int</text:span><text:span text:style-name="T56"> </text:span><text:span text:style-name="T68">vet</text:span>[]<text:span text:style-name="T56"> </text:span>=<text:span text:style-name="T56"> </text:span>{<text:span text:style-name="T54">4</text:span>,<text:span text:style-name="T54">9</text:span>,<text:span text:style-name="T54">13</text:span>};</text:p>
      <text:p text:style-name="P63"><text:span text:style-name="T56"><text:s text:c="6"/></text:span><text:span text:style-name="T63">int</text:span><text:span text:style-name="T56"> </text:span><text:span text:style-name="T68">i</text:span>;</text:p>
      <text:p text:style-name="P63"><text:span text:style-name="T56"><text:s text:c="6"/></text:span><text:span text:style-name="T63">for</text:span>(<text:span text:style-name="T68">i</text:span>=<text:span text:style-name="T54">0</text:span>;<text:span text:style-name="T68">i</text:span>&lt;<text:span text:style-name="T54">3</text:span>;<text:span text:style-name="T68">i</text:span>++){</text:p>
      <text:p text:style-name="P63"><text:span text:style-name="T56"><text:s text:c="8"/></text:span><text:span text:style-name="T65">printf</text:span>(<text:span text:style-name="T59">"%d</text:span><text:span text:style-name="T56"> </text:span><text:span text:style-name="T59">"</text:span>,*(<text:span text:style-name="T68">vet</text:span>+<text:span text:style-name="T68">i</text:span>));</text:p>
      <text:p text:style-name="P63"><text:span text:style-name="T56"><text:s text:c="6"/></text:span>}</text:p>
      <text:p text:style-name="P63"><text:span text:style-name="T56"><text:s text:c="4"/></text:span>}</text:p>
      <text:p text:style-name="P63"><text:span text:style-name="T59">//</text:span><text:span text:style-name="T56"> </text:span><text:span text:style-name="T59">em</text:span><text:span text:style-name="T56"> </text:span><text:span text:style-name="T59">cada</text:span><text:span text:style-name="T56"> </text:span><text:span text:style-name="T59">iteração</text:span><text:span text:style-name="T56"> </text:span><text:span text:style-name="T59">do</text:span><text:span text:style-name="T56"> </text:span><text:span text:style-name="T59">for</text:span><text:span text:style-name="T56"> </text:span><text:span text:style-name="T59">ele</text:span><text:span text:style-name="T56"> </text:span><text:span text:style-name="T59">mostra</text:span><text:span text:style-name="T56"> </text:span><text:span text:style-name="T59">o</text:span><text:span text:style-name="T56"> </text:span><text:span text:style-name="T59">que</text:span><text:span text:style-name="T56"> </text:span><text:span text:style-name="T59">está</text:span><text:span text:style-name="T56"> </text:span><text:span text:style-name="T59">armazenado</text:span><text:span text:style-name="T56"> </text:span><text:span text:style-name="T59">no</text:span><text:span text:style-name="T56"> </text:span><text:span text:style-name="T59">ponteiro</text:span><text:span text:style-name="T56"> </text:span><text:span text:style-name="T59">pela</text:span><text:span text:style-name="T56"> </text:span><text:span text:style-name="T59">posição</text:span><text:span text:style-name="T56"> </text:span><text:span text:style-name="T59">do</text:span><text:span text:style-name="T56"> </text:span><text:span text:style-name="T59">vetor</text:span></text:p>
      <text:p text:style-name="P18"/>
      <text:p text:style-name="P18"/>
      <text:p text:style-name="P59"><text:span text:style-name="T43">int</text:span><text:span text:style-name="T9"> </text:span><text:span text:style-name="T45">main</text:span><text:span text:style-name="T32">(){</text:span></text:p>
      <text:p text:style-name="P63"><text:span text:style-name="T56"><text:s text:c="2"/></text:span><text:span text:style-name="T63">int</text:span><text:span text:style-name="T56"> </text:span><text:span text:style-name="T68">vet</text:span>[]<text:span text:style-name="T56"> </text:span>=<text:span text:style-name="T56"> </text:span>{<text:span text:style-name="T54">4</text:span>,<text:span text:style-name="T54">9</text:span>,<text:span text:style-name="T54">13</text:span>};</text:p>
      <text:p text:style-name="P63"><text:span text:style-name="T56"><text:s text:c="2"/></text:span><text:span text:style-name="T63">int</text:span><text:span text:style-name="T56"> </text:span><text:span text:style-name="T68">i</text:span>;</text:p>
      <text:p text:style-name="P63"><text:span text:style-name="T56"><text:s text:c="2"/></text:span><text:span text:style-name="T63">for</text:span>(<text:span text:style-name="T68">i</text:span>=<text:span text:style-name="T54">0</text:span>;<text:span text:style-name="T68">i</text:span>&lt;<text:span text:style-name="T54">3</text:span>;<text:span text:style-name="T68">i</text:span>++){</text:p>
      <text:p text:style-name="P63"><text:span text:style-name="T56"><text:s text:c="4"/></text:span><text:span text:style-name="T65">printf</text:span>(<text:span text:style-name="T59">"%X</text:span><text:span text:style-name="T56"> </text:span><text:span text:style-name="T59">"</text:span>,<text:span text:style-name="T68">vet</text:span>+<text:span text:style-name="T68">i</text:span>);</text:p>
      <text:p text:style-name="P63"><text:span text:style-name="T56"><text:s text:c="2"/></text:span>}</text:p>
      <text:p text:style-name="P69">}</text:p>
      <text:p text:style-name="P63"><text:span text:style-name="T59">//</text:span><text:span text:style-name="T56"> </text:span><text:span text:style-name="T59">em</text:span><text:span text:style-name="T56"> </text:span><text:span text:style-name="T59">cada</text:span><text:span text:style-name="T56"> </text:span><text:span text:style-name="T59">iteração</text:span><text:span text:style-name="T56"> </text:span><text:span text:style-name="T59">do</text:span><text:span text:style-name="T56"> </text:span><text:span text:style-name="T59">for</text:span><text:span text:style-name="T56"> </text:span><text:span text:style-name="T59">ele</text:span><text:span text:style-name="T56"> </text:span><text:span text:style-name="T59">mostra</text:span><text:span text:style-name="T56"> </text:span><text:span text:style-name="T59">o</text:span><text:span text:style-name="T56"> </text:span><text:span text:style-name="T59">endereço</text:span><text:span text:style-name="T56"> </text:span><text:span text:style-name="T59">para</text:span><text:span text:style-name="T56"> </text:span><text:span text:style-name="T59">qual</text:span><text:span text:style-name="T56"> </text:span><text:span text:style-name="T59">o</text:span><text:span text:style-name="T56"> </text:span><text:span text:style-name="T59">ponteiro</text:span><text:span text:style-name="T56"> </text:span><text:span text:style-name="T59">aponta</text:span><text:span text:style-name="T56"> </text:span><text:span text:style-name="T59">pela</text:span><text:span text:style-name="T56"> </text:span><text:span text:style-name="T59">posição</text:span><text:span text:style-name="T56"> </text:span><text:span text:style-name="T59">do</text:span><text:span text:style-name="T56"> </text:span><text:span text:style-name="T59">vetor</text:span></text:p>
      <text:p text:style-name="P18"/>
      <text:p text:style-name="P18"/>
      <text:p text:style-name="P37"><text:span text:style-name="T32">1</text:span><text:span text:style-name="T33">0) </text:span><text:span text:style-name="T30">Seja </text:span><text:span text:style-name="Source_20_Text"><text:span text:style-name="T39">x </text:span></text:span><text:span text:style-name="T30">um vetor de 4 elementos, declarado da forma </text:span><text:span text:style-name="Source_20_Text"><text:span text:style-name="T39">TIPO x[4];</text:span></text:span><text:span text:style-name="T30">. Suponha que depois da declaração, </text:span><text:span text:style-name="Source_20_Text"><text:span text:style-name="T39">x </text:span></text:span><text:span text:style-name="T30">esteja armazenado no endereço de memória </text:span><text:span text:style-name="Source_20_Text"><text:span text:style-name="T39">4092 </text:span></text:span><text:span text:style-name="T30">(ou seja, o endereço de </text:span><text:span text:style-name="Source_20_Text"><text:span text:style-name="T39">x[0]</text:span></text:span><text:span text:style-name="T30">). Suponha também que na máquina seja usada uma variável do tipo char ocupa 1 byte, do tipo int ocupa 2 bytes, do tipo float ocupa 4 bytes e do tipo double ocupa 8 bytes. Quais serão os valores de </text:span><text:span text:style-name="Source_20_Text"><text:span text:style-name="T39">x+1</text:span></text:span><text:span text:style-name="T30">, </text:span><text:span text:style-name="Source_20_Text"><text:span text:style-name="T39">x+2 </text:span></text:span><text:span text:style-name="T30">e </text:span><text:span text:style-name="Source_20_Text"><text:span text:style-name="T39">x+3 </text:span></text:span><text:span text:style-name="T30">se:</text:span></text:p>
      <text:p text:style-name="P14"/>
      <text:list xml:id="list4103343249" text:style-name="L1">
        <text:list-item>
          <text:p text:style-name="P76">x for declarado como char? <text:span text:style-name="T81">4093, 4094 e 4095</text:span></text:p>
        </text:list-item>
        <text:list-item>
          <text:p text:style-name="P76">x for declarado como int? <text:span text:style-name="T82">4094, 4096 3 4098</text:span></text:p>
        </text:list-item>
        <text:list-item>
          <text:p text:style-name="P76">x for declarado como float? <text:span text:style-name="T82">4096, 5000 e 5004</text:span></text:p>
        </text:list-item>
        <text:list-item>
          <text:p text:style-name="P76">x for declarado como double? <text:span text:style-name="T82">5000, 5008 e 5016</text:span></text:p>
        </text:list-item>
      </text:list>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oft-page-break/><text:span text:style-name="T20">11) </text:span><text:span text:style-name="T18">Implemente um programa de computador para testar estas suposições e compare as respostas oferecidas pelo programa com as respostas que você idealizou.</text:span></text:p>
      <text:p text:style-name="P19"/>
      <text:p text:style-name="P42"><text:span text:style-name="T44">int</text:span><text:span text:style-name="T11"> </text:span><text:span text:style-name="T46">main</text:span><text:span text:style-name="T18">(){</text:span></text:p>
      <text:p text:style-name="P63"><text:span text:style-name="T56"><text:s text:c="8"/></text:span><text:span text:style-name="T63">char</text:span><text:span text:style-name="T56"> </text:span><text:span text:style-name="T68">x</text:span>[<text:span text:style-name="T54">4</text:span>];</text:p>
      <text:p text:style-name="P69"><text:span text:style-name="T56"><text:s text:c="8"/></text:span><text:span text:style-name="T63">int</text:span><text:span text:style-name="T56"> </text:span>*<text:span text:style-name="T68">p</text:span>,*<text:span text:style-name="T68">q</text:span>,*<text:span text:style-name="T68">r</text:span>,*<text:span text:style-name="T68">s</text:span>;</text:p>
      <text:p text:style-name="P63"><text:span text:style-name="T56"><text:s text:c="8"/></text:span><text:span text:style-name="T68">p</text:span><text:span text:style-name="T56"> </text:span>=<text:span text:style-name="T56"> </text:span>&amp;<text:span text:style-name="T68">x</text:span>[<text:span text:style-name="T54">0</text:span>];</text:p>
      <text:p text:style-name="P63"><text:span text:style-name="T56"><text:s text:c="8"/></text:span><text:span text:style-name="T68">q</text:span><text:span text:style-name="T56"> </text:span>=<text:span text:style-name="T56"> </text:span><text:span text:style-name="T68">x</text:span>+<text:span text:style-name="T54">1</text:span>;</text:p>
      <text:p text:style-name="P63"><text:span text:style-name="T56"><text:s text:c="8"/></text:span><text:span text:style-name="T68">r</text:span><text:span text:style-name="T56"> </text:span>=<text:span text:style-name="T56"> </text:span><text:span text:style-name="T68">x</text:span>+<text:span text:style-name="T54">2</text:span>;</text:p>
      <text:p text:style-name="P69"><text:span text:style-name="T56"><text:s text:c="8"/></text:span><text:span text:style-name="T68">s</text:span><text:span text:style-name="T56"> </text:span>=<text:span text:style-name="T56"> </text:span><text:span text:style-name="T68">x</text:span>+<text:span text:style-name="T54">3</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p</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q</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r</text:span>);</text:p>
      <text:p text:style-name="P69"><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s</text:span>);</text:p>
      <text:p text:style-name="P63">}</text:p>
      <text:p text:style-name="P19"/>
      <text:p text:style-name="P42"><text:span text:style-name="T44">int</text:span><text:span text:style-name="T11"> </text:span><text:span text:style-name="T46">main</text:span><text:span text:style-name="T18">(){</text:span></text:p>
      <text:p text:style-name="P63"><text:span text:style-name="T56"><text:s text:c="8"/></text:span><text:span text:style-name="T63">int</text:span><text:span text:style-name="T56"> </text:span><text:span text:style-name="T68">x</text:span>[<text:span text:style-name="T54">4</text:span>];</text:p>
      <text:p text:style-name="P69"><text:span text:style-name="T56"><text:s text:c="8"/></text:span><text:span text:style-name="T63">int</text:span><text:span text:style-name="T56"> </text:span>*<text:span text:style-name="T68">p</text:span>,*<text:span text:style-name="T68">q</text:span>,*<text:span text:style-name="T68">r</text:span>,*<text:span text:style-name="T68">s</text:span>;</text:p>
      <text:p text:style-name="P63"><text:span text:style-name="T56"><text:s text:c="8"/></text:span><text:span text:style-name="T68">p</text:span><text:span text:style-name="T56"> </text:span>=<text:span text:style-name="T56"> </text:span>&amp;<text:span text:style-name="T68">x</text:span>[<text:span text:style-name="T54">0</text:span>];</text:p>
      <text:p text:style-name="P63"><text:span text:style-name="T56"><text:s text:c="8"/></text:span><text:span text:style-name="T68">q</text:span><text:span text:style-name="T56"> </text:span>=<text:span text:style-name="T56"> </text:span><text:span text:style-name="T68">x</text:span>+<text:span text:style-name="T54">1</text:span>;</text:p>
      <text:p text:style-name="P63"><text:span text:style-name="T56"><text:s text:c="8"/></text:span><text:span text:style-name="T68">r</text:span><text:span text:style-name="T56"> </text:span>=<text:span text:style-name="T56"> </text:span><text:span text:style-name="T68">x</text:span>+<text:span text:style-name="T54">2</text:span>;</text:p>
      <text:p text:style-name="P69"><text:span text:style-name="T56"><text:s text:c="8"/></text:span><text:span text:style-name="T68">s</text:span><text:span text:style-name="T56"> </text:span>=<text:span text:style-name="T56"> </text:span><text:span text:style-name="T68">x</text:span>+<text:span text:style-name="T54">3</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p</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q</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r</text:span>);</text:p>
      <text:p text:style-name="P69"><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s</text:span>);</text:p>
      <text:p text:style-name="P63">}</text:p>
      <text:p text:style-name="P19"/>
      <text:p text:style-name="P42"><text:span text:style-name="T44">int</text:span><text:span text:style-name="T11"> </text:span><text:span text:style-name="T46">main</text:span><text:span text:style-name="T18">(){</text:span></text:p>
      <text:p text:style-name="P63"><text:span text:style-name="T56"><text:s text:c="8"/></text:span><text:span text:style-name="T63">float</text:span><text:span text:style-name="T56"> </text:span><text:span text:style-name="T68">x</text:span>[<text:span text:style-name="T54">4</text:span>];</text:p>
      <text:p text:style-name="P69"><text:span text:style-name="T56"><text:s text:c="8"/></text:span><text:span text:style-name="T63">int</text:span><text:span text:style-name="T56"> </text:span>*<text:span text:style-name="T68">p</text:span>,*<text:span text:style-name="T68">q</text:span>,*<text:span text:style-name="T68">r</text:span>,*<text:span text:style-name="T68">s</text:span>;</text:p>
      <text:p text:style-name="P63"><text:span text:style-name="T56"><text:s text:c="8"/></text:span><text:span text:style-name="T68">p</text:span><text:span text:style-name="T56"> </text:span>=<text:span text:style-name="T56"> </text:span>&amp;<text:span text:style-name="T68">x</text:span>[<text:span text:style-name="T54">0</text:span>];</text:p>
      <text:p text:style-name="P63"><text:span text:style-name="T56"><text:s text:c="8"/></text:span><text:span text:style-name="T68">q</text:span><text:span text:style-name="T56"> </text:span>=<text:span text:style-name="T56"> </text:span><text:span text:style-name="T68">x</text:span>+<text:span text:style-name="T54">1</text:span>;</text:p>
      <text:p text:style-name="P63"><text:span text:style-name="T56"><text:s text:c="8"/></text:span><text:span text:style-name="T68">r</text:span><text:span text:style-name="T56"> </text:span>=<text:span text:style-name="T56"> </text:span><text:span text:style-name="T68">x</text:span>+<text:span text:style-name="T54">2</text:span>;</text:p>
      <text:p text:style-name="P69"><text:span text:style-name="T56"><text:s text:c="8"/></text:span><text:span text:style-name="T68">s</text:span><text:span text:style-name="T56"> </text:span>=<text:span text:style-name="T56"> </text:span><text:span text:style-name="T68">x</text:span>+<text:span text:style-name="T54">3</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p</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q</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r</text:span>);</text:p>
      <text:p text:style-name="P69"><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s</text:span>);</text:p>
      <text:p text:style-name="P63">}</text:p>
      <text:p text:style-name="P19"/>
      <text:p text:style-name="P52"/>
      <text:p text:style-name="P52"/>
      <text:p text:style-name="P52"/>
      <text:p text:style-name="P52"/>
      <text:p text:style-name="P52"/>
      <text:p text:style-name="P42"><text:soft-page-break/><text:span text:style-name="T44">int</text:span><text:span text:style-name="T11"> </text:span><text:span text:style-name="T46">main</text:span><text:span text:style-name="T18">(){</text:span></text:p>
      <text:p text:style-name="P63"><text:span text:style-name="T56"><text:s text:c="8"/></text:span><text:span text:style-name="T63">double</text:span><text:span text:style-name="T56"> </text:span><text:span text:style-name="T68">x</text:span>[<text:span text:style-name="T54">4</text:span>];</text:p>
      <text:p text:style-name="P69"><text:span text:style-name="T56"><text:s text:c="8"/></text:span><text:span text:style-name="T63">int</text:span><text:span text:style-name="T56"> </text:span>*<text:span text:style-name="T68">p</text:span>,*<text:span text:style-name="T68">q</text:span>,*<text:span text:style-name="T68">r</text:span>,*<text:span text:style-name="T68">s</text:span>;</text:p>
      <text:p text:style-name="P63"><text:span text:style-name="T56"><text:s text:c="8"/></text:span><text:span text:style-name="T68">p</text:span><text:span text:style-name="T56"> </text:span>=<text:span text:style-name="T56"> </text:span>&amp;<text:span text:style-name="T68">x</text:span>[<text:span text:style-name="T54">0</text:span>];</text:p>
      <text:p text:style-name="P63"><text:span text:style-name="T56"><text:s text:c="8"/></text:span><text:span text:style-name="T68">q</text:span><text:span text:style-name="T56"> </text:span>=<text:span text:style-name="T56"> </text:span><text:span text:style-name="T68">x</text:span>+<text:span text:style-name="T54">1</text:span>;</text:p>
      <text:p text:style-name="P63"><text:span text:style-name="T56"><text:s text:c="8"/></text:span><text:span text:style-name="T68">r</text:span><text:span text:style-name="T56"> </text:span>=<text:span text:style-name="T56"> </text:span><text:span text:style-name="T68">x</text:span>+<text:span text:style-name="T54">2</text:span>;</text:p>
      <text:p text:style-name="P69"><text:span text:style-name="T56"><text:s text:c="8"/></text:span><text:span text:style-name="T68">s</text:span><text:span text:style-name="T56"> </text:span>=<text:span text:style-name="T56"> </text:span><text:span text:style-name="T68">x</text:span>+<text:span text:style-name="T54">3</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p</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q</text:span>);</text:p>
      <text:p text:style-name="P63"><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r</text:span>);</text:p>
      <text:p text:style-name="P69"><text:span text:style-name="T56"><text:s text:c="8"/></text:span><text:span text:style-name="T65">printf</text:span>(<text:span text:style-name="T59">"Endereço:</text:span><text:span text:style-name="T56"> </text:span><text:span text:style-name="T59">%d</text:span><text:span text:style-name="T56"> </text:span><text:span text:style-name="T59">\n"</text:span>,<text:span text:style-name="T56"> </text:span><text:span text:style-name="T68">s</text:span>);</text:p>
      <text:p text:style-name="P63">}</text:p>
      <text:p text:style-name="P19"/>
      <text:p text:style-name="P7"><text:span text:style-name="T21">12) </text:span><text:span text:style-name="T18">Suponha que as seguintes declarações tenham sido realizadas:</text:span></text:p>
      <text:p text:style-name="P20"/>
      <text:p text:style-name="P43"><text:span text:style-name="Source_20_Text"><text:span text:style-name="T48">float</text:span></text:span><text:span text:style-name="Source_20_Text"><text:span text:style-name="T29"> aloha[</text:span></text:span><text:span text:style-name="Source_20_Text"><text:span text:style-name="T42">10</text:span></text:span><text:span text:style-name="Source_20_Text"><text:span text:style-name="T29">], coisas[</text:span></text:span><text:span text:style-name="Source_20_Text"><text:span text:style-name="T42">10</text:span></text:span><text:span text:style-name="Source_20_Text"><text:span text:style-name="T29">][</text:span></text:span><text:span text:style-name="Source_20_Text"><text:span text:style-name="T42">5</text:span></text:span><text:span text:style-name="Source_20_Text"><text:span text:style-name="T29">], </text:span></text:span><text:span text:style-name="Source_20_Text"><text:span text:style-name="T42">*</text:span></text:span><text:span text:style-name="Source_20_Text"><text:span text:style-name="T29">pf, value </text:span></text:span><text:span text:style-name="Source_20_Text"><text:span text:style-name="T42">=</text:span></text:span><text:span text:style-name="Source_20_Text"><text:span text:style-name="T29"> </text:span></text:span><text:span text:style-name="Source_20_Text"><text:span text:style-name="T42">2.2</text:span></text:span><text:span text:style-name="Source_20_Text"><text:span text:style-name="T29">;</text:span></text:span></text:p>
      <text:p text:style-name="P71"><text:span text:style-name="Source_20_Text"><text:span text:style-name="T47">int</text:span></text:span><text:span text:style-name="Source_20_Text"><text:span text:style-name="T24"> i</text:span></text:span><text:span text:style-name="Source_20_Text"><text:span text:style-name="T40">=3</text:span></text:span><text:span text:style-name="Source_20_Text"><text:span text:style-name="T24">;</text:span></text:span></text:p>
      <text:p text:style-name="P20">Identifique quais dos seguintes comandos é válido ou inválido:</text:p>
      <text:p text:style-name="P20"/>
      <text:p text:style-name="P48"><text:span text:style-name="T64">int</text:span><text:span text:style-name="T57"> </text:span><text:span text:style-name="T67">main</text:span><text:span text:style-name="T79">(){</text:span></text:p>
      <text:p text:style-name="P64"><text:s text:c="4"/></text:p>
      <text:p text:style-name="P63"><text:span text:style-name="T56"><text:s text:c="4"/></text:span><text:span text:style-name="T63">float</text:span><text:span text:style-name="T56"> </text:span><text:span text:style-name="T68">aloha</text:span>[<text:span text:style-name="T54">10</text:span>],<text:span text:style-name="T56"> </text:span><text:span text:style-name="T68">coisas</text:span>[<text:span text:style-name="T54">10</text:span>][<text:span text:style-name="T54">5</text:span>],<text:span text:style-name="T56"> </text:span>*<text:span text:style-name="T68">pf</text:span>,<text:span text:style-name="T56"> </text:span><text:span text:style-name="T68">value</text:span><text:span text:style-name="T56"> </text:span>=<text:span text:style-name="T56"> </text:span><text:span text:style-name="T54">2.2</text:span>;</text:p>
      <text:p text:style-name="P63"><text:span text:style-name="T56"><text:s text:c="4"/></text:span><text:span text:style-name="T63">int</text:span><text:span text:style-name="T56"> </text:span><text:span text:style-name="T68">i</text:span>=<text:span text:style-name="T54">3</text:span>;</text:p>
      <text:p text:style-name="P64"><text:s text:c="4"/></text:p>
      <text:p text:style-name="P63"><text:span text:style-name="T56"><text:s text:c="4"/></text:span><text:span text:style-name="T68">aloha</text:span>[<text:span text:style-name="T54">2</text:span>]<text:span text:style-name="T56"> </text:span>=<text:span text:style-name="T56"> </text:span><text:span text:style-name="T68">value</text:span>;<text:span text:style-name="T56"> </text:span><text:span text:style-name="T59">//</text:span><text:span text:style-name="T56"> </text:span><text:span text:style-name="T59">válido</text:span></text:p>
      <text:p text:style-name="P63"><text:span text:style-name="T56"><text:s text:c="4"/></text:span><text:span text:style-name="T65">scanf</text:span>(<text:span text:style-name="T59">"%f"</text:span>,<text:span text:style-name="T56"> </text:span>&amp;<text:span text:style-name="T68">aloha</text:span>);<text:span text:style-name="T56"> </text:span><text:span text:style-name="T59">//</text:span><text:span text:style-name="T56"> </text:span><text:span text:style-name="T59">válido</text:span></text:p>
      <text:p text:style-name="P63"><text:span text:style-name="T56"><text:s text:c="4"/></text:span>aloha<text:span text:style-name="T56"> </text:span>=<text:span text:style-name="T56"> </text:span>value<text:span text:style-name="T59">";</text:span><text:span text:style-name="T56"> </text:span><text:span text:style-name="T59">//</text:span><text:span text:style-name="T56"> </text:span><text:span text:style-name="T59">inválido.</text:span><text:span text:style-name="T56"> </text:span><text:span text:style-name="T59">Não</text:span><text:span text:style-name="T56"> </text:span><text:span text:style-name="T59">pode</text:span><text:span text:style-name="T56"> </text:span><text:span text:style-name="T59">atribuir</text:span><text:span text:style-name="T56"> </text:span><text:span text:style-name="T59">"</text:span>value<text:span text:style-name="T59">"</text:span><text:span text:style-name="T56"> </text:span><text:span text:style-name="T59">a</text:span><text:span text:style-name="T56"> </text:span><text:span text:style-name="T59">"</text:span>aloha<text:span text:style-name="T59">"</text:span></text:p>
      <text:p text:style-name="P63"><text:span text:style-name="T56"><text:s text:c="4"/></text:span>printf(<text:span text:style-name="T59">"%f"</text:span>,<text:span text:style-name="T56"> </text:span>aloha);<text:span text:style-name="T56"> </text:span><text:span text:style-name="T59">//</text:span><text:span text:style-name="T56"> </text:span><text:span text:style-name="T59">válido</text:span></text:p>
      <text:p text:style-name="P63"><text:span text:style-name="T56"><text:s text:c="4"/></text:span><text:span text:style-name="T68">coisas</text:span>[<text:span text:style-name="T54">4</text:span>][<text:span text:style-name="T54">4</text:span>]<text:span text:style-name="T56"> </text:span>=<text:span text:style-name="T56"> </text:span><text:span text:style-name="T68">aloha</text:span>[<text:span text:style-name="T54">3</text:span>];<text:span text:style-name="T56"> </text:span><text:span text:style-name="T59">//</text:span><text:span text:style-name="T56"> </text:span><text:span text:style-name="T59">válido</text:span></text:p>
      <text:p text:style-name="P63"><text:span text:style-name="T56"><text:s text:c="4"/></text:span>coisas[<text:span text:style-name="T54">5</text:span>]<text:span text:style-name="T56"> </text:span>=<text:span text:style-name="T56"> </text:span>aloha;<text:span text:style-name="T56"> </text:span><text:span text:style-name="T59">//</text:span><text:span text:style-name="T56"> </text:span><text:span text:style-name="T59">inválido.</text:span><text:span text:style-name="T56"> </text:span><text:span text:style-name="T59">Não</text:span><text:span text:style-name="T56"> </text:span><text:span text:style-name="T59">pode</text:span><text:span text:style-name="T56"> </text:span><text:span text:style-name="T59">atribuir</text:span><text:span text:style-name="T56"> </text:span><text:span text:style-name="T59">"aloha"</text:span><text:span text:style-name="T56"> </text:span><text:span text:style-name="T59">a</text:span><text:span text:style-name="T56"> </text:span><text:span text:style-name="T59">"coisas"</text:span></text:p>
      <text:p text:style-name="P63"><text:span text:style-name="T56"><text:s text:c="4"/></text:span>pf<text:span text:style-name="T56"> </text:span>=<text:span text:style-name="T56"> </text:span>value;<text:span text:style-name="T56"> </text:span><text:span text:style-name="T59">//</text:span><text:span text:style-name="T56"> </text:span><text:span text:style-name="T59">inválido.</text:span><text:span text:style-name="T56"> </text:span><text:span text:style-name="T59">mas</text:span><text:span text:style-name="T56"> </text:span><text:span text:style-name="T59">se</text:span><text:span text:style-name="T56"> </text:span><text:span text:style-name="T59">usar</text:span><text:span text:style-name="T56"> </text:span><text:span text:style-name="T59">o</text:span><text:span text:style-name="T56"> </text:span><text:span text:style-name="T59">&amp;</text:span><text:span text:style-name="T56"> </text:span><text:span text:style-name="T59">passa</text:span><text:span text:style-name="T56"> </text:span><text:span text:style-name="T59">a</text:span><text:span text:style-name="T56"> </text:span><text:span text:style-name="T59">ser</text:span><text:span text:style-name="T56"> </text:span><text:span text:style-name="T59">válido</text:span></text:p>
      <text:p text:style-name="P69"><text:span text:style-name="T56"><text:s text:c="4"/></text:span><text:span text:style-name="T68">pf</text:span><text:span text:style-name="T56"> </text:span>=<text:span text:style-name="T56"> </text:span><text:span text:style-name="T68">aloha</text:span>;<text:span text:style-name="T56"> </text:span><text:span text:style-name="T59">//válido</text:span></text:p>
      <text:p text:style-name="P63">}</text:p>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text:soft-page-break/><text:span text:style-name="T21">1</text:span><text:span text:style-name="T22">3) O que é um ponteiro para uma função? Pesquise na Internet referências sobre o assunto e escreva um pequeno programa exemplificando o uso deste recurso.</text:span></text:p>
      <text:p text:style-name="P28"/>
      <text:p text:style-name="P8"><text:span text:style-name="T50"><text:tab/></text:span><text:span text:style-name="T49">O uso de ponteiros para funções em C serve principalmente para definir, em tempo de execução, qual função será executada, sem a necessidade de escrever o nome da função, de forma explícita naquele ponto do código. Em geral, a definição de qual função será executada é feita em um outro ponto do código, fazendo o ponteiro apontar para a função desejada.</text:span></text:p>
      <text:p text:style-name="P29"/>
      <text:p text:style-name="P44"><text:span text:style-name="T49">#</text:span><text:span text:style-name="T4">include</text:span><text:span text:style-name="T11"> </text:span><text:span text:style-name="T49">&lt;</text:span><text:span text:style-name="T13">stdio</text:span><text:span text:style-name="T49">.</text:span><text:span text:style-name="T13">h</text:span><text:span text:style-name="T49">&gt;</text:span></text:p>
      <text:p text:style-name="P69">#<text:span text:style-name="T54">include</text:span><text:span text:style-name="T56"> </text:span>&lt;<text:span text:style-name="T59">stdlib</text:span>.<text:span text:style-name="T59">h</text:span>&gt;</text:p>
      <text:p text:style-name="P69"><text:span text:style-name="T63">void</text:span><text:span text:style-name="T56"> </text:span><text:span text:style-name="T66">AlterarVetor</text:span>(<text:span text:style-name="T63">int</text:span><text:span text:style-name="T56"> </text:span>*<text:span text:style-name="T56"> </text:span><text:span text:style-name="T68">vetor</text:span>,<text:span text:style-name="T56"> </text:span><text:span text:style-name="T63">int</text:span><text:span text:style-name="T56"> </text:span><text:span text:style-name="T68">elementos</text:span>);</text:p>
      <text:p text:style-name="P63"><text:span text:style-name="T63">int</text:span><text:span text:style-name="T56"> </text:span><text:span text:style-name="T66">main</text:span>()</text:p>
      <text:p text:style-name="P63">{</text:p>
      <text:p text:style-name="P63"><text:span text:style-name="T56"><text:s text:c="4"/></text:span><text:span text:style-name="T63">int</text:span><text:span text:style-name="T56"> </text:span><text:span text:style-name="T68">v</text:span>[]<text:span text:style-name="T56"> </text:span>=<text:span text:style-name="T56"> </text:span>{<text:span text:style-name="T54">5</text:span>,<text:span text:style-name="T56"> </text:span><text:span text:style-name="T54">10</text:span>,<text:span text:style-name="T56"> </text:span><text:span text:style-name="T54">15</text:span>,<text:span text:style-name="T56"> </text:span><text:span text:style-name="T54">3</text:span>,<text:span text:style-name="T56"> </text:span><text:span text:style-name="T54">10</text:span>,<text:span text:style-name="T56"> </text:span><text:span text:style-name="T54">76</text:span>,<text:span text:style-name="T56"> </text:span><text:span text:style-name="T54">5</text:span>,<text:span text:style-name="T56"> </text:span><text:span text:style-name="T54">13</text:span>,<text:span text:style-name="T56"> </text:span><text:span text:style-name="T54">33</text:span>,<text:span text:style-name="T56"> </text:span><text:span text:style-name="T54">45</text:span>};</text:p>
      <text:p text:style-name="P63"><text:span text:style-name="T56"><text:s text:c="4"/></text:span><text:span text:style-name="T63">int</text:span><text:span text:style-name="T56"> </text:span>*<text:span text:style-name="T56"> </text:span><text:span text:style-name="T68">pt</text:span>;</text:p>
      <text:p text:style-name="P69"><text:span text:style-name="T56"><text:s text:c="4"/></text:span><text:span text:style-name="T63">int</text:span><text:span text:style-name="T56"> </text:span><text:span text:style-name="T68">i</text:span>;</text:p>
      <text:p text:style-name="P69"><text:span text:style-name="T56"><text:s text:c="4"/></text:span><text:span text:style-name="T68">pt</text:span><text:span text:style-name="T56"> </text:span>=<text:span text:style-name="T56"> </text:span><text:span text:style-name="T68">v</text:span>;<text:span text:style-name="T56"> </text:span><text:span text:style-name="T59">//atribui</text:span><text:span text:style-name="T56"> </text:span><text:span text:style-name="T59">o</text:span><text:span text:style-name="T56"> </text:span><text:span text:style-name="T59">endereço</text:span><text:span text:style-name="T56"> </text:span><text:span text:style-name="T59">do</text:span><text:span text:style-name="T56"> </text:span><text:span text:style-name="T59">vetor</text:span></text:p>
      <text:p text:style-name="P69"><text:span text:style-name="T56"><text:s text:c="4"/></text:span><text:span text:style-name="T65">AlterarVetor</text:span>(<text:span text:style-name="T68">v</text:span>,<text:span text:style-name="T56"> </text:span><text:span text:style-name="T54">10</text:span>);</text:p>
      <text:p text:style-name="P63"><text:span text:style-name="T56"><text:s text:c="4"/></text:span><text:span text:style-name="T63">for</text:span>(<text:span text:style-name="T68">i</text:span><text:span text:style-name="T56"> </text:span>=<text:span text:style-name="T56"> </text:span><text:span text:style-name="T54">0</text:span>;<text:span text:style-name="T56"> </text:span><text:span text:style-name="T68">i</text:span><text:span text:style-name="T56"> </text:span>&lt;<text:span text:style-name="T56"> </text:span><text:span text:style-name="T54">10</text:span>;<text:span text:style-name="T56"> </text:span><text:span text:style-name="T68">i</text:span>++)</text:p>
      <text:p text:style-name="P63"><text:span text:style-name="T56"><text:s text:c="4"/></text:span>{</text:p>
      <text:p text:style-name="P63"><text:span text:style-name="T56"><text:s text:c="8"/></text:span><text:span text:style-name="T65">printf</text:span>(<text:span text:style-name="T59">"V[%i]</text:span><text:span text:style-name="T56"> </text:span><text:span text:style-name="T59">=</text:span><text:span text:style-name="T56"> </text:span><text:span text:style-name="T59">%i\r\n"</text:span>,<text:span text:style-name="T56"> </text:span><text:span text:style-name="T68">i</text:span>,<text:span text:style-name="T56"> </text:span>*(<text:span text:style-name="T68">pt</text:span><text:span text:style-name="T56"> </text:span>+<text:span text:style-name="T56"> </text:span><text:span text:style-name="T68">i</text:span>));</text:p>
      <text:p text:style-name="P69"><text:span text:style-name="T56"><text:s text:c="4"/></text:span>}</text:p>
      <text:p text:style-name="P63"><text:span text:style-name="T56"><text:s text:c="4"/></text:span><text:span text:style-name="T63">return</text:span><text:span text:style-name="T56"> </text:span><text:span text:style-name="T54">0</text:span>;</text:p>
      <text:p text:style-name="P69">}</text:p>
      <text:p text:style-name="P63"><text:span text:style-name="T63">void</text:span><text:span text:style-name="T56"> </text:span><text:span text:style-name="T66">AlterarVetor</text:span>(<text:span text:style-name="T63">int</text:span><text:span text:style-name="T56"> </text:span>*<text:span text:style-name="T56"> </text:span><text:span text:style-name="T68">vetor</text:span>,<text:span text:style-name="T56"> </text:span><text:span text:style-name="T63">int</text:span><text:span text:style-name="T56"> </text:span><text:span text:style-name="T68">elementos</text:span>)</text:p>
      <text:p text:style-name="P63">{</text:p>
      <text:p text:style-name="P69"><text:span text:style-name="T56"><text:s text:c="4"/></text:span><text:span text:style-name="T63">int</text:span><text:span text:style-name="T56"> </text:span><text:span text:style-name="T68">i</text:span>;</text:p>
      <text:p text:style-name="P63"><text:span text:style-name="T56"><text:s text:c="4"/></text:span><text:span text:style-name="T63">if</text:span>(<text:span text:style-name="T68">vetor</text:span><text:span text:style-name="T56"> </text:span>!=<text:span text:style-name="T56"> </text:span><text:span text:style-name="T54">NULL</text:span>)</text:p>
      <text:p text:style-name="P63"><text:span text:style-name="T56"><text:s text:c="4"/></text:span>{</text:p>
      <text:p text:style-name="P63"><text:span text:style-name="T56"><text:s text:c="7"/></text:span><text:span text:style-name="T63">for</text:span>(<text:span text:style-name="T68">i</text:span><text:span text:style-name="T56"> </text:span>=<text:span text:style-name="T56"> </text:span><text:span text:style-name="T54">0</text:span>;<text:span text:style-name="T56"> </text:span><text:span text:style-name="T68">i</text:span><text:span text:style-name="T56"> </text:span>&lt;<text:span text:style-name="T56"> </text:span><text:span text:style-name="T68">elementos</text:span>;<text:span text:style-name="T56"> </text:span><text:span text:style-name="T68">i</text:span>++)</text:p>
      <text:p text:style-name="P63"><text:span text:style-name="T56"><text:s text:c="7"/></text:span>{</text:p>
      <text:p text:style-name="P63"><text:span text:style-name="T56"><text:s text:c="10"/></text:span>*(<text:span text:style-name="T68">vetor</text:span>)<text:span text:style-name="T56"> </text:span>=<text:span text:style-name="T56"> </text:span>*(<text:span text:style-name="T68">vetor</text:span>)<text:span text:style-name="T56"> </text:span>*<text:span text:style-name="T56"> </text:span><text:span text:style-name="T54">2</text:span>;<text:span text:style-name="T56"> </text:span><text:span text:style-name="T59">//ex:</text:span><text:span text:style-name="T56"> </text:span><text:span text:style-name="T59">V[i]</text:span><text:span text:style-name="T56"> </text:span><text:span text:style-name="T59">=</text:span><text:span text:style-name="T56"> </text:span><text:span text:style-name="T59">V[i]</text:span><text:span text:style-name="T56"> </text:span><text:span text:style-name="T59">*</text:span><text:span text:style-name="T56"> </text:span><text:span text:style-name="T59">2</text:span></text:p>
      <text:p text:style-name="P63"><text:span text:style-name="T56"><text:s text:c="10"/></text:span><text:span text:style-name="T68">vetor</text:span>++;<text:span text:style-name="T56"> </text:span><text:span text:style-name="T59">//desloca</text:span><text:span text:style-name="T56"> </text:span><text:span text:style-name="T59">o</text:span><text:span text:style-name="T56"> </text:span><text:span text:style-name="T59">ponteiro</text:span><text:span text:style-name="T56"> </text:span><text:span text:style-name="T59">para</text:span><text:span text:style-name="T56"> </text:span><text:span text:style-name="T59">o</text:span><text:span text:style-name="T56"> </text:span><text:span text:style-name="T59">próximo</text:span><text:span text:style-name="T56"> </text:span><text:span text:style-name="T59">elemento</text:span></text:p>
      <text:p text:style-name="P63"><text:span text:style-name="T56"><text:s text:c="7"/></text:span>}</text:p>
      <text:p text:style-name="P63"><text:span text:style-name="T56"><text:s text:c="4"/></text:span>}</text:p>
      <text:p text:style-name="P69">}</text:p>
      <text:p text:style-name="P29"><text:tab/>Esse processo é interessante, pois possibilita que alterações realizadas em um parâmetro dentro de uma função alterem o valor do argumento, que está em outro escopo. Nesse exemplo, o conteúdo do vetor é alterado em um escopo diferente de onde foi declarado. O mesmo pode ser realizado com variáveis comuns, sendo necessário utilizar o operador ‘&amp;’ para obter o endereço da variável.</text:p>
      <text:p text:style-name="P29"/>
      <text:p text:style-name="P29"/>
      <text:p text:style-name="P29"/>
      <text:p text:style-name="P15"><text:soft-page-break/><text:span text:style-name="T80">14) </text:span>Implemente em linguagem C uma função em um programa de computador que leia n valores do tipo float e os apresente em ordem crescente. Utilize alocação dinâmica de memória para realizar a tarefa.</text:p>
      <text:p text:style-name="P15"/>
      <text:p text:style-name="P61"><text:span text:style-name="T34">#</text:span><text:span text:style-name="T6">include</text:span><text:span text:style-name="T10"> </text:span><text:span text:style-name="T34">&lt;</text:span><text:span text:style-name="T15">stdio</text:span><text:span text:style-name="T34">.</text:span><text:span text:style-name="T15">h</text:span><text:span text:style-name="T34">&gt;</text:span></text:p>
      <text:p text:style-name="P63"><text:span text:style-name="T63">int</text:span><text:span text:style-name="T56"> </text:span><text:span text:style-name="T66">main</text:span>(){</text:p>
      <text:p text:style-name="P63"><text:span text:style-name="T56"><text:s text:c="4"/></text:span><text:span text:style-name="T63">int</text:span><text:span text:style-name="T56"> </text:span><text:span text:style-name="T68">n</text:span>=<text:span text:style-name="T54">0</text:span>;</text:p>
      <text:p text:style-name="P63"><text:span text:style-name="T56"><text:s text:c="4"/></text:span><text:span text:style-name="T63">float</text:span><text:span text:style-name="T56"> </text:span><text:span text:style-name="T68">x</text:span>;</text:p>
      <text:p text:style-name="P63"><text:span text:style-name="T56"><text:s text:c="4"/></text:span><text:span text:style-name="T63">float</text:span><text:span text:style-name="T56"> </text:span><text:span text:style-name="T68">ord</text:span>[<text:span text:style-name="T68">n</text:span>];</text:p>
      <text:p text:style-name="P63"><text:span text:style-name="T56"><text:s text:c="4"/></text:span><text:span text:style-name="T63">float</text:span><text:span text:style-name="T56"> </text:span><text:span text:style-name="T68">aux</text:span>=<text:span text:style-name="T54">0</text:span>;</text:p>
      <text:p text:style-name="P63"><text:span text:style-name="T56"><text:s text:c="4"/></text:span><text:span text:style-name="T65">printf</text:span>(<text:span text:style-name="T59">"Digite</text:span><text:span text:style-name="T56"> </text:span><text:span text:style-name="T59">a</text:span><text:span text:style-name="T56"> </text:span><text:span text:style-name="T59">quantidade</text:span><text:span text:style-name="T56"> </text:span><text:span text:style-name="T59">de</text:span><text:span text:style-name="T56"> </text:span><text:span text:style-name="T59">números</text:span><text:span text:style-name="T56"> </text:span><text:span text:style-name="T59">para</text:span><text:span text:style-name="T56"> </text:span><text:span text:style-name="T59">ordenação:</text:span><text:span text:style-name="T56"> </text:span><text:span text:style-name="T59">\n"</text:span>);</text:p>
      <text:p text:style-name="P63"><text:span text:style-name="T56"><text:s text:c="4"/></text:span><text:span text:style-name="T65">scanf</text:span>(<text:span text:style-name="T59">"%d"</text:span>,<text:span text:style-name="T56"> </text:span>&amp;<text:span text:style-name="T68">n</text:span>);</text:p>
      <text:p text:style-name="P63"><text:span text:style-name="T56"><text:s text:c="4"/></text:span><text:span text:style-name="T65">printf</text:span>(<text:span text:style-name="T59">"Digite</text:span><text:span text:style-name="T56"> </text:span><text:span text:style-name="T59">os</text:span><text:span text:style-name="T56"> </text:span><text:span text:style-name="T59">números</text:span><text:span text:style-name="T56"> </text:span><text:span text:style-name="T59">para</text:span><text:span text:style-name="T56"> </text:span><text:span text:style-name="T59">ordenação</text:span><text:span text:style-name="T56"> </text:span><text:span text:style-name="T59">crescente:</text:span><text:span text:style-name="T56"> </text:span><text:span text:style-name="T59">\n"</text:span>);</text:p>
      <text:p text:style-name="P63"><text:span text:style-name="T56"><text:s text:c="4"/></text:span><text:span text:style-name="T63">for</text:span><text:span text:style-name="T56"> </text:span>(<text:span text:style-name="T63">int</text:span><text:span text:style-name="T56"> </text:span><text:span text:style-name="T68">i</text:span>=<text:span text:style-name="T54">0</text:span>;<text:span text:style-name="T68">i</text:span>&lt;<text:span text:style-name="T68">n</text:span>;<text:span text:style-name="T68">i</text:span>++)<text:span text:style-name="T56"> </text:span>{</text:p>
      <text:p text:style-name="P63"><text:span text:style-name="T56"><text:s text:c="7"/></text:span><text:span text:style-name="T65">scanf</text:span>(<text:span text:style-name="T59">"%f"</text:span>,<text:span text:style-name="T56"> </text:span>&amp;<text:span text:style-name="T68">x</text:span>);</text:p>
      <text:p text:style-name="P63"><text:span text:style-name="T56"><text:s text:c="7"/></text:span><text:span text:style-name="T68">ord</text:span>[<text:span text:style-name="T68">i</text:span>]<text:span text:style-name="T56"> </text:span>=<text:span text:style-name="T56"> </text:span><text:span text:style-name="T68">x</text:span>;</text:p>
      <text:p text:style-name="P63"><text:span text:style-name="T56"><text:s text:c="4"/></text:span>}</text:p>
      <text:p text:style-name="P63"><text:span text:style-name="T56"><text:s text:c="4"/></text:span><text:span text:style-name="T63">for</text:span><text:span text:style-name="T56"> </text:span>(<text:span text:style-name="T63">int</text:span><text:span text:style-name="T56"> </text:span><text:span text:style-name="T68">j</text:span>=<text:span text:style-name="T54">1</text:span>;<text:span text:style-name="T56"> </text:span><text:span text:style-name="T68">j</text:span>&lt;<text:span text:style-name="T68">n</text:span>;<text:span text:style-name="T56"> </text:span><text:span text:style-name="T68">j</text:span>++)<text:span text:style-name="T56"> </text:span>{</text:p>
      <text:p text:style-name="P63"><text:span text:style-name="T56"><text:s text:c="8"/></text:span><text:span text:style-name="T63">for</text:span><text:span text:style-name="T56"> </text:span>(<text:span text:style-name="T63">int</text:span><text:span text:style-name="T56"> </text:span><text:span text:style-name="T68">i</text:span>=<text:span text:style-name="T54">0</text:span>;<text:span text:style-name="T56"> </text:span><text:span text:style-name="T68">i</text:span>&lt;<text:span text:style-name="T68">n</text:span>-<text:span text:style-name="T54">1</text:span>;<text:span text:style-name="T56"> </text:span><text:span text:style-name="T68">i</text:span>++)<text:span text:style-name="T56"> </text:span>{</text:p>
      <text:p text:style-name="P63"><text:span text:style-name="T56"><text:s text:c="12"/></text:span><text:span text:style-name="T63">if</text:span><text:span text:style-name="T56"> </text:span>(<text:span text:style-name="T68">ord</text:span>[<text:span text:style-name="T68">i</text:span>]<text:span text:style-name="T56"> </text:span>&gt;<text:span text:style-name="T56"> </text:span><text:span text:style-name="T68">ord</text:span>[<text:span text:style-name="T68">j</text:span>]){</text:p>
      <text:p text:style-name="P63"><text:span text:style-name="T56"><text:s text:c="16"/></text:span><text:span text:style-name="T68">aux</text:span><text:span text:style-name="T56"> </text:span>=<text:span text:style-name="T56"> </text:span><text:span text:style-name="T68">ord</text:span>[<text:span text:style-name="T68">i</text:span>];</text:p>
      <text:p text:style-name="P63"><text:span text:style-name="T56"><text:s text:c="16"/></text:span><text:span text:style-name="T68">ord</text:span>[<text:span text:style-name="T68">i</text:span>]<text:span text:style-name="T56"> </text:span>=<text:span text:style-name="T56"> </text:span><text:span text:style-name="T68">ord</text:span>[<text:span text:style-name="T68">j</text:span>];</text:p>
      <text:p text:style-name="P63"><text:span text:style-name="T56"><text:s text:c="16"/></text:span><text:span text:style-name="T68">ord</text:span>[<text:span text:style-name="T68">j</text:span>]<text:span text:style-name="T56"> </text:span>=<text:span text:style-name="T56"> </text:span><text:span text:style-name="T68">aux</text:span>;</text:p>
      <text:p text:style-name="P63"><text:span text:style-name="T56"><text:s text:c="12"/></text:span>}</text:p>
      <text:p text:style-name="P63"><text:span text:style-name="T56"><text:s text:c="8"/></text:span>}</text:p>
      <text:p text:style-name="P63"><text:span text:style-name="T56"><text:s text:c="4"/></text:span>}</text:p>
      <text:p text:style-name="P63"><text:span text:style-name="T56"><text:s text:c="4"/></text:span><text:span text:style-name="T65">printf</text:span>(<text:span text:style-name="T59">"O</text:span><text:span text:style-name="T56"> </text:span><text:span text:style-name="T59">vetor</text:span><text:span text:style-name="T56"> </text:span><text:span text:style-name="T59">ordenado</text:span><text:span text:style-name="T56"> </text:span><text:span text:style-name="T59">é:</text:span><text:span text:style-name="T56"> </text:span><text:span text:style-name="T59">\n"</text:span>);</text:p>
      <text:p text:style-name="P63"><text:span text:style-name="T56"><text:s text:c="4"/></text:span><text:span text:style-name="T63">for</text:span><text:span text:style-name="T56"> </text:span>(<text:span text:style-name="T63">int</text:span><text:span text:style-name="T56"> </text:span><text:span text:style-name="T68">k</text:span>=<text:span text:style-name="T54">0</text:span>;<text:span text:style-name="T68">k</text:span>&lt;<text:span text:style-name="T68">n</text:span>;<text:span text:style-name="T68">k</text:span>++)<text:span text:style-name="T56"> </text:span>{</text:p>
      <text:p text:style-name="P63"><text:span text:style-name="T56"><text:s text:c="7"/></text:span><text:span text:style-name="T65">printf</text:span>(<text:span text:style-name="T59">"%f</text:span><text:span text:style-name="T56"> </text:span><text:span text:style-name="T59">"</text:span>,<text:span text:style-name="T56"> </text:span><text:span text:style-name="T68">ord</text:span>[<text:span text:style-name="T68">k</text:span>]);</text:p>
      <text:p text:style-name="P63"><text:span text:style-name="T56"><text:s text:c="4"/></text:span>}</text:p>
      <text:p text:style-name="P63"><text:span text:style-name="T56"><text:s text:c="4"/></text:span><text:span text:style-name="T63">return</text:span><text:span text:style-name="T56"> </text:span><text:span text:style-name="T54">0</text:span>;</text:p>
      <text:p text:style-name="P63">}</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text:soft-page-break/><text:span text:style-name="T34">15) </text:span><text:span text:style-name="T30">Reimplemente o programa da questão anterior utilizando a função </text:span><text:span text:style-name="Source_20_Text"><text:span text:style-name="T39">qsort() </text:span></text:span><text:span text:style-name="T30">do C. Comente o seu código, explicando o que faz cada uma das linhas.</text:span></text:p>
      <text:p text:style-name="P22"/>
      <text:p text:style-name="P60"><text:span text:style-name="T34">#</text:span><text:span text:style-name="T6">include</text:span><text:span text:style-name="T10"> </text:span><text:span text:style-name="T34">&lt;</text:span><text:span text:style-name="T15">stdio</text:span><text:span text:style-name="T34">.</text:span><text:span text:style-name="T15">h</text:span><text:span text:style-name="T34">&gt;</text:span></text:p>
      <text:p text:style-name="P69">#<text:span text:style-name="T54">include</text:span><text:span text:style-name="T56"> </text:span>&lt;<text:span text:style-name="T59">stdlib</text:span>.<text:span text:style-name="T59">h</text:span>&gt;</text:p>
      <text:p text:style-name="P63"><text:span text:style-name="T63">int</text:span><text:span text:style-name="T56"> </text:span><text:span text:style-name="T66">ord</text:span>(<text:span text:style-name="T63">const</text:span><text:span text:style-name="T56"> </text:span><text:span text:style-name="T63">void</text:span><text:span text:style-name="T56"> </text:span>*<text:span text:style-name="T68">x</text:span>,<text:span text:style-name="T56"> </text:span><text:span text:style-name="T63">const</text:span><text:span text:style-name="T56"> </text:span><text:span text:style-name="T63">void</text:span><text:span text:style-name="T56"> </text:span>*<text:span text:style-name="T68">y</text:span>)<text:span text:style-name="T56"> </text:span>{</text:p>
      <text:p text:style-name="P63"><text:span text:style-name="T56"><text:s text:c="3"/></text:span><text:span text:style-name="T63">if</text:span><text:span text:style-name="T56"> </text:span>(*(<text:span text:style-name="T63">int</text:span>*)<text:span text:style-name="T68">x</text:span><text:span text:style-name="T56"> </text:span>&gt;<text:span text:style-name="T56"> </text:span>*(<text:span text:style-name="T63">int</text:span>*)<text:span text:style-name="T68">y</text:span>)<text:span text:style-name="T56"> </text:span>{</text:p>
      <text:p text:style-name="P63"><text:span text:style-name="T56"><text:s text:c="6"/></text:span><text:span text:style-name="T63">return</text:span><text:span text:style-name="T56"> </text:span><text:span text:style-name="T54">1</text:span>;<text:span text:style-name="T56"> </text:span><text:span text:style-name="T59">//</text:span><text:span text:style-name="T56"> </text:span><text:span text:style-name="T59">maior</text:span><text:span text:style-name="T56"> </text:span><text:span text:style-name="T59">que</text:span><text:span text:style-name="T56"> </text:span><text:span text:style-name="T59">zero:</text:span><text:span text:style-name="T56"> </text:span><text:span text:style-name="T59">se</text:span><text:span text:style-name="T56"> </text:span><text:span text:style-name="T59">o</text:span><text:span text:style-name="T56"> </text:span><text:span text:style-name="T59">valor</text:span><text:span text:style-name="T56"> </text:span><text:span text:style-name="T59">x</text:span><text:span text:style-name="T56"> </text:span><text:span text:style-name="T59">é</text:span><text:span text:style-name="T56"> </text:span><text:span text:style-name="T59">maior</text:span><text:span text:style-name="T56"> </text:span><text:span text:style-name="T59">que</text:span><text:span text:style-name="T56"> </text:span><text:span text:style-name="T59">y</text:span></text:p>
      <text:p text:style-name="P63"><text:span text:style-name="T56"><text:s text:c="3"/></text:span>}<text:span text:style-name="T56"> </text:span><text:span text:style-name="T63">else</text:span><text:span text:style-name="T56"> </text:span><text:span text:style-name="T63">if</text:span><text:span text:style-name="T56"> </text:span>(*(<text:span text:style-name="T63">int</text:span>*)<text:span text:style-name="T68">x</text:span><text:span text:style-name="T56"> </text:span>&lt;<text:span text:style-name="T56"> </text:span>*(<text:span text:style-name="T63">int</text:span>*)<text:span text:style-name="T68">y</text:span>)<text:span text:style-name="T56"> </text:span>{</text:p>
      <text:p text:style-name="P63"><text:span text:style-name="T56"><text:s text:c="6"/></text:span><text:span text:style-name="T63">return</text:span><text:span text:style-name="T56"> </text:span>-<text:span text:style-name="T54">1</text:span>;<text:span text:style-name="T56"> </text:span><text:span text:style-name="T59">//</text:span><text:span text:style-name="T56"> </text:span><text:span text:style-name="T59">menor</text:span><text:span text:style-name="T56"> </text:span><text:span text:style-name="T59">que</text:span><text:span text:style-name="T56"> </text:span><text:span text:style-name="T59">zero:</text:span><text:span text:style-name="T56"> </text:span><text:span text:style-name="T59">se</text:span><text:span text:style-name="T56"> </text:span><text:span text:style-name="T59">o</text:span><text:span text:style-name="T56"> </text:span><text:span text:style-name="T59">valor</text:span><text:span text:style-name="T56"> </text:span><text:span text:style-name="T59">x</text:span><text:span text:style-name="T56"> </text:span><text:span text:style-name="T59">é</text:span><text:span text:style-name="T56"> </text:span><text:span text:style-name="T59">menor</text:span><text:span text:style-name="T56"> </text:span><text:span text:style-name="T59">que</text:span><text:span text:style-name="T56"> </text:span><text:span text:style-name="T59">y</text:span></text:p>
      <text:p text:style-name="P63"><text:span text:style-name="T56"><text:s text:c="3"/></text:span>}<text:span text:style-name="T56"> </text:span><text:span text:style-name="T63">else</text:span><text:span text:style-name="T56"> </text:span>{</text:p>
      <text:p text:style-name="P63"><text:span text:style-name="T56"><text:s text:c="6"/></text:span><text:span text:style-name="T63">return</text:span><text:span text:style-name="T56"> </text:span><text:span text:style-name="T54">0</text:span>;<text:span text:style-name="T56"> </text:span><text:span text:style-name="T59">//</text:span><text:span text:style-name="T56"> </text:span><text:span text:style-name="T59">Zero:</text:span><text:span text:style-name="T56"> </text:span><text:span text:style-name="T59">se</text:span><text:span text:style-name="T56"> </text:span><text:span text:style-name="T59">x</text:span><text:span text:style-name="T56"> </text:span><text:span text:style-name="T59">e</text:span><text:span text:style-name="T56"> </text:span><text:span text:style-name="T59">y</text:span><text:span text:style-name="T56"> </text:span><text:span text:style-name="T59">forem</text:span><text:span text:style-name="T56"> </text:span><text:span text:style-name="T59">iguais</text:span></text:p>
      <text:p text:style-name="P63"><text:span text:style-name="T56"><text:s text:c="3"/></text:span>}</text:p>
      <text:p text:style-name="P69">}</text:p>
      <text:p text:style-name="P63"><text:span text:style-name="T63">int</text:span><text:span text:style-name="T56"> </text:span><text:span text:style-name="T66">main</text:span><text:span text:style-name="T56"> </text:span>()<text:span text:style-name="T56"> </text:span>{</text:p>
      <text:p text:style-name="P69"><text:span text:style-name="T56"><text:s text:c="3"/></text:span><text:span text:style-name="T63">int</text:span><text:span text:style-name="T56"> </text:span><text:span text:style-name="T68">i</text:span>,<text:span text:style-name="T56"> </text:span><text:span text:style-name="T68">vetor</text:span>[]<text:span text:style-name="T56"> </text:span>=<text:span text:style-name="T56"> </text:span>{<text:span text:style-name="T56"> </text:span><text:span text:style-name="T54">15</text:span>,<text:span text:style-name="T56"> </text:span><text:span text:style-name="T54">30</text:span>,<text:span text:style-name="T56"> </text:span><text:span text:style-name="T54">10</text:span>,<text:span text:style-name="T56"> </text:span><text:span text:style-name="T54">20</text:span>,<text:span text:style-name="T56"> </text:span><text:span text:style-name="T54">25</text:span><text:span text:style-name="T56"> </text:span>};<text:span text:style-name="T56"> </text:span><text:span text:style-name="T59">//vetor</text:span><text:span text:style-name="T56"> </text:span><text:span text:style-name="T59">ord</text:span><text:span text:style-name="T56"> </text:span><text:span text:style-name="T59">declarado</text:span></text:p>
      <text:p text:style-name="P69"><text:span text:style-name="T56"><text:s text:c="3"/></text:span><text:span text:style-name="T65">qsort</text:span>(<text:span text:style-name="T68">vetor</text:span>,<text:span text:style-name="T56"> </text:span><text:span text:style-name="T54">5</text:span>,<text:span text:style-name="T56"> </text:span><text:span text:style-name="T63">sizeof</text:span>(<text:span text:style-name="T63">int</text:span>),<text:span text:style-name="T56"> </text:span><text:span text:style-name="T65">ord</text:span>);<text:span text:style-name="T56"> </text:span><text:span text:style-name="T59">//ordena</text:span><text:span text:style-name="T56"> </text:span><text:span text:style-name="T59">o</text:span><text:span text:style-name="T56"> </text:span><text:span text:style-name="T59">vetor</text:span><text:span text:style-name="T56"> </text:span><text:span text:style-name="T59">ord</text:span><text:span text:style-name="T56"> </text:span><text:span text:style-name="T59">com</text:span><text:span text:style-name="T56"> </text:span><text:span text:style-name="T59">a</text:span><text:span text:style-name="T56"> </text:span><text:span text:style-name="T59">função</text:span><text:span text:style-name="T56"> </text:span><text:span text:style-name="T59">qsort</text:span><text:span text:style-name="T56"> </text:span><text:span text:style-name="T59">que</text:span><text:span text:style-name="T56"> </text:span><text:span text:style-name="T59">contém</text:span><text:span text:style-name="T56"> </text:span><text:span text:style-name="T59">os</text:span><text:span text:style-name="T56"> </text:span><text:span text:style-name="T59">seguintes</text:span><text:span text:style-name="T56"> </text:span><text:span text:style-name="T59">parâmetros:</text:span><text:span text:style-name="T56"> </text:span><text:span text:style-name="T59">o</text:span><text:span text:style-name="T56"> </text:span><text:span text:style-name="T59">vetor,</text:span><text:span text:style-name="T56"> </text:span><text:span text:style-name="T59">n</text:span><text:span text:style-name="T56"> </text:span><text:span text:style-name="T59">de</text:span><text:span text:style-name="T56"> </text:span><text:span text:style-name="T59">elementos,</text:span><text:span text:style-name="T56"> </text:span><text:span text:style-name="T59">sizeof(tamanho</text:span><text:span text:style-name="T56"> </text:span><text:span text:style-name="T59">do</text:span><text:span text:style-name="T56"> </text:span><text:span text:style-name="T59">vetor),</text:span><text:span text:style-name="T56"> </text:span><text:span text:style-name="T59">função</text:span><text:span text:style-name="T56"> </text:span><text:span text:style-name="T59">que</text:span><text:span text:style-name="T56"> </text:span><text:span text:style-name="T59">retorna</text:span><text:span text:style-name="T56"> </text:span><text:span text:style-name="T59">o</text:span><text:span text:style-name="T56"> </text:span><text:span text:style-name="T59">resultado</text:span><text:span text:style-name="T56"> </text:span><text:span text:style-name="T59">da</text:span><text:span text:style-name="T56"> </text:span><text:span text:style-name="T59">operação</text:span><text:span text:style-name="T56"> </text:span><text:span text:style-name="T59">com</text:span><text:span text:style-name="T56"> </text:span><text:span text:style-name="T59">1,</text:span><text:span text:style-name="T56"> </text:span><text:span text:style-name="T59">-1</text:span><text:span text:style-name="T56"> </text:span><text:span text:style-name="T59">e</text:span><text:span text:style-name="T56"> </text:span><text:span text:style-name="T59">0);</text:span></text:p>
      <text:p text:style-name="P63"><text:span text:style-name="T56"><text:s text:c="3"/></text:span><text:span text:style-name="T63">for</text:span>(<text:span text:style-name="T56"> </text:span><text:span text:style-name="T68">i</text:span><text:span text:style-name="T56"> </text:span>=<text:span text:style-name="T56"> </text:span><text:span text:style-name="T54">0</text:span><text:span text:style-name="T56"> </text:span>;<text:span text:style-name="T56"> </text:span><text:span text:style-name="T68">i</text:span><text:span text:style-name="T56"> </text:span>&lt;<text:span text:style-name="T56"> </text:span><text:span text:style-name="T54">5</text:span>;<text:span text:style-name="T56"> </text:span><text:span text:style-name="T68">i</text:span>++<text:span text:style-name="T56"> </text:span>)<text:span text:style-name="T56"> </text:span>{</text:p>
      <text:p text:style-name="P63"><text:span text:style-name="T56"><text:s text:c="6"/></text:span><text:span text:style-name="T65">printf</text:span>(<text:span text:style-name="T59">"%i</text:span><text:span text:style-name="T56"> <text:s/></text:span><text:span text:style-name="T59">"</text:span>,<text:span text:style-name="T56"> </text:span><text:span text:style-name="T68">vetor</text:span>[<text:span text:style-name="T68">i</text:span>]);<text:span text:style-name="T56"> </text:span><text:span text:style-name="T59">//mostra</text:span><text:span text:style-name="T56"> </text:span><text:span text:style-name="T59">os</text:span><text:span text:style-name="T56"> </text:span><text:span text:style-name="T59">valores</text:span><text:span text:style-name="T56"> </text:span><text:span text:style-name="T59">do</text:span><text:span text:style-name="T56"> </text:span><text:span text:style-name="T59">vetor</text:span></text:p>
      <text:p text:style-name="P69"><text:span text:style-name="T56"><text:s text:c="3"/></text:span>}</text:p>
      <text:p text:style-name="P63"><text:span text:style-name="T56"><text:s text:c="3"/></text:span><text:span text:style-name="T63">return</text:span><text:span text:style-name="T56"> </text:span><text:span text:style-name="T54">0</text:span>;</text:p>
      <text:p text:style-name="P69">}</text:p>
      <text:p text:style-name="P16"><text:span text:style-name="T83">16) </text:span>Utilize a ideia do ponteiro para função pela função qsort() para implementar sua própria função de ordenação. Para isso, sua função deverá receber, entre outros argumentos, um ponteiro para a função de comparação.</text:p>
      <text:p text:style-name="P23"/>
      <text:p text:style-name="P49">#<text:span text:style-name="T54">include</text:span><text:span text:style-name="T56"> </text:span>&lt;<text:span text:style-name="T59">stdio</text:span>.<text:span text:style-name="T59">h</text:span>&gt;</text:p>
      <text:p text:style-name="P69">#<text:span text:style-name="T54">include</text:span><text:span text:style-name="T56"> </text:span>&lt;<text:span text:style-name="T59">stdlib</text:span>.<text:span text:style-name="T59">h</text:span>&gt;</text:p>
      <text:p text:style-name="P63"><text:span text:style-name="T63">int</text:span><text:span text:style-name="T56"> </text:span><text:span text:style-name="T66">ord</text:span>(<text:span text:style-name="T63">const</text:span><text:span text:style-name="T56"> </text:span><text:span text:style-name="T63">void</text:span><text:span text:style-name="T56"> </text:span>*<text:span text:style-name="T68">x</text:span>,<text:span text:style-name="T56"> </text:span><text:span text:style-name="T63">const</text:span><text:span text:style-name="T56"> </text:span><text:span text:style-name="T63">void</text:span><text:span text:style-name="T56"> </text:span>*<text:span text:style-name="T68">y</text:span>)<text:span text:style-name="T56"> </text:span>{<text:span text:style-name="T56"> </text:span><text:span text:style-name="T59">//a</text:span><text:span text:style-name="T56"> </text:span><text:span text:style-name="T59">função</text:span><text:span text:style-name="T56"> </text:span><text:span text:style-name="T59">recebe</text:span><text:span text:style-name="T56"> </text:span><text:span text:style-name="T59">dois</text:span><text:span text:style-name="T56"> </text:span><text:span text:style-name="T59">ponteiros</text:span><text:span text:style-name="T56"> </text:span><text:span text:style-name="T59">void</text:span><text:span text:style-name="T56"> </text:span><text:span text:style-name="T59">e</text:span><text:span text:style-name="T56"> </text:span><text:span text:style-name="T59">por</text:span><text:span text:style-name="T56"> </text:span><text:span text:style-name="T59">isso</text:span><text:span text:style-name="T56"> </text:span><text:span text:style-name="T59">é</text:span><text:span text:style-name="T56"> </text:span><text:span text:style-name="T59">preciso</text:span><text:span text:style-name="T56"> </text:span><text:span text:style-name="T59">fazer</text:span><text:span text:style-name="T56"> </text:span><text:span text:style-name="T59">o</text:span><text:span text:style-name="T56"> </text:span><text:span text:style-name="T59">cast</text:span></text:p>
      <text:p text:style-name="P63"><text:span text:style-name="T56"><text:s text:c="3"/></text:span><text:span text:style-name="T63">return</text:span><text:span text:style-name="T56"> </text:span>(<text:span text:style-name="T56"> </text:span>*(<text:span text:style-name="T63">int</text:span>*)<text:span text:style-name="T68">x</text:span><text:span text:style-name="T56"> </text:span>-<text:span text:style-name="T56"> </text:span>*(<text:span text:style-name="T63">int</text:span>*)<text:span text:style-name="T68">y</text:span><text:span text:style-name="T56"> </text:span>);<text:span text:style-name="T56"> </text:span><text:span text:style-name="T59">//Se</text:span><text:span text:style-name="T56"> </text:span><text:span text:style-name="T59">“x”</text:span><text:span text:style-name="T56"> </text:span><text:span text:style-name="T59">for</text:span><text:span text:style-name="T56"> </text:span><text:span text:style-name="T59">maior</text:span><text:span text:style-name="T56"> </text:span><text:span text:style-name="T59">que</text:span><text:span text:style-name="T56"> </text:span><text:span text:style-name="T59">“y”,</text:span><text:span text:style-name="T56"> </text:span><text:span text:style-name="T59">então</text:span><text:span text:style-name="T56"> </text:span><text:span text:style-name="T59">o</text:span><text:span text:style-name="T56"> </text:span><text:span text:style-name="T59">resultado</text:span><text:span text:style-name="T56"> </text:span><text:span text:style-name="T59">será</text:span><text:span text:style-name="T56"> </text:span><text:span text:style-name="T59">maior</text:span><text:span text:style-name="T56"> </text:span><text:span text:style-name="T59">do</text:span><text:span text:style-name="T56"> </text:span><text:span text:style-name="T59">que</text:span><text:span text:style-name="T56"> </text:span><text:span text:style-name="T59">zero,</text:span><text:span text:style-name="T56"> </text:span><text:span text:style-name="T59">e</text:span><text:span text:style-name="T56"> </text:span><text:span text:style-name="T59">isso</text:span><text:span text:style-name="T56"> </text:span><text:span text:style-name="T59">quer</text:span><text:span text:style-name="T56"> </text:span><text:span text:style-name="T59">dizer</text:span><text:span text:style-name="T56"> </text:span><text:span text:style-name="T59">que</text:span><text:span text:style-name="T56"> </text:span><text:span text:style-name="T59">o</text:span><text:span text:style-name="T56"> </text:span><text:span text:style-name="T59">x</text:span><text:span text:style-name="T56"> </text:span><text:span text:style-name="T59">é</text:span><text:span text:style-name="T56"> </text:span><text:span text:style-name="T59">maior</text:span><text:span text:style-name="T56"> </text:span><text:span text:style-name="T59">que</text:span><text:span text:style-name="T56"> </text:span><text:span text:style-name="T59">y</text:span></text:p>
      <text:p text:style-name="P69">}<text:span text:style-name="T56"> </text:span></text:p>
      <text:p text:style-name="P63"><text:span text:style-name="T63">int</text:span><text:span text:style-name="T56"> </text:span><text:span text:style-name="T66">main</text:span><text:span text:style-name="T56"> </text:span>()<text:span text:style-name="T56"> </text:span>{</text:p>
      <text:p text:style-name="P63"><text:span text:style-name="T56"><text:s text:c="3"/></text:span><text:span text:style-name="T63">int</text:span><text:span text:style-name="T56"> </text:span><text:span text:style-name="T68">i</text:span>,<text:span text:style-name="T56"> </text:span><text:span text:style-name="T68">vetor</text:span>[]<text:span text:style-name="T56"> </text:span>=<text:span text:style-name="T56"> </text:span>{<text:span text:style-name="T56"> </text:span><text:span text:style-name="T54">15</text:span>,<text:span text:style-name="T56"> </text:span><text:span text:style-name="T54">30</text:span>,<text:span text:style-name="T56"> </text:span><text:span text:style-name="T54">10</text:span>,<text:span text:style-name="T56"> </text:span><text:span text:style-name="T54">20</text:span>,<text:span text:style-name="T56"> </text:span><text:span text:style-name="T54">25</text:span><text:span text:style-name="T56"> </text:span>};<text:span text:style-name="T56"> </text:span><text:span text:style-name="T59">//vetor</text:span><text:span text:style-name="T56"> </text:span><text:span text:style-name="T59">ord</text:span><text:span text:style-name="T56"> </text:span><text:span text:style-name="T59">declarado</text:span></text:p>
      <text:p text:style-name="P63"><text:span text:style-name="T56"><text:s text:c="3"/></text:span><text:span text:style-name="T65">qsort</text:span>(<text:span text:style-name="T68">vetor</text:span>,<text:span text:style-name="T56"> </text:span><text:span text:style-name="T54">5</text:span>,<text:span text:style-name="T56"> </text:span><text:span text:style-name="T63">sizeof</text:span>(<text:span text:style-name="T63">int</text:span>),<text:span text:style-name="T56"> </text:span><text:span text:style-name="T65">ord</text:span>);<text:span text:style-name="T56"> </text:span><text:span text:style-name="T59">//ordena</text:span><text:span text:style-name="T56"> </text:span><text:span text:style-name="T59">o</text:span><text:span text:style-name="T56"> </text:span><text:span text:style-name="T59">vetor</text:span><text:span text:style-name="T56"> </text:span><text:span text:style-name="T59">ord</text:span><text:span text:style-name="T56"> </text:span><text:span text:style-name="T59">com</text:span><text:span text:style-name="T56"> </text:span><text:span text:style-name="T59">a</text:span><text:span text:style-name="T56"> </text:span><text:span text:style-name="T59">função</text:span><text:span text:style-name="T56"> </text:span><text:span text:style-name="T59">qsort</text:span><text:span text:style-name="T56"> </text:span><text:span text:style-name="T59">que</text:span><text:span text:style-name="T56"> </text:span><text:span text:style-name="T59">contém</text:span><text:span text:style-name="T56"> </text:span><text:span text:style-name="T59">os</text:span><text:span text:style-name="T56"> </text:span><text:span text:style-name="T59">seguintes</text:span><text:span text:style-name="T56"> </text:span><text:span text:style-name="T59">parâmetros:</text:span><text:span text:style-name="T56"> </text:span><text:span text:style-name="T59">o</text:span><text:span text:style-name="T56"> </text:span><text:span text:style-name="T59">vetor,</text:span><text:span text:style-name="T56"> </text:span><text:span text:style-name="T59">n</text:span><text:span text:style-name="T56"> </text:span><text:span text:style-name="T59">de</text:span><text:span text:style-name="T56"> </text:span><text:span text:style-name="T59">elementos,</text:span><text:span text:style-name="T56"> </text:span><text:span text:style-name="T59">sizeof(tamanho</text:span><text:span text:style-name="T56"> </text:span><text:span text:style-name="T59">do</text:span><text:span text:style-name="T56"> </text:span><text:span text:style-name="T59">vetor),</text:span><text:span text:style-name="T56"> </text:span><text:span text:style-name="T59">função</text:span><text:span text:style-name="T56"> </text:span><text:span text:style-name="T59">que</text:span><text:span text:style-name="T56"> </text:span><text:span text:style-name="T59">retorna</text:span><text:span text:style-name="T56"> </text:span><text:span text:style-name="T59">o</text:span><text:span text:style-name="T56"> </text:span><text:span text:style-name="T59">resultado</text:span><text:span text:style-name="T56"> </text:span><text:span text:style-name="T59">da</text:span><text:span text:style-name="T56"> </text:span><text:span text:style-name="T59">operação</text:span><text:span text:style-name="T56"> </text:span><text:span text:style-name="T59">com</text:span><text:span text:style-name="T56"> </text:span><text:span text:style-name="T59">1,</text:span><text:span text:style-name="T56"> </text:span><text:span text:style-name="T59">-1</text:span><text:span text:style-name="T56"> </text:span><text:span text:style-name="T59">e</text:span><text:span text:style-name="T56"> </text:span><text:span text:style-name="T59">0);</text:span></text:p>
      <text:p text:style-name="P63"><text:span text:style-name="T56"><text:s text:c="3"/></text:span><text:span text:style-name="T63">for</text:span>(<text:span text:style-name="T56"> </text:span><text:span text:style-name="T68">i</text:span><text:span text:style-name="T56"> </text:span>=<text:span text:style-name="T56"> </text:span><text:span text:style-name="T54">0</text:span><text:span text:style-name="T56"> </text:span>;<text:span text:style-name="T56"> </text:span><text:span text:style-name="T68">i</text:span><text:span text:style-name="T56"> </text:span>&lt;<text:span text:style-name="T56"> </text:span><text:span text:style-name="T54">5</text:span>;<text:span text:style-name="T56"> </text:span><text:span text:style-name="T68">i</text:span>++<text:span text:style-name="T56"> </text:span>)<text:span text:style-name="T56"> </text:span>{</text:p>
      <text:p text:style-name="P63"><text:span text:style-name="T56"><text:s text:c="6"/></text:span><text:span text:style-name="T65">printf</text:span>(<text:span text:style-name="T59">"%i</text:span><text:span text:style-name="T56"> <text:s/></text:span><text:span text:style-name="T59">"</text:span>,<text:span text:style-name="T56"> </text:span><text:span text:style-name="T68">vetor</text:span>[<text:span text:style-name="T68">i</text:span>]);<text:span text:style-name="T56"> </text:span><text:span text:style-name="T59">//mostra</text:span><text:span text:style-name="T56"> </text:span><text:span text:style-name="T59">os</text:span><text:span text:style-name="T56"> </text:span><text:span text:style-name="T59">valores</text:span><text:span text:style-name="T56"> </text:span><text:span text:style-name="T59">do</text:span><text:span text:style-name="T56"> </text:span><text:span text:style-name="T59">vetor</text:span></text:p>
      <text:p text:style-name="P63"><text:span text:style-name="T56"><text:s text:c="3"/></text:span>}</text:p>
      <text:p text:style-name="P63"><text:span text:style-name="T56"><text:s text:c="3"/></text:span><text:span text:style-name="T63">return</text:span><text:span text:style-name="T56"> </text:span><text:span text:style-name="T54">0</text:span>;</text:p>
      <text:p text:style-name="P69">}</text:p>
      <text:p text:style-name="P23"/>
      <text:p text:style-name="P23"/>
      <text:p text:style-name="P38"><text:soft-page-break/><text:span text:style-name="T36">17) <text:s/></text:span><text:span text:style-name="T30">Procure na internet mecanismos que possibilitem medir tempos de execução de rotinas computacionais. Geralmente, estas medidas são realizadas com o auxílio de funções em C que lêem a hora no sistema (sistemas Unix e Windows geralmente usam funções diferentes). Utilizando os conhecimentos que você obteve com sua pesquisa, meça os tempos de execução das implementações que você criou para os dois problemas de ordenação anteriores e compare os resultados obtidos.</text:span></text:p>
      <text:p text:style-name="P24"/>
      <text:list xml:id="list139617362" text:style-name="L2">
        <text:list-item>
          <text:p text:style-name="P72"><text:span text:style-name="T35">N</text:span><text:span text:style-name="T30">a questão 14, sem implementar a função qsorte() eu obtive o tempo de: 0.003ms.</text:span></text:p>
        </text:list-item>
        <text:list-item>
          <text:p text:style-name="P73">Na questão 16, implementando a função qsort() eu obtive o tempo de: 0.002ms;</text:p>
        </text:list-item>
        <text:list-item>
          <text:p text:style-name="P72"><text:span text:style-name="T35">C</text:span><text:span text:style-name="T30">ódigo utilizado:</text:span></text:p>
          <text:p text:style-name="P77"><text:span text:style-name="T30">#</text:span><text:span text:style-name="T5">include</text:span><text:span text:style-name="T8"> </text:span><text:span text:style-name="T30">&lt;</text:span><text:span text:style-name="T14">stdio</text:span><text:span text:style-name="T30">.</text:span><text:span text:style-name="T14">h</text:span><text:span text:style-name="T30">&gt;</text:span></text:p>
        </text:list-item>
      </text:list>
      <text:p text:style-name="P69">#<text:span text:style-name="T54">include</text:span>&lt;<text:span text:style-name="T59">time</text:span>.<text:span text:style-name="T59">h</text:span>&gt;</text:p>
      <text:p text:style-name="P63"><text:span text:style-name="T63">int</text:span><text:span text:style-name="T56"> </text:span><text:span text:style-name="T66">main</text:span>(){</text:p>
      <text:p text:style-name="P63"><text:span text:style-name="T56"><text:s text:c="3"/></text:span><text:span text:style-name="T84">clock_t</text:span><text:span text:style-name="T56"> </text:span><text:span text:style-name="T68">Ticks</text:span>[<text:span text:style-name="T54">2</text:span>];</text:p>
      <text:p text:style-name="P63"><text:span text:style-name="T56"><text:s text:c="3"/></text:span><text:span text:style-name="T68">Ticks</text:span>[<text:span text:style-name="T54">0</text:span>]<text:span text:style-name="T56"> </text:span>=<text:span text:style-name="T56"> </text:span><text:span text:style-name="T65">clock</text:span>();</text:p>
      <text:p text:style-name="P63"><text:span text:style-name="T56"><text:s text:c="3"/></text:span><text:span text:style-name="T59">//O</text:span><text:span text:style-name="T56"> </text:span><text:span text:style-name="T59">código</text:span><text:span text:style-name="T56"> </text:span><text:span text:style-name="T59">a</text:span><text:span text:style-name="T56"> </text:span><text:span text:style-name="T59">ter</text:span><text:span text:style-name="T56"> </text:span><text:span text:style-name="T59">seu</text:span><text:span text:style-name="T56"> </text:span><text:span text:style-name="T59">tempo</text:span><text:span text:style-name="T56"> </text:span><text:span text:style-name="T59">de</text:span><text:span text:style-name="T56"> </text:span><text:span text:style-name="T59">execução</text:span><text:span text:style-name="T56"> </text:span><text:span text:style-name="T59">medido</text:span><text:span text:style-name="T56"> </text:span><text:span text:style-name="T59">ficaria</text:span><text:span text:style-name="T56"> </text:span><text:span text:style-name="T59">neste</text:span><text:span text:style-name="T56"> </text:span><text:span text:style-name="T59">ponto.</text:span></text:p>
      <text:p text:style-name="P63"><text:span text:style-name="T56"><text:s text:c="3"/></text:span><text:span text:style-name="T68">Ticks</text:span>[<text:span text:style-name="T54">1</text:span>]<text:span text:style-name="T56"> </text:span>=<text:span text:style-name="T56"> </text:span><text:span text:style-name="T65">clock</text:span>();</text:p>
      <text:p text:style-name="P63"><text:span text:style-name="T56"><text:s text:c="3"/></text:span><text:span text:style-name="T63">double</text:span><text:span text:style-name="T56"> </text:span><text:span text:style-name="T68">Tempo</text:span><text:span text:style-name="T56"> </text:span>=<text:span text:style-name="T56"> </text:span>(<text:span text:style-name="T68">Ticks</text:span>[<text:span text:style-name="T54">1</text:span>]<text:span text:style-name="T56"> </text:span>-<text:span text:style-name="T56"> </text:span><text:span text:style-name="T68">Ticks</text:span>[<text:span text:style-name="T54">0</text:span>])<text:span text:style-name="T56"> </text:span>*<text:span text:style-name="T56"> </text:span><text:span text:style-name="T54">1000.0</text:span><text:span text:style-name="T56"> </text:span>/<text:span text:style-name="T56"> </text:span><text:span text:style-name="T54">CLOCKS_PER_SEC</text:span>;</text:p>
      <text:p text:style-name="P63"><text:span text:style-name="T56"><text:s text:c="3"/></text:span><text:span text:style-name="T65">printf</text:span>(<text:span text:style-name="T59">"Tempo</text:span><text:span text:style-name="T56"> </text:span><text:span text:style-name="T59">gasto:</text:span><text:span text:style-name="T56"> </text:span><text:span text:style-name="T59">%g</text:span><text:span text:style-name="T56"> </text:span><text:span text:style-name="T59">ms."</text:span>,<text:span text:style-name="T56"> </text:span><text:span text:style-name="T68">Tempo</text:span>);</text:p>
      <text:p text:style-name="P63"><text:span text:style-name="T56"><text:s text:c="3"/></text:span><text:span text:style-name="T65">getchar</text:span>();</text:p>
      <text:p text:style-name="P63"><text:span text:style-name="T56"><text:s text:c="3"/></text:span><text:span text:style-name="T63">return</text:span><text:span text:style-name="T56"> </text:span><text:span text:style-name="T54">0</text:span>;</text:p>
      <text:p text:style-name="P69">}</text:p>
      <text:list xml:id="list165619616365323" text:continue-numbering="true" text:style-name="L2">
        <text:list-item>
          <text:p text:style-name="P74">Sem implementar a função qsort() o tempo de processamento foi maior.</text:p>
        </text:list-item>
      </text:list>
      <text:p text:style-name="P25"/>
      <text:p text:style-name="P38"><text:span text:style-name="T37">18) </text:span><text:span text:style-name="T30">Escreva uma função em c que escreva em um vetor a soma dos elementos correspondentes de outros dois vetores (os tamanhos dos vetores devem ser fornecidos pelo usuário). Por exemplo, se o primeiro vetor contiver os elementos 1, 3, 0 e -2, e o segundo vetor contiver os elementos 3, 5, -3 e 1, o vetor de soma terá valores resultantes iguais a 4, 8, -3 e -1. A função deve receber 4 argumentos: os nomes dos três vetores e o número de elementos presentes em cada vetor.</text:span></text:p>
      <text:p text:style-name="P17"/>
      <text:p text:style-name="P38">#<text:span text:style-name="T54">include</text:span><text:span text:style-name="T56"> </text:span>&lt;<text:span text:style-name="T59">stdio</text:span>.<text:span text:style-name="T59">h</text:span>&gt;</text:p>
      <text:p text:style-name="P69">#<text:span text:style-name="T54">include</text:span>&lt;<text:span text:style-name="T59">stdlib</text:span>.<text:span text:style-name="T59">h</text:span>&gt;</text:p>
      <text:p text:style-name="P63"><text:span text:style-name="T59">//Função</text:span><text:span text:style-name="T56"> </text:span><text:span text:style-name="T59">para</text:span><text:span text:style-name="T56"> </text:span><text:span text:style-name="T59">soma</text:span><text:span text:style-name="T56"> </text:span><text:span text:style-name="T59">dos</text:span><text:span text:style-name="T56"> </text:span><text:span text:style-name="T59">vetores</text:span></text:p>
      <text:p text:style-name="P63"><text:span text:style-name="T59">//v1,</text:span><text:span text:style-name="T56"> </text:span><text:span text:style-name="T59">v2,</text:span><text:span text:style-name="T56"> </text:span><text:span text:style-name="T59">v3</text:span><text:span text:style-name="T56"> </text:span><text:span text:style-name="T59">são</text:span><text:span text:style-name="T56"> </text:span><text:span text:style-name="T59">os</text:span><text:span text:style-name="T56"> </text:span><text:span text:style-name="T59">vetores</text:span><text:span text:style-name="T56"> </text:span><text:span text:style-name="T59">de</text:span><text:span text:style-name="T56"> </text:span><text:span text:style-name="T59">tamanho</text:span><text:span text:style-name="T56"> </text:span><text:span text:style-name="T59">n</text:span></text:p>
      <text:p text:style-name="P63"><text:span text:style-name="T63">void</text:span><text:span text:style-name="T56"> </text:span><text:span text:style-name="T66">soma</text:span>(<text:span text:style-name="T63">int</text:span><text:span text:style-name="T56"> </text:span>*<text:span text:style-name="T68">v1</text:span>,<text:span text:style-name="T56"> </text:span><text:span text:style-name="T63">int</text:span><text:span text:style-name="T56"> </text:span>*<text:span text:style-name="T68">v2</text:span>,<text:span text:style-name="T56"> </text:span><text:span text:style-name="T63">int</text:span><text:span text:style-name="T56"> </text:span>*<text:span text:style-name="T68">v3</text:span>,<text:span text:style-name="T56"> </text:span><text:span text:style-name="T63">int</text:span><text:span text:style-name="T56"> </text:span><text:span text:style-name="T68">n</text:span>){</text:p>
      <text:p text:style-name="P63"><text:span text:style-name="T56"><text:s text:c="4"/></text:span><text:span text:style-name="T63">for</text:span>(<text:span text:style-name="T63">int</text:span><text:span text:style-name="T56"> </text:span><text:span text:style-name="T68">i</text:span>=<text:span text:style-name="T54">0</text:span>;<text:span text:style-name="T68">i</text:span>&lt;<text:span text:style-name="T68">n</text:span>;<text:span text:style-name="T68">i</text:span>++){</text:p>
      <text:p text:style-name="P63"><text:span text:style-name="T56"><text:s text:c="8"/></text:span><text:span text:style-name="T68">v3</text:span>[<text:span text:style-name="T68">i</text:span>]<text:span text:style-name="T56"> </text:span>=<text:span text:style-name="T56"> </text:span><text:span text:style-name="T68">v1</text:span>[<text:span text:style-name="T68">i</text:span>]<text:span text:style-name="T56"> </text:span>+<text:span text:style-name="T56"> </text:span><text:span text:style-name="T68">v2</text:span>[<text:span text:style-name="T68">i</text:span>];</text:p>
      <text:p text:style-name="P63"><text:span text:style-name="T56"><text:s text:c="4"/></text:span>}</text:p>
      <text:p text:style-name="P63">}</text:p>
      <text:p text:style-name="P63"><text:span text:style-name="T63">int</text:span><text:span text:style-name="T56"> </text:span><text:span text:style-name="T66">main</text:span>(<text:span text:style-name="T63">void</text:span>)</text:p>
      <text:p text:style-name="P63">{</text:p>
      <text:p text:style-name="P63"><text:span text:style-name="T56"><text:s text:c="4"/></text:span><text:span text:style-name="T63">int</text:span><text:span text:style-name="T56"> </text:span>*<text:span text:style-name="T68">v1</text:span>,<text:span text:style-name="T56"> </text:span>*<text:span text:style-name="T68">v2</text:span>,<text:span text:style-name="T56"> </text:span>*<text:span text:style-name="T68">v3</text:span>,<text:span text:style-name="T56"> </text:span><text:span text:style-name="T68">n</text:span>;</text:p>
      <text:p text:style-name="P63"><text:span text:style-name="T56"><text:s text:c="4"/></text:span><text:span text:style-name="T59">//Atribuindo</text:span><text:span text:style-name="T56"> </text:span><text:span text:style-name="T59">valores</text:span><text:span text:style-name="T56"> </text:span><text:span text:style-name="T59">aleatórios</text:span><text:span text:style-name="T56"> </text:span><text:span text:style-name="T59">aos</text:span><text:span text:style-name="T56"> </text:span><text:span text:style-name="T59">vetores</text:span><text:span text:style-name="T56"> </text:span><text:span text:style-name="T59">pela</text:span><text:span text:style-name="T56"> </text:span><text:span text:style-name="T59">função</text:span><text:span text:style-name="T56"> </text:span><text:span text:style-name="T59">rand</text:span></text:p>
      <text:p text:style-name="P63"><text:span text:style-name="T56"><text:s text:c="4"/></text:span><text:span text:style-name="T68">n</text:span><text:span text:style-name="T56"> </text:span>=<text:span text:style-name="T56"> </text:span><text:span text:style-name="T65">rand</text:span>()<text:span text:style-name="T56"> </text:span>%<text:span text:style-name="T54">5</text:span><text:span text:style-name="T56"> </text:span>+<text:span text:style-name="T56"> </text:span><text:span text:style-name="T54">3</text:span>;</text:p>
      <text:p text:style-name="P63"><text:span text:style-name="T56"><text:s text:c="4"/></text:span><text:span text:style-name="T68">v1</text:span><text:span text:style-name="T56"> </text:span>=<text:span text:style-name="T56"> </text:span>(<text:span text:style-name="T63">int</text:span>*)<text:span text:style-name="T56"> </text:span><text:span text:style-name="T65">malloc</text:span>(<text:span text:style-name="T68">n</text:span>*<text:span text:style-name="T63">sizeof</text:span>(<text:span text:style-name="T63">int</text:span>));<text:span text:style-name="T56"> </text:span><text:span text:style-name="T59">//Usando</text:span><text:span text:style-name="T56"> </text:span><text:span text:style-name="T59">a</text:span><text:span text:style-name="T56"> </text:span><text:span text:style-name="T59">função</text:span><text:span text:style-name="T56"> </text:span><text:span text:style-name="T59">malloc</text:span><text:span text:style-name="T56"> </text:span><text:span text:style-name="T59">para</text:span><text:span text:style-name="T56"> </text:span><text:span text:style-name="T59">alocar</text:span><text:span text:style-name="T56"> </text:span><text:span text:style-name="T59">os</text:span><text:span text:style-name="T56"> </text:span><text:span text:style-name="T59">vetores</text:span><text:span text:style-name="T56"> </text:span><text:span text:style-name="T59">v1,</text:span><text:span text:style-name="T56"> </text:span><text:span text:style-name="T59">v3</text:span><text:span text:style-name="T56"> </text:span><text:span text:style-name="T59">e</text:span><text:span text:style-name="T56"> </text:span><text:span text:style-name="T59">v3</text:span></text:p>
      <text:p text:style-name="P63"><text:span text:style-name="T56"><text:s text:c="4"/></text:span><text:span text:style-name="T68">v2</text:span><text:span text:style-name="T56"> </text:span>=<text:span text:style-name="T56"> </text:span>(<text:span text:style-name="T63">int</text:span>*)<text:span text:style-name="T56"> </text:span><text:span text:style-name="T65">malloc</text:span>(<text:span text:style-name="T68">n</text:span>*<text:span text:style-name="T63">sizeof</text:span>(<text:span text:style-name="T63">int</text:span>));</text:p>
      <text:p text:style-name="P69"><text:span text:style-name="T56"><text:s text:c="4"/></text:span><text:span text:style-name="T68">v3</text:span><text:span text:style-name="T56"> </text:span>=<text:span text:style-name="T56"> </text:span>(<text:span text:style-name="T63">int</text:span>*)<text:span text:style-name="T56"> </text:span><text:span text:style-name="T65">malloc</text:span>(<text:span text:style-name="T68">n</text:span>*<text:span text:style-name="T63">sizeof</text:span>(<text:span text:style-name="T63">int</text:span>));</text:p>
      <text:p text:style-name="P63"><text:soft-page-break/><text:span text:style-name="T56"><text:s text:c="4"/></text:span><text:span text:style-name="T59">//Agora</text:span><text:span text:style-name="T56"> </text:span><text:span text:style-name="T59">vamos</text:span><text:span text:style-name="T56"> </text:span><text:span text:style-name="T59">atribuir</text:span><text:span text:style-name="T56"> </text:span><text:span text:style-name="T59">os</text:span><text:span text:style-name="T56"> </text:span><text:span text:style-name="T59">valores</text:span><text:span text:style-name="T56"> </text:span><text:span text:style-name="T59">aleatoriamente</text:span><text:span text:style-name="T56"> </text:span><text:span text:style-name="T59">dos</text:span><text:span text:style-name="T56"> </text:span><text:span text:style-name="T59">vetores</text:span><text:span text:style-name="T56"> </text:span><text:span text:style-name="T59">v1</text:span><text:span text:style-name="T56"> </text:span><text:span text:style-name="T59">e</text:span><text:span text:style-name="T56"> </text:span><text:span text:style-name="T59">v2</text:span><text:span text:style-name="T56"> </text:span><text:span text:style-name="T59">pela</text:span><text:span text:style-name="T56"> </text:span><text:span text:style-name="T59">função</text:span><text:span text:style-name="T56"> </text:span><text:span text:style-name="T59">rand</text:span></text:p>
      <text:p text:style-name="P63"><text:span text:style-name="T56"><text:s text:c="4"/></text:span><text:span text:style-name="T63">for</text:span>(<text:span text:style-name="T63">int</text:span><text:span text:style-name="T56"> </text:span><text:span text:style-name="T68">i</text:span>=<text:span text:style-name="T54">0</text:span>;<text:span text:style-name="T68">i</text:span>&lt;<text:span text:style-name="T68">n</text:span>;<text:span text:style-name="T68">i</text:span>++){</text:p>
      <text:p text:style-name="P63"><text:span text:style-name="T56"><text:s text:c="8"/></text:span><text:span text:style-name="T68">v1</text:span>[<text:span text:style-name="T68">i</text:span>]<text:span text:style-name="T56"> </text:span>=<text:span text:style-name="T56"> </text:span><text:span text:style-name="T65">rand</text:span>()<text:span text:style-name="T56"> </text:span>%<text:span text:style-name="T54">9</text:span><text:span text:style-name="T56"> </text:span>+<text:span text:style-name="T56"> </text:span><text:span text:style-name="T54">0</text:span>;</text:p>
      <text:p text:style-name="P63"><text:span text:style-name="T56"><text:s text:c="8"/></text:span><text:span text:style-name="T68">v2</text:span>[<text:span text:style-name="T68">i</text:span>]<text:span text:style-name="T56"> </text:span>=<text:span text:style-name="T56"> </text:span><text:span text:style-name="T65">rand</text:span>()<text:span text:style-name="T56"> </text:span>%<text:span text:style-name="T54">9</text:span><text:span text:style-name="T56"> </text:span>+<text:span text:style-name="T56"> </text:span><text:span text:style-name="T54">0</text:span>;</text:p>
      <text:p text:style-name="P63"><text:span text:style-name="T56"><text:s text:c="4"/></text:span>}</text:p>
      <text:p text:style-name="P69"><text:span text:style-name="T56"><text:s text:c="4"/></text:span><text:span text:style-name="T65">soma</text:span>(<text:span text:style-name="T68">v1</text:span>,<text:span text:style-name="T56"> </text:span><text:span text:style-name="T68">v2</text:span>,<text:span text:style-name="T56"> </text:span><text:span text:style-name="T68">v3</text:span>,<text:span text:style-name="T56"> </text:span><text:span text:style-name="T68">n</text:span>);</text:p>
      <text:p text:style-name="P63"><text:span text:style-name="T56"><text:s text:c="4"/></text:span><text:span text:style-name="T59">//mostrando</text:span><text:span text:style-name="T56"> </text:span><text:span text:style-name="T59">vetor</text:span><text:span text:style-name="T56"> </text:span><text:span text:style-name="T59">v1</text:span></text:p>
      <text:p text:style-name="P63"><text:span text:style-name="T56"><text:s text:c="4"/></text:span><text:span text:style-name="T65">printf</text:span>(<text:span text:style-name="T59">"Vetor</text:span><text:span text:style-name="T56"> </text:span><text:span text:style-name="T59">1:</text:span><text:span text:style-name="T56"> </text:span><text:span text:style-name="T59">\n"</text:span>);</text:p>
      <text:p text:style-name="P63"><text:span text:style-name="T56"><text:s text:c="4"/></text:span><text:span text:style-name="T63">for</text:span>(<text:span text:style-name="T63">int</text:span><text:span text:style-name="T56"> </text:span><text:span text:style-name="T68">i</text:span>=<text:span text:style-name="T54">0</text:span>;<text:span text:style-name="T68">i</text:span>&lt;<text:span text:style-name="T68">n</text:span>;<text:span text:style-name="T68">i</text:span>++){</text:p>
      <text:p text:style-name="P63"><text:span text:style-name="T56"><text:s text:c="8"/></text:span><text:span text:style-name="T65">printf</text:span>(<text:span text:style-name="T59">"%d"</text:span><text:span text:style-name="T56"> </text:span>,<text:span text:style-name="T56"> </text:span><text:span text:style-name="T68">v1</text:span>[<text:span text:style-name="T68">i</text:span>]);</text:p>
      <text:p text:style-name="P69"><text:span text:style-name="T56"><text:s text:c="4"/></text:span>}</text:p>
      <text:p text:style-name="P69"><text:span text:style-name="T56"><text:s text:c="4"/></text:span><text:span text:style-name="T65">printf</text:span>(<text:span text:style-name="T59">"\n"</text:span>);</text:p>
      <text:p text:style-name="P63"><text:span text:style-name="T56"><text:s text:c="4"/></text:span><text:span text:style-name="T59">//mostrando</text:span><text:span text:style-name="T56"> </text:span><text:span text:style-name="T59">vetor</text:span><text:span text:style-name="T56"> </text:span><text:span text:style-name="T59">v2</text:span></text:p>
      <text:p text:style-name="P63"><text:span text:style-name="T56"><text:s text:c="4"/></text:span><text:span text:style-name="T65">printf</text:span>(<text:span text:style-name="T59">"Vetor</text:span><text:span text:style-name="T56"> </text:span><text:span text:style-name="T59">2:</text:span><text:span text:style-name="T56"> </text:span><text:span text:style-name="T59">\n"</text:span>);</text:p>
      <text:p text:style-name="P63"><text:span text:style-name="T56"><text:s text:c="4"/></text:span><text:span text:style-name="T63">for</text:span>(<text:span text:style-name="T63">int</text:span><text:span text:style-name="T56"> </text:span><text:span text:style-name="T68">i</text:span>=<text:span text:style-name="T54">0</text:span>;<text:span text:style-name="T68">i</text:span>&lt;<text:span text:style-name="T68">n</text:span>;<text:span text:style-name="T68">i</text:span>++){</text:p>
      <text:p text:style-name="P63"><text:span text:style-name="T56"><text:s text:c="8"/></text:span><text:span text:style-name="T65">printf</text:span>(<text:span text:style-name="T59">"%d"</text:span>,<text:span text:style-name="T56"> </text:span><text:span text:style-name="T68">v2</text:span>[<text:span text:style-name="T68">i</text:span>]);</text:p>
      <text:p text:style-name="P69"><text:span text:style-name="T56"><text:s text:c="4"/></text:span>}</text:p>
      <text:p text:style-name="P69"><text:span text:style-name="T56"><text:s text:c="4"/></text:span><text:span text:style-name="T65">printf</text:span>(<text:span text:style-name="T59">"\n"</text:span>);</text:p>
      <text:p text:style-name="P63"><text:span text:style-name="T56"><text:s text:c="4"/></text:span><text:span text:style-name="T59">//mostrando</text:span><text:span text:style-name="T56"> </text:span><text:span text:style-name="T59">vetor</text:span><text:span text:style-name="T56"> </text:span><text:span text:style-name="T59">v3</text:span></text:p>
      <text:p text:style-name="P63"><text:span text:style-name="T56"><text:s text:c="4"/></text:span><text:span text:style-name="T65">printf</text:span>(<text:span text:style-name="T59">"Vetor</text:span><text:span text:style-name="T56"> </text:span><text:span text:style-name="T59">3:</text:span><text:span text:style-name="T56"> </text:span><text:span text:style-name="T59">\n"</text:span>);</text:p>
      <text:p text:style-name="P63"><text:span text:style-name="T56"><text:s text:c="4"/></text:span><text:span text:style-name="T63">for</text:span>(<text:span text:style-name="T63">int</text:span><text:span text:style-name="T56"> </text:span><text:span text:style-name="T68">i</text:span>=<text:span text:style-name="T54">0</text:span>;<text:span text:style-name="T68">i</text:span>&lt;<text:span text:style-name="T68">n</text:span>;<text:span text:style-name="T68">i</text:span>++){</text:p>
      <text:p text:style-name="P63"><text:span text:style-name="T56"><text:s text:c="8"/></text:span><text:span text:style-name="T65">printf</text:span>(<text:span text:style-name="T59">"%d"</text:span>,<text:span text:style-name="T56"> </text:span><text:span text:style-name="T68">v3</text:span>[<text:span text:style-name="T68">i</text:span>]);</text:p>
      <text:p text:style-name="P69"><text:span text:style-name="T56"><text:s text:c="4"/></text:span>}</text:p>
      <text:p text:style-name="P69"><text:span text:style-name="T56"><text:s text:c="4"/></text:span><text:span text:style-name="T65">printf</text:span>(<text:span text:style-name="T59">"\n"</text:span>);</text:p>
      <text:p text:style-name="P67"><text:span text:style-name="T59"><text:s text:c="4"/>//</text:span><text:span text:style-name="T61">liberando o espaço alocado para os vetores</text:span></text:p>
      <text:p text:style-name="P66"/>
      <text:p text:style-name="P63"><text:span text:style-name="T56"><text:s text:c="4"/></text:span><text:span text:style-name="T65">free</text:span>(<text:span text:style-name="T68">v1</text:span>);</text:p>
      <text:p text:style-name="P63"><text:span text:style-name="T56"><text:s text:c="4"/></text:span><text:span text:style-name="T65">free</text:span>(<text:span text:style-name="T68">v2</text:span>);</text:p>
      <text:p text:style-name="P63"><text:span text:style-name="T56"><text:s text:c="4"/></text:span><text:span text:style-name="T65">free</text:span>(<text:span text:style-name="T68">v3</text:span>);</text:p>
      <text:p text:style-name="P63"/>
      <text:p text:style-name="P63"><text:span text:style-name="T56"><text:s text:c="4"/></text:span><text:span text:style-name="T63">return</text:span><text:span text:style-name="T56"> </text:span><text:span text:style-name="T54">0</text:span>;</text:p>
      <text:p text:style-name="P69">}</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9"><text:soft-page-break/><text:span text:style-name="T38">19) </text:span><text:span text:style-name="T51">Crie uma função capaz de realizar multiplicação matricial da forma</text:span><text:bookmark text:name="MathJax-Element-1-Frame"/><text:bookmark text:name="MathJax-Span-1"/><text:bookmark text:name="MathJax-Span-2"/><text:bookmark text:name="MathJax-Span-3"/><text:span text:style-name="T51"> </text:span><text:span text:style-name="T52">C</text:span><text:bookmark text:name="MathJax-Span-4"/><text:span text:style-name="T53">=</text:span><text:bookmark text:name="MathJax-Span-5"/><text:span text:style-name="T52">A</text:span><text:bookmark text:name="MathJax-Span-6"/><text:span text:style-name="T52">B</text:span><text:span text:style-name="T51">. A função deve receber 6 argumentos: os ponteiros para as matrizes A, B e C, o número de linhas e colunas de A e o número de colunas de B (assuma que o número de coluna de A é igual ao número de linhas de B). O resultado da multiplicação deve ficar armazenado em C. Crie um programa para testar sua implementação, capaz de utilizar a função de multiplicação e imprimir as três matrizes. A função criada para multiplicação não deve realizar nenhum tipo de saída de dados no terminal.</text:span></text:p>
      <text:p text:style-name="P30"/>
      <text:p text:style-name="P39"><text:span text:style-name="T51"><text:tab/></text:span>#<text:span text:style-name="T54">include</text:span><text:span text:style-name="T56"> </text:span>&lt;<text:span text:style-name="T59">stdio</text:span>.<text:span text:style-name="T59">h</text:span>&gt;</text:p>
      <text:p text:style-name="P69">#<text:span text:style-name="T54">include</text:span>&lt;<text:span text:style-name="T59">stdlib</text:span>.<text:span text:style-name="T59">h</text:span>&gt;</text:p>
      <text:p text:style-name="P63"><text:span text:style-name="T59">//função</text:span><text:span text:style-name="T56"> </text:span><text:span text:style-name="T59">que</text:span><text:span text:style-name="T56"> </text:span><text:span text:style-name="T59">multiplica</text:span><text:span text:style-name="T56"> </text:span><text:span text:style-name="T59">as</text:span><text:span text:style-name="T56"> </text:span><text:span text:style-name="T59">matrizes</text:span></text:p>
      <text:p text:style-name="P63"><text:span text:style-name="T59">//o</text:span><text:span text:style-name="T56"> </text:span><text:span text:style-name="T59">número</text:span><text:span text:style-name="T56"> </text:span><text:span text:style-name="T59">de</text:span><text:span text:style-name="T56"> </text:span><text:span text:style-name="T59">coluna</text:span><text:span text:style-name="T56"> </text:span><text:span text:style-name="T59">de</text:span><text:span text:style-name="T56"> </text:span><text:span text:style-name="T59">matA</text:span><text:span text:style-name="T56"> </text:span><text:span text:style-name="T59">é</text:span><text:span text:style-name="T56"> </text:span><text:span text:style-name="T59">igual</text:span><text:span text:style-name="T56"> </text:span><text:span text:style-name="T59">ao</text:span><text:span text:style-name="T56"> </text:span><text:span text:style-name="T59">número</text:span><text:span text:style-name="T56"> </text:span><text:span text:style-name="T59">de</text:span><text:span text:style-name="T56"> </text:span><text:span text:style-name="T59">linhas</text:span><text:span text:style-name="T56"> </text:span><text:span text:style-name="T59">de</text:span><text:span text:style-name="T56"> </text:span><text:span text:style-name="T59">matB</text:span></text:p>
      <text:p text:style-name="P69"><text:span text:style-name="T63">void</text:span><text:span text:style-name="T56"> </text:span><text:span text:style-name="T66">multiplicaMatriz</text:span>(<text:span text:style-name="T63">int</text:span>**<text:span text:style-name="T68">matA</text:span>,<text:span text:style-name="T56"> </text:span><text:span text:style-name="T63">int</text:span>**<text:span text:style-name="T68">matB</text:span>,<text:span text:style-name="T56"> </text:span><text:span text:style-name="T63">int</text:span>**<text:span text:style-name="T68">matC</text:span>,<text:span text:style-name="T56"> </text:span><text:span text:style-name="T63">int</text:span><text:span text:style-name="T56"> </text:span><text:span text:style-name="T68">nlA</text:span>,<text:span text:style-name="T56"> </text:span><text:span text:style-name="T63">int</text:span><text:span text:style-name="T56"> </text:span><text:span text:style-name="T68">ncA_nlB</text:span>,<text:span text:style-name="T56"> </text:span><text:span text:style-name="T63">int</text:span><text:span text:style-name="T56"> </text:span><text:span text:style-name="T68">ncB</text:span>){</text:p>
      <text:p text:style-name="P63"><text:span text:style-name="T56"><text:s text:c="4"/></text:span><text:span text:style-name="T63">for</text:span>(<text:span text:style-name="T63">int</text:span><text:span text:style-name="T56"> </text:span><text:span text:style-name="T68">l</text:span>=<text:span text:style-name="T54">0</text:span>;<text:span text:style-name="T56"> </text:span><text:span text:style-name="T68">l</text:span>&lt;<text:span text:style-name="T68">nlA</text:span><text:span text:style-name="T56"> </text:span>;<text:span text:style-name="T68">l</text:span>++){</text:p>
      <text:p text:style-name="P63"><text:span text:style-name="T56"><text:s text:c="8"/></text:span><text:span text:style-name="T63">for</text:span>(<text:span text:style-name="T63">int</text:span><text:span text:style-name="T56"> </text:span><text:span text:style-name="T68">c</text:span>=<text:span text:style-name="T54">0</text:span>;<text:span text:style-name="T56"> </text:span><text:span text:style-name="T68">c</text:span>&lt;<text:span text:style-name="T68">ncB</text:span>;<text:span text:style-name="T56"> </text:span><text:span text:style-name="T68">c</text:span>++){</text:p>
      <text:p text:style-name="P63"><text:span text:style-name="T56"><text:s text:c="12"/></text:span><text:span text:style-name="T63">for</text:span>(<text:span text:style-name="T63">int</text:span><text:span text:style-name="T56"> </text:span><text:span text:style-name="T68">i</text:span>=<text:span text:style-name="T54">0</text:span>;<text:span text:style-name="T56"> </text:span><text:span text:style-name="T68">i</text:span>&lt;<text:span text:style-name="T68">ncA_nlB</text:span>;<text:span text:style-name="T56"> </text:span><text:span text:style-name="T68">i</text:span>++){</text:p>
      <text:p text:style-name="P63"><text:span text:style-name="T56"><text:s text:c="16"/></text:span><text:span text:style-name="T68">matC</text:span>[<text:span text:style-name="T68">l</text:span>][<text:span text:style-name="T68">c</text:span>]<text:span text:style-name="T56"> </text:span>+=<text:span text:style-name="T56"> </text:span>(<text:span text:style-name="T68">matA</text:span>[<text:span text:style-name="T68">l</text:span>][<text:span text:style-name="T68">i</text:span>]*<text:span text:style-name="T68">matB</text:span>[<text:span text:style-name="T68">i</text:span>][<text:span text:style-name="T68">c</text:span>]);</text:p>
      <text:p text:style-name="P63"><text:span text:style-name="T56"><text:s text:c="12"/></text:span>}</text:p>
      <text:p text:style-name="P63"><text:span text:style-name="T56"><text:s text:c="8"/></text:span>}</text:p>
      <text:p text:style-name="P63"><text:span text:style-name="T56"><text:s text:c="4"/></text:span>}</text:p>
      <text:p text:style-name="P69">}</text:p>
      <text:p text:style-name="P63"><text:span text:style-name="T63">int</text:span><text:span text:style-name="T56"> </text:span><text:span text:style-name="T66">main</text:span>(<text:span text:style-name="T63">void</text:span>){</text:p>
      <text:p text:style-name="P63"><text:span text:style-name="T56"><text:s text:c="4"/></text:span><text:span text:style-name="T63">int</text:span><text:span text:style-name="T56"> </text:span>**<text:span text:style-name="T68">matA</text:span>,<text:span text:style-name="T56"> </text:span>**<text:span text:style-name="T68">matB</text:span>,<text:span text:style-name="T56"> </text:span>**<text:span text:style-name="T68">matC</text:span>;</text:p>
      <text:p text:style-name="P69"><text:span text:style-name="T56"><text:s text:c="4"/></text:span><text:span text:style-name="T63">int</text:span><text:span text:style-name="T56"> </text:span><text:span text:style-name="T68">nlA</text:span>,<text:span text:style-name="T56"> </text:span><text:span text:style-name="T68">ncA_nlB</text:span>,<text:span text:style-name="T56"> </text:span><text:span text:style-name="T68">ncB</text:span>;</text:p>
      <text:p text:style-name="P63"><text:span text:style-name="T56"><text:s text:c="4"/></text:span><text:span text:style-name="T59">//criando</text:span><text:span text:style-name="T56"> </text:span><text:span text:style-name="T59">numeros</text:span><text:span text:style-name="T56"> </text:span><text:span text:style-name="T59">aleatórios</text:span><text:span text:style-name="T56"> </text:span><text:span text:style-name="T59">com</text:span><text:span text:style-name="T56"> </text:span><text:span text:style-name="T59">função</text:span><text:span text:style-name="T56"> </text:span><text:span text:style-name="T59">rand</text:span><text:span text:style-name="T56"> </text:span><text:span text:style-name="T59">para</text:span><text:span text:style-name="T56"> </text:span><text:span text:style-name="T59">linhas</text:span><text:span text:style-name="T56"> </text:span><text:span text:style-name="T59">e</text:span><text:span text:style-name="T56"> </text:span><text:span text:style-name="T59">colunas</text:span><text:span text:style-name="T56"> </text:span><text:span text:style-name="T59">das</text:span><text:span text:style-name="T56"> </text:span><text:span text:style-name="T59">matrizes</text:span></text:p>
      <text:p text:style-name="P63"><text:span text:style-name="T56"><text:s text:c="4"/></text:span><text:span text:style-name="T68">nlA</text:span><text:span text:style-name="T56"> </text:span>=<text:span text:style-name="T56"> </text:span><text:span text:style-name="T65">rand</text:span>()<text:span text:style-name="T56"> </text:span>%<text:span text:style-name="T54">9</text:span><text:span text:style-name="T56"> </text:span>+<text:span text:style-name="T56"> </text:span><text:span text:style-name="T54">2</text:span>;</text:p>
      <text:p text:style-name="P63"><text:span text:style-name="T56"><text:s text:c="4"/></text:span><text:span text:style-name="T68">ncB</text:span><text:span text:style-name="T56"> </text:span>=<text:span text:style-name="T56"> </text:span><text:span text:style-name="T65">rand</text:span>()<text:span text:style-name="T56"> </text:span>%<text:span text:style-name="T54">9</text:span><text:span text:style-name="T56"> </text:span>+<text:span text:style-name="T56"> </text:span><text:span text:style-name="T54">2</text:span>;</text:p>
      <text:p text:style-name="P69"><text:span text:style-name="T56"><text:s text:c="4"/></text:span><text:span text:style-name="T68">ncA_nlB</text:span><text:span text:style-name="T56"> </text:span>=<text:span text:style-name="T56"> </text:span><text:span text:style-name="T65">rand</text:span>()<text:span text:style-name="T56"> </text:span>%<text:span text:style-name="T54">9</text:span><text:span text:style-name="T56"> </text:span>+<text:span text:style-name="T56"> </text:span><text:span text:style-name="T54">2</text:span>;</text:p>
      <text:p text:style-name="P63"><text:span text:style-name="T56"><text:s text:c="4"/></text:span><text:span text:style-name="T59">//alocando</text:span><text:span text:style-name="T56"> </text:span><text:span text:style-name="T59">espaço</text:span></text:p>
      <text:p text:style-name="P63"><text:span text:style-name="T56"><text:s text:c="4"/></text:span><text:span text:style-name="T68">matA</text:span><text:span text:style-name="T56"> </text:span>=<text:span text:style-name="T56"> </text:span>(<text:span text:style-name="T63">int</text:span>**)<text:span text:style-name="T65">malloc</text:span>(<text:span text:style-name="T68">nlA</text:span><text:span text:style-name="T56"> </text:span>*<text:span text:style-name="T56"> </text:span><text:span text:style-name="T63">sizeof</text:span>(<text:span text:style-name="T63">int</text:span>*));</text:p>
      <text:p text:style-name="P63"><text:span text:style-name="T56"><text:s text:c="4"/></text:span><text:span text:style-name="T68">matB</text:span><text:span text:style-name="T56"> </text:span>=<text:span text:style-name="T56"> </text:span>(<text:span text:style-name="T63">int</text:span>**)<text:span text:style-name="T65">malloc</text:span>(<text:span text:style-name="T68">ncA_nlB</text:span><text:span text:style-name="T56"> </text:span>*<text:span text:style-name="T56"> </text:span><text:span text:style-name="T63">sizeof</text:span>(<text:span text:style-name="T63">int</text:span>*));</text:p>
      <text:p text:style-name="P69"><text:span text:style-name="T56"><text:s text:c="4"/></text:span><text:span text:style-name="T68">matC</text:span><text:span text:style-name="T56"> </text:span>=<text:span text:style-name="T56"> </text:span>(<text:span text:style-name="T63">int</text:span>**)<text:span text:style-name="T65">malloc</text:span>(<text:span text:style-name="T68">nlA</text:span><text:span text:style-name="T56"> </text:span>*<text:span text:style-name="T56"> </text:span><text:span text:style-name="T63">sizeof</text:span>(<text:span text:style-name="T63">int</text:span>*));</text:p>
      <text:p text:style-name="P63"><text:span text:style-name="T56"><text:s text:c="4"/></text:span><text:span text:style-name="T59">//alocando</text:span><text:span text:style-name="T56"> </text:span><text:span text:style-name="T59">os</text:span><text:span text:style-name="T56"> </text:span><text:span text:style-name="T59">vetores</text:span><text:span text:style-name="T56"> </text:span><text:span text:style-name="T59">para</text:span><text:span text:style-name="T56"> </text:span><text:span text:style-name="T59">as</text:span><text:span text:style-name="T56"> </text:span><text:span text:style-name="T59">linhas</text:span><text:span text:style-name="T56"> </text:span><text:span text:style-name="T59">da</text:span><text:span text:style-name="T56"> </text:span><text:span text:style-name="T59">matriz</text:span><text:span text:style-name="T56"> </text:span><text:span text:style-name="T59">A</text:span><text:span text:style-name="T56"> </text:span><text:span text:style-name="T59">e</text:span><text:span text:style-name="T56"> </text:span><text:span text:style-name="T59">C</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span text:style-name="T68">matA</text:span>[<text:span text:style-name="T68">i</text:span>]<text:span text:style-name="T56"> </text:span>=<text:span text:style-name="T56"> </text:span>(<text:span text:style-name="T63">int</text:span>*)<text:span text:style-name="T65">malloc</text:span>(<text:span text:style-name="T68">ncA_nlB</text:span><text:span text:style-name="T56"> </text:span>*<text:span text:style-name="T56"> </text:span><text:span text:style-name="T63">sizeof</text:span>(<text:span text:style-name="T63">int</text:span>));</text:p>
      <text:p text:style-name="P63"><text:span text:style-name="T56"><text:s text:c="8"/></text:span><text:span text:style-name="T68">matC</text:span>[<text:span text:style-name="T68">i</text:span>]<text:span text:style-name="T56"> </text:span>=<text:span text:style-name="T56"> </text:span>(<text:span text:style-name="T63">int</text:span>*)<text:span text:style-name="T65">malloc</text:span>(<text:span text:style-name="T68">ncB</text:span><text:span text:style-name="T56"> </text:span>*<text:span text:style-name="T56"> </text:span><text:span text:style-name="T63">sizeof</text:span>(<text:span text:style-name="T63">int</text:span>));</text:p>
      <text:p text:style-name="P69"><text:span text:style-name="T56"><text:s text:c="4"/></text:span>}</text:p>
      <text:p text:style-name="P63"><text:span text:style-name="T56"><text:s text:c="4"/></text:span><text:span text:style-name="T59">//alocando</text:span><text:span text:style-name="T56"> </text:span><text:span text:style-name="T59">os</text:span><text:span text:style-name="T56"> </text:span><text:span text:style-name="T59">vetores</text:span><text:span text:style-name="T56"> </text:span><text:span text:style-name="T59">para</text:span><text:span text:style-name="T56"> </text:span><text:span text:style-name="T59">as</text:span><text:span text:style-name="T56"> </text:span><text:span text:style-name="T59">linhas</text:span><text:span text:style-name="T56"> </text:span><text:span text:style-name="T59">da</text:span><text:span text:style-name="T56"> </text:span><text:span text:style-name="T59">matriz</text:span><text:span text:style-name="T56"> </text:span><text:span text:style-name="T59">B</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cA_nlB</text:span>;<text:span text:style-name="T68">i</text:span>++){</text:p>
      <text:p text:style-name="P63"><text:span text:style-name="T56"><text:s text:c="8"/></text:span><text:span text:style-name="T68">matB</text:span>[<text:span text:style-name="T68">i</text:span>]<text:span text:style-name="T56"> </text:span>=<text:span text:style-name="T56"> </text:span>(<text:span text:style-name="T63">int</text:span>*)<text:span text:style-name="T65">malloc</text:span>(<text:span text:style-name="T68">ncB</text:span><text:span text:style-name="T56"> </text:span>*<text:span text:style-name="T56"> </text:span><text:span text:style-name="T63">sizeof</text:span>(<text:span text:style-name="T63">int</text:span>));</text:p>
      <text:p text:style-name="P69"><text:span text:style-name="T56"><text:s text:c="4"/></text:span>}</text:p>
      <text:p text:style-name="P63"><text:span text:style-name="T56"><text:s text:c="4"/></text:span><text:span text:style-name="T59">//preenchendo</text:span><text:span text:style-name="T56"> </text:span><text:span text:style-name="T59">com</text:span><text:span text:style-name="T56"> </text:span><text:span text:style-name="T59">valores</text:span><text:span text:style-name="T56"> </text:span><text:span text:style-name="T59">aleatórios</text:span><text:span text:style-name="T56"> </text:span><text:span text:style-name="T59">para</text:span><text:span text:style-name="T56"> </text:span><text:span text:style-name="T59">a</text:span><text:span text:style-name="T56"> </text:span><text:span text:style-name="T59">matriz</text:span><text:span text:style-name="T56"> </text:span><text:span text:style-name="T59">A</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A_nlB</text:span>;<text:span text:style-name="T68">j</text:span>++){</text:p>
      <text:p text:style-name="P63"><text:span text:style-name="T56"><text:s text:c="12"/></text:span><text:span text:style-name="T68">matA</text:span>[<text:span text:style-name="T68">i</text:span>][<text:span text:style-name="T68">j</text:span>]<text:span text:style-name="T56"> </text:span>=<text:span text:style-name="T56"> </text:span><text:span text:style-name="T65">rand</text:span>()<text:span text:style-name="T56"> </text:span>%<text:span text:style-name="T54">9</text:span><text:span text:style-name="T56"> </text:span>+<text:span text:style-name="T56"> </text:span><text:span text:style-name="T54">0</text:span>;</text:p>
      <text:p text:style-name="P63"><text:span text:style-name="T56"><text:s text:c="8"/></text:span>}</text:p>
      <text:p text:style-name="P69"><text:span text:style-name="T56"><text:s text:c="4"/></text:span>}</text:p>
      <text:p text:style-name="P69"><text:soft-page-break/><text:span text:style-name="T56"><text:s text:c="4"/></text:span><text:span text:style-name="T59">//preenchendo</text:span><text:span text:style-name="T56"> </text:span><text:span text:style-name="T59">com</text:span><text:span text:style-name="T56"> </text:span><text:span text:style-name="T59">valores</text:span><text:span text:style-name="T56"> </text:span><text:span text:style-name="T59">aleatórios</text:span><text:span text:style-name="T56"> </text:span><text:span text:style-name="T59">para</text:span><text:span text:style-name="T56"> </text:span><text:span text:style-name="T59">a</text:span><text:span text:style-name="T56"> </text:span><text:span text:style-name="T59">matriz</text:span><text:span text:style-name="T56"> </text:span><text:span text:style-name="T59">B</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cA_nlB</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B</text:span>;<text:span text:style-name="T68">j</text:span>++){</text:p>
      <text:p text:style-name="P63"><text:span text:style-name="T56"><text:s text:c="12"/></text:span><text:span text:style-name="T68">matB</text:span>[<text:span text:style-name="T68">i</text:span>][<text:span text:style-name="T68">j</text:span>]<text:span text:style-name="T56"> </text:span>=<text:span text:style-name="T56"> </text:span><text:span text:style-name="T65">rand</text:span>()<text:span text:style-name="T56"> </text:span>%<text:span text:style-name="T54">9</text:span><text:span text:style-name="T56"> </text:span>+<text:span text:style-name="T56"> </text:span><text:span text:style-name="T54">0</text:span>;</text:p>
      <text:p text:style-name="P63"><text:span text:style-name="T56"><text:s text:c="8"/></text:span>}</text:p>
      <text:p text:style-name="P69"><text:span text:style-name="T56"><text:s text:c="4"/></text:span>}</text:p>
      <text:p text:style-name="P69"><text:span text:style-name="T56"><text:s text:c="4"/></text:span><text:span text:style-name="T59">//matriz</text:span><text:span text:style-name="T56"> </text:span><text:span text:style-name="T59">com</text:span><text:span text:style-name="T56"> </text:span><text:span text:style-name="T59">elementos</text:span><text:span text:style-name="T56"> </text:span><text:span text:style-name="T59">neutros</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B</text:span>;<text:span text:style-name="T68">j</text:span>++){</text:p>
      <text:p text:style-name="P63"><text:span text:style-name="T56"><text:s text:c="12"/></text:span><text:span text:style-name="T68">matC</text:span>[<text:span text:style-name="T68">i</text:span>][<text:span text:style-name="T68">j</text:span>]<text:span text:style-name="T56"> </text:span>=<text:span text:style-name="T56"> </text:span><text:span text:style-name="T54">0</text:span>;</text:p>
      <text:p text:style-name="P63"><text:span text:style-name="T56"><text:s text:c="8"/></text:span>}</text:p>
      <text:p text:style-name="P69"><text:span text:style-name="T56"><text:s text:c="4"/></text:span>}</text:p>
      <text:p text:style-name="P69"><text:span text:style-name="T56"><text:s text:c="4"/></text:span><text:span text:style-name="T65">multiplicaMatriz</text:span>(<text:span text:style-name="T68">matA</text:span>,<text:span text:style-name="T56"> </text:span><text:span text:style-name="T68">matB</text:span>,<text:span text:style-name="T56"> </text:span><text:span text:style-name="T68">matC</text:span>,<text:span text:style-name="T56"> </text:span><text:span text:style-name="T68">nlA</text:span>,<text:span text:style-name="T56"> </text:span><text:span text:style-name="T68">ncA_nlB</text:span>,<text:span text:style-name="T56"> </text:span><text:span text:style-name="T68">ncB</text:span>);</text:p>
      <text:p text:style-name="P69"><text:span text:style-name="T56"><text:s text:c="4"/></text:span><text:span text:style-name="T59">//</text:span><text:span text:style-name="T56"> </text:span><text:span text:style-name="T59">matrizes</text:span><text:span text:style-name="T56"> </text:span><text:span text:style-name="T59">A,</text:span><text:span text:style-name="T56"> </text:span><text:span text:style-name="T59">B</text:span><text:span text:style-name="T56"> </text:span><text:span text:style-name="T59">e</text:span><text:span text:style-name="T56"> </text:span><text:span text:style-name="T59">C</text:span></text:p>
      <text:p text:style-name="P63"><text:span text:style-name="T56"><text:s text:c="4"/></text:span><text:span text:style-name="T65">printf</text:span>(<text:span text:style-name="T59">"A:\n"</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A_nlB</text:span>;<text:span text:style-name="T68">j</text:span>++){</text:p>
      <text:p text:style-name="P63"><text:span text:style-name="T56"><text:s text:c="12"/></text:span><text:span text:style-name="T65">printf</text:span>(<text:span text:style-name="T59">"</text:span><text:span text:style-name="T56"> </text:span><text:span text:style-name="T59">%d"</text:span>,<text:span text:style-name="T56"> </text:span><text:span text:style-name="T68">matA</text:span>[<text:span text:style-name="T68">i</text:span>][<text:span text:style-name="T68">j</text:span>]);</text:p>
      <text:p text:style-name="P63"><text:span text:style-name="T56"><text:s text:c="8"/></text:span>}</text:p>
      <text:p text:style-name="P63"><text:span text:style-name="T56"><text:s text:c="8"/></text:span><text:span text:style-name="T65">printf</text:span>(<text:span text:style-name="T59">"\n"</text:span>);</text:p>
      <text:p text:style-name="P69"><text:span text:style-name="T56"><text:s text:c="4"/></text:span>}</text:p>
      <text:p text:style-name="P69"><text:span text:style-name="T56"><text:s text:c="4"/></text:span><text:span text:style-name="T65">printf</text:span>(<text:span text:style-name="T59">"B:\n"</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cA_nlB</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B</text:span>;<text:span text:style-name="T68">j</text:span>++){</text:p>
      <text:p text:style-name="P63"><text:span text:style-name="T56"><text:s text:c="12"/></text:span><text:span text:style-name="T65">printf</text:span>(<text:span text:style-name="T59">"</text:span><text:span text:style-name="T56"> </text:span><text:span text:style-name="T59">%d"</text:span>,<text:span text:style-name="T56"> </text:span><text:span text:style-name="T68">matB</text:span>[<text:span text:style-name="T68">i</text:span>][<text:span text:style-name="T68">j</text:span>]);}</text:p>
      <text:p text:style-name="P63"><text:span text:style-name="T56"><text:s text:c="8"/></text:span><text:span text:style-name="T65">printf</text:span>(<text:span text:style-name="T59">"\n"</text:span>);</text:p>
      <text:p text:style-name="P69"><text:span text:style-name="T56"><text:s text:c="4"/></text:span>}</text:p>
      <text:p text:style-name="P69"><text:span text:style-name="T56"><text:s text:c="4"/></text:span><text:span text:style-name="T65">printf</text:span>(<text:span text:style-name="T59">"C:\n"</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p>
      <text:p text:style-name="P63"><text:span text:style-name="T56"><text:s text:c="8"/></text:span><text:span text:style-name="T63">for</text:span>(<text:span text:style-name="T63">int</text:span><text:span text:style-name="T56"> </text:span><text:span text:style-name="T68">j</text:span>=<text:span text:style-name="T54">0</text:span>;<text:span text:style-name="T68">j</text:span>&lt;<text:span text:style-name="T68">ncB</text:span>;<text:span text:style-name="T68">j</text:span>++){</text:p>
      <text:p text:style-name="P63"><text:span text:style-name="T56"><text:s text:c="12"/></text:span><text:span text:style-name="T65">printf</text:span>(<text:span text:style-name="T59">"</text:span><text:span text:style-name="T56"> </text:span><text:span text:style-name="T59">%d"</text:span>,<text:span text:style-name="T56"> </text:span><text:span text:style-name="T68">matC</text:span>[<text:span text:style-name="T68">i</text:span>][<text:span text:style-name="T68">j</text:span>]);</text:p>
      <text:p text:style-name="P63"><text:span text:style-name="T56"><text:s text:c="8"/></text:span>}</text:p>
      <text:p text:style-name="P63"><text:span text:style-name="T56"><text:s text:c="8"/></text:span><text:span text:style-name="T65">printf</text:span>(<text:span text:style-name="T59">"\n"</text:span>);</text:p>
      <text:p text:style-name="P69"><text:span text:style-name="T56"><text:s text:c="4"/></text:span>}</text:p>
      <text:p text:style-name="P69"><text:span text:style-name="T56"><text:s text:c="4"/></text:span><text:span text:style-name="T59">//liberando</text:span><text:span text:style-name="T56"> </text:span><text:span text:style-name="T59">as</text:span><text:span text:style-name="T56"> </text:span><text:span text:style-name="T59">linhas</text:span><text:span text:style-name="T56"> </text:span><text:span text:style-name="T59">de</text:span><text:span text:style-name="T56"> </text:span><text:span text:style-name="T59">A</text:span><text:span text:style-name="T56"> </text:span><text:span text:style-name="T59">e</text:span><text:span text:style-name="T56"> </text:span><text:span text:style-name="T59">C</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lA</text:span>;<text:span text:style-name="T68">i</text:span>++){</text:p>
      <text:p text:style-name="P63"><text:span text:style-name="T56"><text:s text:c="8"/></text:span><text:span text:style-name="T65">free</text:span>(<text:span text:style-name="T68">matA</text:span>[<text:span text:style-name="T68">i</text:span>]);</text:p>
      <text:p text:style-name="P63"><text:span text:style-name="T56"><text:s text:c="8"/></text:span><text:span text:style-name="T65">free</text:span>(<text:span text:style-name="T68">matC</text:span>[<text:span text:style-name="T68">i</text:span>]);</text:p>
      <text:p text:style-name="P69"><text:span text:style-name="T56"><text:s text:c="4"/></text:span>}</text:p>
      <text:p text:style-name="P69"><text:span text:style-name="T56"><text:s text:c="4"/></text:span><text:span text:style-name="T59">//liberando</text:span><text:span text:style-name="T56"> </text:span><text:span text:style-name="T59">as</text:span><text:span text:style-name="T56"> </text:span><text:span text:style-name="T59">linhas</text:span><text:span text:style-name="T56"> </text:span><text:span text:style-name="T59">de</text:span><text:span text:style-name="T56"> </text:span><text:span text:style-name="T59">B</text:span></text:p>
      <text:p text:style-name="P63"><text:span text:style-name="T56"><text:s text:c="4"/></text:span><text:span text:style-name="T63">for</text:span>(<text:span text:style-name="T63">int</text:span><text:span text:style-name="T56"> </text:span><text:span text:style-name="T68">i</text:span>=<text:span text:style-name="T54">0</text:span>;<text:span text:style-name="T56"> </text:span><text:span text:style-name="T68">i</text:span>&lt;<text:span text:style-name="T68">ncA_nlB</text:span>;<text:span text:style-name="T68">i</text:span>++){</text:p>
      <text:p text:style-name="P63"><text:span text:style-name="T56"><text:s text:c="8"/></text:span><text:span text:style-name="T65">free</text:span>(<text:span text:style-name="T68">matB</text:span>[<text:span text:style-name="T68">i</text:span>]);</text:p>
      <text:p text:style-name="P69"><text:span text:style-name="T56"><text:s text:c="4"/></text:span>}</text:p>
      <text:p text:style-name="P69"><text:span text:style-name="T56"><text:s text:c="4"/></text:span><text:span text:style-name="T59">//liberando</text:span><text:span text:style-name="T56"> </text:span><text:span text:style-name="T59">o</text:span><text:span text:style-name="T56"> </text:span><text:span text:style-name="T59">vetor</text:span><text:span text:style-name="T56"> </text:span><text:span text:style-name="T59">que</text:span><text:span text:style-name="T56"> </text:span><text:span text:style-name="T59">armazena</text:span><text:span text:style-name="T56"> </text:span><text:span text:style-name="T59">nas</text:span><text:span text:style-name="T56"> </text:span><text:span text:style-name="T59">linhas</text:span><text:span text:style-name="T56"> </text:span><text:span text:style-name="T59">das</text:span><text:span text:style-name="T56"> </text:span><text:span text:style-name="T59">matrizes</text:span></text:p>
      <text:p text:style-name="P63"><text:soft-page-break/><text:span text:style-name="T56"><text:s text:c="4"/></text:span><text:span text:style-name="T65">free</text:span>(<text:span text:style-name="T68">matA</text:span>);</text:p>
      <text:p text:style-name="P63"><text:span text:style-name="T56"><text:s text:c="4"/></text:span><text:span text:style-name="T65">free</text:span>(<text:span text:style-name="T68">matB</text:span>);</text:p>
      <text:p text:style-name="P69"><text:span text:style-name="T56"><text:s text:c="4"/></text:span><text:span text:style-name="T65">free</text:span>(<text:span text:style-name="T68">matC</text:span>);</text:p>
      <text:p text:style-name="P63"><text:span text:style-name="T56"><text:s text:c="4"/></text:span><text:span text:style-name="T63">return</text:span><text:span text:style-name="T56"> </text:span><text:span text:style-name="T54">0</text:span>;</text:p>
      <text:p text:style-name="P69">}</text:p>
      <text:p text:style-name="P30"/>
      <text:p text:style-name="P27"><text:span text:style-name="T87">20) </text:span><text:span text:style-name="T86">Pesquise na Internet sobre o uso da biblioteca libGC, que implementa um coletor de lixo em C. O processo de instalação dessa biblioteca em sistemas Windows pode ser um pouco trabalhoso. Entretanto, em sistemas Unix, a instalação é bem simples, de sorte que se recomenda a resolução desta questão em uma máquina, por exemplo, com Linux instalado. Caso seja usuário Windows e não queira instalar sistemas alternativos em seu computador, use uma ferramenta de virtualização (ex: VirtualBox) para instalar e executar o Linux sem alterar a instalação original de seu computador. Prepare um pequeno programa-exemplo demonstrando como usar a biblioteca.</text:span></text:p>
      <text:p text:style-name="P31"/>
      <text:p text:style-name="P50"><text:span text:style-name="T86">#</text:span><text:span text:style-name="T55">include</text:span><text:span text:style-name="T58"> </text:span><text:span text:style-name="T86">&lt;</text:span><text:span text:style-name="T62">stdio</text:span><text:span text:style-name="T86">.</text:span><text:span text:style-name="T62">h</text:span><text:span text:style-name="T86">&gt;</text:span></text:p>
      <text:p text:style-name="P63">#<text:span text:style-name="T54">include</text:span><text:span text:style-name="T56"> </text:span>&lt;<text:span text:style-name="T59">gc</text:span>.<text:span text:style-name="T59">h</text:span>&gt;</text:p>
      <text:p text:style-name="P69">#<text:span text:style-name="T54">include</text:span><text:span text:style-name="T56"> </text:span>&lt;<text:span text:style-name="T59">assert</text:span>.<text:span text:style-name="T59">h</text:span>&gt;</text:p>
      <text:p text:style-name="P69"><text:span text:style-name="T63">int</text:span><text:span text:style-name="T56"> </text:span><text:span text:style-name="T66">main</text:span>(){</text:p>
      <text:p text:style-name="P63"><text:span text:style-name="T56"><text:s text:c="4"/></text:span><text:span text:style-name="T63">for</text:span><text:span text:style-name="T56"> </text:span>(<text:span text:style-name="T63">int</text:span><text:span text:style-name="T56"> </text:span><text:span text:style-name="T68">i</text:span><text:span text:style-name="T56"> </text:span>=<text:span text:style-name="T56"> </text:span><text:span text:style-name="T54">0</text:span>;<text:span text:style-name="T56"> </text:span><text:span text:style-name="T68">i</text:span><text:span text:style-name="T56"> </text:span>&lt;<text:span text:style-name="T56"> </text:span><text:span text:style-name="T54">10000000</text:span>;<text:span text:style-name="T56"> </text:span>++<text:span text:style-name="T68">i</text:span>)</text:p>
      <text:p text:style-name="P63"><text:span text:style-name="T56"><text:s text:c="4"/></text:span>{<text:span text:style-name="T63">int</text:span><text:span text:style-name="T56"> </text:span>**<text:span text:style-name="T68">p</text:span><text:span text:style-name="T56"> </text:span>=<text:span text:style-name="T56"> </text:span>(<text:span text:style-name="T63">int</text:span><text:span text:style-name="T56"> </text:span>**)<text:span text:style-name="T56"> </text:span><text:span text:style-name="T65">GC_MALLOC</text:span>(<text:span text:style-name="T63">sizeof</text:span>(<text:span text:style-name="T63">int</text:span><text:span text:style-name="T56"> </text:span>*));</text:p>
      <text:p text:style-name="P63"><text:span text:style-name="T56"><text:s text:c="8"/></text:span><text:span text:style-name="T63">int</text:span><text:span text:style-name="T56"> </text:span>*<text:span text:style-name="T68">q</text:span><text:span text:style-name="T56"> </text:span>=<text:span text:style-name="T56"> </text:span>(<text:span text:style-name="T63">int</text:span><text:span text:style-name="T56"> </text:span>*)<text:span text:style-name="T56"> </text:span><text:span text:style-name="T65">GC_MALLOC_ATOMIC</text:span>(<text:span text:style-name="T63">sizeof</text:span>(<text:span text:style-name="T63">int</text:span>));</text:p>
      <text:p text:style-name="P63"><text:span text:style-name="T56"><text:s text:c="8"/></text:span><text:span text:style-name="T54">assert</text:span>(*<text:span text:style-name="T68">p</text:span><text:span text:style-name="T56"> </text:span>==<text:span text:style-name="T56"> </text:span><text:span text:style-name="T54">0</text:span>);</text:p>
      <text:p text:style-name="P63"><text:span text:style-name="T56"><text:s text:c="8"/></text:span>*<text:span text:style-name="T68">p</text:span><text:span text:style-name="T56"> </text:span>=<text:span text:style-name="T56"> </text:span>(<text:span text:style-name="T63">int</text:span><text:span text:style-name="T56"> </text:span>*)<text:span text:style-name="T56"> </text:span><text:span text:style-name="T65">GC_REALLOC</text:span>(<text:span text:style-name="T68">q</text:span>,<text:span text:style-name="T56"> </text:span><text:span text:style-name="T54">2</text:span><text:span text:style-name="T56"> </text:span>*<text:span text:style-name="T56"> </text:span><text:span text:style-name="T63">sizeof</text:span>(<text:span text:style-name="T63">int</text:span>));</text:p>
      <text:p text:style-name="P63"><text:span text:style-name="T56"><text:s text:c="8"/></text:span><text:span text:style-name="T63">if</text:span><text:span text:style-name="T56"> </text:span>(<text:span text:style-name="T68">i</text:span><text:span text:style-name="T56"> </text:span>%<text:span text:style-name="T56"> </text:span><text:span text:style-name="T54">100000</text:span><text:span text:style-name="T56"> </text:span>==<text:span text:style-name="T56"> </text:span><text:span text:style-name="T54">0</text:span>)</text:p>
      <text:p text:style-name="P63"><text:span text:style-name="T56"><text:s text:c="12"/></text:span><text:span text:style-name="T65">printf</text:span>(<text:span text:style-name="T59">"Tamanho</text:span><text:span text:style-name="T56"> </text:span><text:span text:style-name="T59">do</text:span><text:span text:style-name="T56"> </text:span><text:span text:style-name="T59">heap</text:span><text:span text:style-name="T56"> </text:span><text:span text:style-name="T59">=</text:span><text:span text:style-name="T56"> </text:span><text:span text:style-name="T59">%d\n"</text:span>,<text:span text:style-name="T56"> </text:span><text:span text:style-name="T65">GC_get_heap_size</text:span>());</text:p>
      <text:p text:style-name="P63"><text:span text:style-name="T56"><text:s text:c="4"/></text:span>}</text:p>
      <text:p text:style-name="P63"><text:span text:style-name="T56"><text:s text:c="4"/></text:span><text:span text:style-name="T63">return</text:span><text:span text:style-name="T56"> </text:span><text:span text:style-name="T54">0</text:span>;</text:p>
      <text:p text:style-name="P63">}</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88">21) </text:span>Com base no programa-exemplo da questão anterior, proponha uma aplicação que permita comparar o desempenho das funções tradicionais de alocação/liberação de memória da linguagem c (malloc/free) com as funções de gerenciamento de memória da biblioteca que você escolheu. A aplicação deverá ser capaz de ressaltar possíveis atrasos de tempo provenientes do coletor de lixo utilizado.</text:p>
      <text:p text:style-name="P31"/>
      <text:p text:style-name="P53">#<text:span text:style-name="T54">include</text:span>&lt;<text:span text:style-name="T59">stdio</text:span>.<text:span text:style-name="T59">h</text:span>&gt;</text:p>
      <text:p text:style-name="P63">#<text:span text:style-name="T54">include</text:span>&lt;<text:span text:style-name="T59">stdlib</text:span>.<text:span text:style-name="T59">h</text:span>&gt;</text:p>
      <text:p text:style-name="P63">#<text:span text:style-name="T54">include</text:span>&lt;<text:span text:style-name="T59">time</text:span>.<text:span text:style-name="T59">h</text:span>&gt;</text:p>
      <text:p text:style-name="P69">#<text:span text:style-name="T54">include</text:span><text:span text:style-name="T56"> </text:span>&lt;<text:span text:style-name="T59">gc</text:span>.<text:span text:style-name="T59">h</text:span>&gt;</text:p>
      <text:p text:style-name="P63"><text:span text:style-name="T63">void</text:span><text:span text:style-name="T56"> </text:span><text:span text:style-name="T66">GC</text:span>(){</text:p>
      <text:p text:style-name="P63"><text:span text:style-name="T56"><text:s text:c="4"/></text:span><text:span text:style-name="T63">for</text:span><text:span text:style-name="T56"> </text:span>(<text:span text:style-name="T63">int</text:span><text:span text:style-name="T56"> </text:span><text:span text:style-name="T68">i</text:span><text:span text:style-name="T56"> </text:span>=<text:span text:style-name="T56"> </text:span><text:span text:style-name="T54">0</text:span>;<text:span text:style-name="T56"> </text:span><text:span text:style-name="T68">i</text:span><text:span text:style-name="T56"> </text:span>&lt;<text:span text:style-name="T56"> </text:span><text:span text:style-name="T54">10000000</text:span>;<text:span text:style-name="T56"> </text:span>++<text:span text:style-name="T68">i</text:span>){</text:p>
      <text:p text:style-name="P63"><text:span text:style-name="T56"><text:s text:c="8"/></text:span><text:span text:style-name="T63">int</text:span><text:span text:style-name="T56"> </text:span>*<text:span text:style-name="T68">p</text:span><text:span text:style-name="T56"> </text:span>=<text:span text:style-name="T56"> </text:span>(<text:span text:style-name="T63">int</text:span><text:span text:style-name="T56"> </text:span>*)<text:span text:style-name="T56"> </text:span><text:span text:style-name="T65">GC_MALLOC</text:span>(<text:span text:style-name="T63">sizeof</text:span>(<text:span text:style-name="T63">int</text:span>));</text:p>
      <text:p text:style-name="P63"><text:span text:style-name="T56"><text:s text:c="4"/></text:span>}</text:p>
      <text:p text:style-name="P69">}</text:p>
      <text:p text:style-name="P63"><text:span text:style-name="T63">void</text:span><text:span text:style-name="T56"> </text:span><text:span text:style-name="T66">Mall</text:span>(){</text:p>
      <text:p text:style-name="P63"><text:span text:style-name="T56"><text:s text:c="4"/></text:span><text:span text:style-name="T63">for</text:span><text:span text:style-name="T56"> </text:span>(<text:span text:style-name="T63">int</text:span><text:span text:style-name="T56"> </text:span><text:span text:style-name="T68">i</text:span><text:span text:style-name="T56"> </text:span>=<text:span text:style-name="T56"> </text:span><text:span text:style-name="T54">0</text:span>;<text:span text:style-name="T56"> </text:span><text:span text:style-name="T68">i</text:span><text:span text:style-name="T56"> </text:span>&lt;<text:span text:style-name="T56"> </text:span><text:span text:style-name="T54">10000000</text:span>;<text:span text:style-name="T56"> </text:span>++<text:span text:style-name="T68">i</text:span>){</text:p>
      <text:p text:style-name="P63"><text:span text:style-name="T56"><text:s text:c="8"/></text:span><text:span text:style-name="T63">int</text:span><text:span text:style-name="T56"> </text:span>*<text:span text:style-name="T68">p</text:span><text:span text:style-name="T56"> </text:span>=<text:span text:style-name="T56"> </text:span>(<text:span text:style-name="T63">int</text:span><text:span text:style-name="T56"> </text:span>*)<text:span text:style-name="T56"> </text:span><text:span text:style-name="T65">malloc</text:span>(<text:span text:style-name="T63">sizeof</text:span>(<text:span text:style-name="T63">int</text:span>));<text:span text:style-name="T56"> </text:span><text:span text:style-name="T59">//</text:span><text:span text:style-name="T56"> </text:span><text:span text:style-name="T59">aloca</text:span></text:p>
      <text:p text:style-name="P63"><text:span text:style-name="T56"><text:s text:c="8"/></text:span><text:span text:style-name="T65">free</text:span>(<text:span text:style-name="T68">p</text:span>);<text:span text:style-name="T56"> </text:span><text:span text:style-name="T59">//</text:span><text:span text:style-name="T56"> </text:span><text:span text:style-name="T59">e</text:span><text:span text:style-name="T56"> </text:span><text:span text:style-name="T59">já</text:span><text:span text:style-name="T56"> </text:span><text:span text:style-name="T59">libera</text:span></text:p>
      <text:p text:style-name="P63"><text:span text:style-name="T56"><text:s text:c="4"/></text:span>}</text:p>
      <text:p text:style-name="P69">}</text:p>
      <text:p text:style-name="P63"><text:span text:style-name="T63">int</text:span><text:span text:style-name="T56"> </text:span><text:span text:style-name="T66">main</text:span>()</text:p>
      <text:p text:style-name="P63">{</text:p>
      <text:p text:style-name="P63"><text:span text:style-name="T56"><text:s text:c="4"/></text:span><text:span text:style-name="T84">clock_t</text:span><text:span text:style-name="T56"> </text:span><text:span text:style-name="T68">t</text:span>;</text:p>
      <text:p text:style-name="P63"><text:span text:style-name="T56"><text:s text:c="4"/></text:span><text:span text:style-name="T68">t</text:span><text:span text:style-name="T56"> </text:span>=<text:span text:style-name="T56"> </text:span><text:span text:style-name="T65">clock</text:span>();</text:p>
      <text:p text:style-name="P63"><text:span text:style-name="T56"><text:s text:c="4"/></text:span><text:span text:style-name="T65">GC</text:span>();</text:p>
      <text:p text:style-name="P63"><text:span text:style-name="T56"><text:s text:c="4"/></text:span><text:span text:style-name="T68">t</text:span><text:span text:style-name="T56"> </text:span>=<text:span text:style-name="T56"> </text:span><text:span text:style-name="T65">clock</text:span>()<text:span text:style-name="T56"> </text:span>-<text:span text:style-name="T56"> </text:span><text:span text:style-name="T68">t</text:span>;</text:p>
      <text:p text:style-name="P63"><text:span text:style-name="T56"><text:s text:c="4"/></text:span><text:span text:style-name="T65">printf</text:span>(<text:span text:style-name="T59">"Tempo</text:span><text:span text:style-name="T56"> </text:span><text:span text:style-name="T59">gasto</text:span><text:span text:style-name="T56"> </text:span><text:span text:style-name="T59">com</text:span><text:span text:style-name="T56"> </text:span><text:span text:style-name="T59">o</text:span><text:span text:style-name="T56"> </text:span><text:span text:style-name="T59">libGC:</text:span><text:span text:style-name="T56"> </text:span><text:span text:style-name="T59">%ldms.\n"</text:span>,</text:p>
      <text:p text:style-name="P63"><text:span text:style-name="T56"><text:s text:c="11"/></text:span>(<text:span text:style-name="T68">t</text:span>*<text:span text:style-name="T54">1000</text:span>)/<text:span text:style-name="T54">CLOCKS_PER_SEC</text:span>);</text:p>
      <text:p text:style-name="P63"><text:span text:style-name="T56"><text:s text:c="4"/></text:span><text:span text:style-name="T68">t</text:span><text:span text:style-name="T56"> </text:span>=<text:span text:style-name="T56"> </text:span><text:span text:style-name="T65">clock</text:span>();</text:p>
      <text:p text:style-name="P63"><text:span text:style-name="T56"><text:s text:c="4"/></text:span><text:span text:style-name="T65">Mall</text:span>();</text:p>
      <text:p text:style-name="P63"><text:span text:style-name="T56"><text:s text:c="4"/></text:span><text:span text:style-name="T68">t</text:span><text:span text:style-name="T56"> </text:span>=<text:span text:style-name="T56"> </text:span><text:span text:style-name="T65">clock</text:span>()<text:span text:style-name="T56"> </text:span>-<text:span text:style-name="T56"> </text:span><text:span text:style-name="T68">t</text:span>;</text:p>
      <text:p text:style-name="P63"><text:span text:style-name="T56"><text:s text:c="4"/></text:span><text:span text:style-name="T65">printf</text:span>(<text:span text:style-name="T59">"Tempo</text:span><text:span text:style-name="T56"> </text:span><text:span text:style-name="T59">gasto</text:span><text:span text:style-name="T56"> </text:span><text:span text:style-name="T59">com</text:span><text:span text:style-name="T56"> </text:span><text:span text:style-name="T59">o</text:span><text:span text:style-name="T56"> </text:span><text:span text:style-name="T59">Malloc:</text:span><text:span text:style-name="T56"> </text:span><text:span text:style-name="T59">%ldms.\n"</text:span>,</text:p>
      <text:p text:style-name="P63"><text:span text:style-name="T56"><text:s text:c="11"/></text:span>(<text:span text:style-name="T68">t</text:span>*<text:span text:style-name="T54">1000</text:span>)/<text:span text:style-name="T54">CLOCKS_PER_SEC</text:span>);</text:p>
      <text:p text:style-name="P64"><text:s text:c="4"/></text:p>
      <text:p text:style-name="P63"><text:span text:style-name="T56"><text:s text:c="4"/></text:span><text:span text:style-name="T63">return</text:span><text:span text:style-name="T56"> </text:span><text:span text:style-name="T54">0</text:span>;</text:p>
      <text:p text:style-name="P63">}</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DejaVu Sans Mono', monospace"/>
    <style:font-face style:name="Lohit Devanagari1" svg:font-family="'Lohit Devanagari'"/>
    <style:font-face style:name="MathJax Main" svg:font-family="'MathJax Main'"/>
    <style:font-face style:name="MathJax Math-italic" svg:font-family="'MathJax Math-italic'"/>
    <style:font-face style:name="Noto Serif" svg:font-family="'Noto Serif', 'DejaVu Serif',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4:54:44.466757956</meta:creation-date>
    <dc:date>2019-08-28T16:56:18.744552774</dc:date>
    <meta:editing-duration>PT8H5M38S</meta:editing-duration>
    <meta:editing-cycles>18</meta:editing-cycles>
    <meta:generator>LibreOffice/6.0.7.3$Linux_X86_64 LibreOffice_project/00m0$Build-3</meta:generator>
    <meta:document-statistic meta:table-count="0" meta:image-count="0" meta:object-count="0" meta:page-count="17" meta:paragraph-count="548" meta:word-count="3894" meta:character-count="23654" meta:non-whitespace-character-count="18294"/>
  </office:meta>
</office:document-meta>
</file>